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" svg:font-family="Courier" style:font-family-generic="modern" style:font-pitch="variable"/>
    <style:font-face style:name="Liberation Sans5" svg:font-family="'Liberation Sans'" style:font-family-generic="modern" style:font-pitch="variable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2" style:family="graphic">
      <style:graphic-properties svg:stroke-color="#999999" draw:fill-color="#ffffff" draw:textarea-horizontal-align="justify" draw:textarea-vertical-align="middle" draw:auto-grow-height="false" fo:min-height="0.11cm" fo:min-width="0.578cm"/>
    </style:style>
    <style:style style:name="gr13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14" style:family="graphic">
      <style:graphic-properties svg:stroke-color="#999999" draw:fill-color="#ffffff" draw:textarea-horizontal-align="justify" draw:textarea-vertical-align="middle" draw:auto-grow-height="false" fo:min-height="0cm" fo:min-width="0.578cm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gr16" style:family="graphic">
      <style:graphic-properties draw:fill="none" draw:textarea-horizontal-align="justify" draw:textarea-vertical-align="middle" draw:auto-grow-height="false" fo:min-height="0.828cm" fo:min-width="0.578cm"/>
    </style:style>
    <style:style style:name="gr17" style:family="graphic">
      <style:graphic-properties svg:stroke-color="#999999" draw:fill-color="#ffffff" draw:textarea-horizontal-align="justify" draw:textarea-vertical-align="middle" draw:auto-grow-height="false" fo:min-height="0.11cm" fo:min-width="0.22cm"/>
    </style:style>
    <style:style style:name="gr18" style:family="graphic">
      <style:graphic-properties draw:fill="none" draw:textarea-horizontal-align="justify" draw:textarea-vertical-align="middle" draw:auto-grow-height="false" fo:min-height="0.47cm" fo:min-width="0.2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style:font-name="FreeSans1" fo:font-style="normal" style:font-style-asian="normal" style:font-style-complex="normal"/>
    </style:style>
    <style:style style:name="P4" style:family="paragraph">
      <style:text-properties style:font-name="FreeSerif1" fo:font-style="italic" style:font-style-asian="italic" style:font-style-complex="italic"/>
    </style:style>
    <style:style style:name="P5" style:family="paragraph">
      <style:text-properties fo:font-size="20pt"/>
    </style:style>
    <style:style style:name="P6" style:family="paragraph">
      <style:text-properties style:font-name="FreeSerif1" fo:font-size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style:font-name="Liberation Sans2"/>
    </style:style>
    <style:style style:name="T2" style:family="text">
      <style:text-properties style:font-name="Liberation Sans2" fo:font-style="normal" style:font-style-asian="normal" style:font-style-complex="normal"/>
    </style:style>
    <style:style style:name="T3" style:family="text">
      <style:text-properties style:font-name="FreeSerif1" fo:font-style="italic" style:font-style-asian="italic" style:font-style-complex="italic"/>
    </style:style>
    <style:style style:name="T4" style:family="text">
      <style:text-properties style:text-position="-33% 58%" style:font-name="FreeSerif1" fo:font-style="italic" style:font-style-asian="italic" style:font-style-complex="italic"/>
    </style:style>
    <style:style style:name="T5" style:family="text">
      <style:text-properties style:text-position="0% 100%" style:font-name="Liberation Sans2" fo:font-style="normal" style:font-style-asian="normal" style:font-style-complex="normal"/>
    </style:style>
    <style:style style:name="T6" style:family="text">
      <style:text-properties style:text-position="0% 100%" style:font-name="Symbol" fo:font-style="normal" style:font-style-asian="normal" style:font-style-complex="normal"/>
    </style:style>
    <style:style style:name="T7" style:family="text">
      <style:text-properties style:text-position="0% 100%" style:font-name="FreeSerif1" fo:font-style="italic" style:font-style-asian="italic" style:font-style-complex="italic"/>
    </style:style>
    <style:style style:name="T8" style:family="text">
      <style:text-properties style:font-name="FreeSerif1" fo:font-size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text-position="super 58%"/>
    </style:style>
    <style:style style:name="T12" style:family="text">
      <style:text-properties style:font-name="Symbol"/>
    </style:style>
    <style:style style:name="T13" style:family="text">
      <style:text-properties style:text-position="33% 58%"/>
    </style:style>
    <style:style style:name="T14" style:family="text">
      <style:text-properties style:font-name="Courier2" fo:font-size="20pt" style:font-size-asian="20pt" style:font-size-complex="20pt"/>
    </style:style>
    <style:style style:name="T15" style:family="text">
      <style:text-properties style:font-name="Liberation Sans2" fo:font-size="28pt" style:font-size-asian="28pt" style:font-size-complex="28pt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Introduction</text:p>
                <text:list>
                  <text:list-item>
                    <text:p>Le<text:span text:style-name="T1">ast Sq</text:span>uares for Polynomial Regression</text:p>
                  </text:list-item>
                  <text:list-item>
                    <text:p>Least Square for Multi-Image Geopositioning (MIG)</text:p>
                  </text:list-item>
                  <text:list-item>
                    <text:p>Output covariance, reference variance</text:p>
                  </text:list-item>
                  <text:list-item>
                    <text:p>What happens to ocov as N increases</text:p>
                  </text:list-item>
                </text:list>
              </text:list-item>
              <text:list-item>
                <text:p>Experimental Results</text:p>
                <text:list>
                  <text:list-item>
                    <text:p>Data Amplification</text:p>
                  </text:list-item>
                  <text:list-item>
                    <text:p>Methodology</text:p>
                  </text:list-item>
                  <text:list-item>
                    <text:p>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2">Solve for </text:span><text:span text:style-name="T3">m,b</text:span><text:span text:style-name="T2"> that minimize</text:span></text:p>
              </text:list-item>
            </text:list>
          </draw:text-box>
        </draw:frame>
        <draw:line draw:style-name="gr2" draw:text-style-name="P1" draw:layer="layout" svg:x1="3.556cm" svg:y1="19.304cm" svg:x2="24.638cm" svg:y2="11.684cm">
          <text:p/>
        </draw:line>
        <draw:custom-shape draw:style-name="gr3" draw:text-style-name="P1" draw:layer="layout" svg:width="0.254cm" svg:height="0.254cm" svg:x="4.064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7.6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9.144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6.858cm" svg:y="18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334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93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5.2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8.542cm" svg:y="1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1.336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778cm" svg:y1="19.812cm" svg:x2="1.778cm" svg:y2="17.526cm">
          <text:p/>
        </draw:line>
        <draw:line draw:style-name="gr4" draw:text-style-name="P1" draw:layer="layout" svg:x1="1.778cm" svg:y1="19.812cm" svg:x2="4.064cm" svg:y2="19.812cm">
          <text:p/>
        </draw:line>
        <draw:frame draw:style-name="gr5" draw:text-style-name="P4" draw:layer="layout" svg:width="0.777cm" svg:height="0.95cm" svg:x="3.81cm" svg:y="19.37cm">
          <draw:text-box>
            <text:p><text:span text:style-name="T3">x</text:span></text:p>
          </draw:text-box>
        </draw:frame>
        <draw:frame draw:style-name="gr5" draw:text-style-name="P4" draw:layer="layout" svg:width="0.794cm" svg:height="0.95cm" svg:x="1.373cm" svg:y="16.615cm">
          <draw:text-box>
            <text:p><text:span text:style-name="T3">y</text:span></text:p>
          </draw:text-box>
        </draw:frame>
        <draw:custom-shape draw:style-name="gr6" draw:text-style-name="P1" draw:layer="layout" svg:width="0.254cm" svg:height="0.254cm" svg:x="21.336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\sum r_i^2§svg§600§FALSE§</svg:desc>
          <draw:polygon draw:style-name="gr7" draw:layer="layout" svg:width="2.068cm" svg:height="1.06cm" svg:x="16.473cm" svg:y="5.029cm" svg:viewBox="0 0 2069 1061" draw:points="1033,1061 0,1061 0,0 2069,0 2069,1061">
            <text:p/>
          </draw:polygon>
          <draw:path draw:style-name="gr8" draw:layer="layout" svg:width="0.929cm" svg:height="0.985cm" svg:x="16.529cm" svg:y="5.091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8" draw:layer="layout" svg:width="0.402cm" svg:height="0.447cm" svg:x="17.705cm" svg:y="5.39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8.189cm" svg:y="5.0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12cm" svg:height="0.467cm" svg:x="18.153cm" svg:y="5.62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draw:g>
          <svg:title>TexMaths</svg:title>
          <svg:desc>36§display§y=mx+b§svg§600§FALSE§</svg:desc>
          <draw:polygon draw:style-name="gr7" draw:layer="layout" svg:width="6.277cm" svg:height="1.126cm" draw:transform="rotate (0.331612557878923) translate (12.9542750248295cm 14.4898858399312cm)" svg:viewBox="0 0 6278 1127" draw:points="3139,1127 0,1127 0,0 6278,0 6278,1127">
            <text:p/>
          </draw:polygon>
          <draw:path draw:style-name="gr8" draw:layer="layout" svg:width="0.586cm" svg:height="0.82cm" draw:transform="rotate (0.331612557878923) translate (13.0926052805045cm 14.7810571924985cm)" svg:viewBox="0 0 587 821" svg:d="M583 79c4-18 4-21 4-32 0-22-18-33-36-33-15 0-33 8-47 26 0 7-11 46-18 68-7 36-18 68-25 104l-58 227c-3 18-57 108-144 108-65 0-75-54-75-101 0-61 21-140 64-252 18-50 26-64 26-90 0-57-44-104-105-104-122 0-169 184-169 194 0 15 14 15 14 15 15 0 15-4 22-22 32-122 86-158 130-158 7 0 28 0 28 39 0 33-10 65-21 90-51 134-72 206-72 267 0 111 79 151 155 151 50 0 93-22 129-58-18 65-32 130-83 195-32 43-82 82-140 82-18 0-76-3-97-54 21 0 36 0 54-14 14-14 25-29 25-54 0-40-32-43-47-43-29 0-72 18-72 83 0 61 58 108 137 108 130 0 263-116 299-259z">
            <text:p/>
          </draw:path>
          <draw:path draw:style-name="gr8" draw:layer="layout" svg:width="0.845cm" svg:height="0.298cm" draw:transform="rotate (0.331612557878922) translate (14.1169389221605cm 14.5273267812311cm)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1.039cm" svg:height="0.575cm" draw:transform="rotate (0.331612557878923) translate (15.3185923871092cm 14.0145883648677cm)" svg:viewBox="0 0 1040 576" svg:d="M76 486c-4 22-11 50-11 58 0 21 18 32 36 32 14 0 36-11 47-36 0 0 14-61 25-94l25-115c7-25 18-54 22-83 7-21 18-61 18-64 18-40 86-155 205-155 57 0 68 47 68 90 0 29-7 65-18 104l-36 148-25 97c-4 25-14 68-14 76 0 21 18 32 36 32 39 0 46-32 57-72 18-72 65-256 76-306 3-18 72-169 209-169 54 0 68 43 68 90 0 72-54 216-79 284-11 29-15 43-15 69 0 61 44 104 105 104 119 0 165-184 165-194 0-15-10-15-14-15-14 0-14 4-22 25-18 65-57 155-129 155-22 0-29-11-29-39 0-33 11-65 22-90 25-69 79-209 79-281 0-83-51-137-148-137-93 0-158 58-205 122-4-14-7-57-43-90-29-25-72-32-105-32-111 0-176 83-198 112-3-72-57-112-115-112-57 0-83 50-93 72-22 47-40 119-40 122 0 15 14 15 14 15 15 0 15 0 22-29 22-90 47-151 94-151 21 0 39 11 39 57 0 26-3 40-21 108z">
            <text:p/>
          </draw:path>
          <draw:path draw:style-name="gr8" draw:layer="layout" svg:width="0.633cm" svg:height="0.575cm" draw:transform="rotate (0.331612557878923) translate (16.3669165902197cm 13.6536213940569cm)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draw:transform="rotate (0.331612557878923) translate (17.2919794456248cm 13.1447583497272cm)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467cm" svg:height="0.895cm" draw:transform="rotate (0.331612557878923) translate (18.4307478910787cm 12.60418500865cm)" svg:viewBox="0 0 468 896" svg:d="M245 14c0 0 0-14-18-14-29 0-123 11-155 14-11 0-25 0-25 26 0 14 14 14 32 14 61 0 65 7 65 22 0 7-14 50-18 79l-104 414c-18 61-22 82-22 126 0 122 68 201 162 201 151 0 306-191 306-374 0-115-65-202-169-202-58 0-112 36-148 76zM126 493c7-25 7-29 18-43 61-83 119-101 155-101 43 0 79 36 79 119 0 76-43 219-65 270-43 83-101 129-151 129-43 0-86-36-86-129 0-22 0-47 21-126z">
            <text:p/>
          </draw:path>
        </draw:g>
        <draw:custom-shape draw:style-name="gr9" draw:text-style-name="P1" draw:layer="layout" svg:width="0.508cm" svg:height="2.032cm" svg:x="20.574cm" svg:y="10.6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(x_i,y_i)§svg§600§FALSE§</svg:desc>
          <draw:polygon draw:style-name="gr7" draw:layer="layout" svg:width="2.905cm" svg:height="0.985cm" svg:x="21.59cm" svg:y="9.936cm" svg:viewBox="0 0 2906 986" draw:points="1453,986 0,986 0,0 2906,0 2906,986">
            <text:p/>
          </draw:polygon>
          <draw:path draw:style-name="gr8" draw:layer="layout" svg:width="0.231cm" svg:height="0.985cm" svg:x="21.688cm" svg:y="9.93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92cm" svg:height="0.447cm" svg:x="22.002cm" svg:y="10.23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12cm" svg:height="0.467cm" svg:x="22.567cm" svg:y="10.365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8" draw:layer="layout" svg:width="0.117cm" svg:height="0.296cm" svg:x="22.948cm" svg:y="10.56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8cm" svg:x="23.329cm" svg:y="10.239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12cm" svg:height="0.467cm" svg:x="23.816cm" svg:y="10.365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8" draw:layer="layout" svg:width="0.231cm" svg:height="0.985cm" svg:x="24.166cm" svg:y="9.93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_p=mx_i+b§svg§600§FALSE§</svg:desc>
          <draw:polygon draw:style-name="gr7" draw:layer="layout" svg:width="5.63cm" svg:height="0.968cm" svg:x="21.59cm" svg:y="12.747cm" svg:viewBox="0 0 5631 969" draw:points="2817,969 0,969 0,0 5631,0 5631,969">
            <text:p/>
          </draw:polygon>
          <draw:path draw:style-name="gr8" draw:layer="layout" svg:width="0.455cm" svg:height="0.638cm" svg:x="21.618cm" svg:y="12.99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85cm" svg:height="0.439cm" svg:x="22.072cm" svg:y="13.27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8" draw:layer="layout" svg:width="0.657cm" svg:height="0.231cm" svg:x="22.856cm" svg:y="13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808cm" svg:height="0.447cm" svg:x="23.869cm" svg:y="12.996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492cm" svg:height="0.447cm" svg:x="24.732cm" svg:y="12.9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25.297cm" svg:y="13.12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657cm" svg:height="0.657cm" svg:x="25.869cm" svg:y="12.856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8" draw:layer="layout" svg:width="0.363cm" svg:height="0.696cm" svg:x="26.843cm" svg:y="12.747cm" svg:viewBox="0 0 364 697" svg:d="M190 11c0 0 0-11-14-11-22 0-95 8-120 11-8 0-20 0-20 20 0 11 12 11 26 11 47 0 50 6 50 17 0 5-11 39-14 61l-81 322c-14 48-17 65-17 99 0 95 53 156 126 156 118 0 238-148 238-291 0-90-50-157-132-157-44 0-86 28-114 59zM98 384c6-20 6-23 14-34 48-64 92-78 120-78 34 0 62 28 62 92 0 59-34 171-50 210-34 65-79 101-118 101-34 0-67-28-67-101 0-17 0-36 17-98z">
            <text:p/>
          </draw:path>
        </draw:g>
        <draw:g>
          <svg:title>TexMaths</svg:title>
          <svg:desc>28§display§r_i=y_i-y_p§svg§600§FALSE§</svg:desc>
          <draw:polygon draw:style-name="gr7" draw:layer="layout" svg:width="4.986cm" svg:height="0.859cm" svg:x="15.333cm" svg:y="11.176cm" svg:viewBox="0 0 4987 860" draw:points="2495,860 0,860 0,0 4987,0 4987,860">
            <text:p/>
          </draw:polygon>
          <draw:path draw:style-name="gr8" draw:layer="layout" svg:width="0.402cm" svg:height="0.447cm" svg:x="15.361cm" svg:y="11.316cm" svg:viewBox="0 0 403 448" svg:d="M59 378c-3 17-9 39-9 45 0 17 14 25 28 25 12 0 31-8 37-28 3-3 36-137 39-157 8-30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12cm" svg:height="0.467cm" svg:x="15.809cm" svg:y="11.44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  <draw:path draw:style-name="gr8" draw:layer="layout" svg:width="0.657cm" svg:height="0.232cm" svg:x="16.433cm" svg:y="11.389cm" svg:viewBox="0 0 658 233" svg:d="M624 39c14 0 34 0 34-19 0-20-20-20-34-20h-590c-14 0-34 0-34 20 0 19 20 19 34 19zM624 233c14 0 34 0 34-20s-20-20-34-20h-590c-14 0-34 0-34 20s20 20 34 20z">
            <text:p/>
          </draw:path>
          <draw:path draw:style-name="gr8" draw:layer="layout" svg:width="0.455cm" svg:height="0.638cm" svg:x="17.444cm" svg:y="11.31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12cm" svg:height="0.467cm" svg:x="17.932cm" svg:y="11.44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  <draw:path draw:style-name="gr8" draw:layer="layout" svg:width="0.604cm" svg:height="0.041cm" svg:x="18.528cm" svg:y="11.484cm" svg:viewBox="0 0 605 42" svg:d="M568 42c17 0 37 0 37-20 0-22-20-22-37-22h-534c-17 0-34 0-34 22 0 20 17 20 34 20z">
            <text:p/>
          </draw:path>
          <draw:path draw:style-name="gr8" draw:layer="layout" svg:width="0.455cm" svg:height="0.638cm" svg:x="19.458cm" svg:y="11.31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85cm" svg:height="0.439cm" svg:x="19.911cm" svg:y="11.593cm" svg:viewBox="0 0 386 440" svg:d="M53 389c-5 20-5 26-33 26-12 0-20 0-20 16 0 6 6 9 8 9 20 0 42-3 62-3 22 0 50 3 73 3 5 0 14-3 14-14s-11-11-20-11c-14 0-33 0-33-9 0-3 5-19 8-31 8-36 17-75 25-103 9 14 31 42 73 42 84 0 176-95 176-199 0-81-56-115-103-115-42 0-79 28-98 48-11-40-51-48-73-48-25 0-42 17-53 36-14 26-25 65-25 70 0 9 8 9 11 9 11 0 11-3 17-20 8-42 22-75 50-75 17 0 22 14 22 33 0 9-2 17-2 20zM185 84c39-53 73-64 95-64 28 0 50 19 50 67 0 28-14 98-33 140-20 34-53 67-87 67-50 0-62-53-62-61 0-3 0-9 0-1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Use initial guess of <text:span text:style-name="T3">m,b</text:span> to compute <text:span text:style-name="T3">r</text:span><text:span text:style-name="T4">i</text:span></text:p>
              </text:list-item>
              <text:list-item>
                <text:p><text:span text:style-name="T5">What </text:span><text:span text:style-name="T6">D</text:span><text:span text:style-name="T7">m</text:span><text:span text:style-name="T5">,</text:span><text:span text:style-name="T6">D</text:span><text:span text:style-name="T7">b</text:span><text:span text:style-name="T5"> best fulfills the residuals?</text:span></text:p>
              </text:list-item>
              <text:list-item>
                <text:p><text:span text:style-name="T5">Solution of overdetermined linear system:</text:span></text:p>
              </text:list-item>
            </text:list>
          </draw:text-box>
        </draw:frame>
        <draw:g>
          <svg:title>TexMaths</svg:title>
          <svg:desc>28§latex§\begin{eqnarray*}
x_1m+b&amp;=&amp;r_1\\
x_2m+b&amp;=&amp;r_2\\
\vdots&amp;&amp;\\
x_nm+b&amp;=&amp;r_n
\end{eqnarray*}§svg§600§FALSE§</svg:desc>
          <draw:polygon draw:style-name="gr7" draw:layer="layout" svg:width="7.254cm" svg:height="5.809cm" svg:x="9.763cm" svg:y="11.176cm" svg:viewBox="0 0 7255 5810" draw:points="3626,5810 0,5810 0,0 7255,0 7255,5810">
            <text:p/>
          </draw:polygon>
          <draw:path draw:style-name="gr8" draw:layer="layout" svg:width="0.492cm" svg:height="0.447cm" svg:x="9.886cm" svg:y="11.42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10.494cm" svg:y="11.54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808cm" svg:height="0.447cm" svg:x="10.889cm" svg:y="11.42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2cm" svg:y="11.28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12.975cm" svg:y="11.17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389cm" svg:y="11.4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14cm" svg:y="11.42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6.604cm" svg:y="11.54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9.886cm" svg:y="12.9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0.463cm" svg:y="13.02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808cm" svg:height="0.447cm" svg:x="10.889cm" svg:y="12.90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2cm" svg:y="12.76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12.975cm" svg:y="12.65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389cm" svg:y="12.9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14cm" svg:y="12.90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6.57cm" svg:y="13.02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3.162cm" svg:y="14.466cm" svg:viewBox="0 0 106 106" svg:d="M106 53c0-28-22-53-53-53-28 0-53 25-53 53 0 31 25 53 53 53 31 0 53-22 53-53z">
            <text:p/>
          </draw:path>
          <draw:path draw:style-name="gr8" draw:layer="layout" svg:width="0.105cm" svg:height="0.105cm" svg:x="13.162cm" svg:y="14.861cm" svg:viewBox="0 0 106 106" svg:d="M106 53c0-28-22-53-53-53-28 0-53 25-53 53 0 31 25 53 53 53 31 0 53-22 53-53z">
            <text:p/>
          </draw:path>
          <draw:path draw:style-name="gr8" draw:layer="layout" svg:width="0.105cm" svg:height="0.105cm" svg:x="13.162cm" svg:y="15.253cm" svg:viewBox="0 0 106 106" svg:d="M106 53c0-28-22-53-53-53-28 0-53 25-53 53 0 31 25 53 53 53 31 0 53-22 53-53z">
            <text:p/>
          </draw:path>
          <draw:path draw:style-name="gr8" draw:layer="layout" svg:width="0.492cm" svg:height="0.447cm" svg:x="9.791cm" svg:y="16.4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10.357cm" svg:y="16.67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808cm" svg:height="0.447cm" svg:x="10.889cm" svg:y="16.40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2cm" svg:y="16.26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12.975cm" svg:y="16.15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389cm" svg:y="16.4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14cm" svg:y="16.40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6.562cm" svg:y="16.67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Use initial guess of <text:span text:style-name="T3">m,b</text:span> to compute <text:span text:style-name="T3">r</text:span><text:span text:style-name="T4">i</text:span></text:p>
              </text:list-item>
              <text:list-item>
                <text:p><text:span text:style-name="T5">What </text:span><text:span text:style-name="T6">D</text:span><text:span text:style-name="T7">m</text:span><text:span text:style-name="T5">,</text:span><text:span text:style-name="T6">D</text:span><text:span text:style-name="T7">b</text:span><text:span text:style-name="T5"> best fulfills the residuals?</text:span></text:p>
              </text:list-item>
              <text:list-item>
                <text:p><text:span text:style-name="T5">Solution of overdetermined linear system:</text:span></text:p>
              </text:list-item>
            </text:list>
          </draw:text-box>
        </draw:frame>
        <draw:g>
          <svg:title>TexMaths</svg:title>
          <svg:desc>28§display§\begin{bmatrix}
x_1 &amp; 1\\
x_2 &amp; 1\\
\vdots &amp; \vdots\\
x_n &amp; 1
\end{bmatrix}
\begin{bmatrix}
\Delta m\\
\Delta b
\end{bmatrix}
= 
\begin{bmatrix}
r_1\\
r_2\\
\vdots\\
r_n\\
\end{bmatrix}§svg§600§FALSE§</svg:desc>
          <draw:polygon draw:style-name="gr7" draw:layer="layout" svg:width="10.379cm" svg:height="5.316cm" svg:x="7.62cm" svg:y="11.447cm" svg:viewBox="0 0 10380 5317" draw:points="5191,5317 0,5317 0,0 10380,0 10380,5317">
            <text:p/>
          </draw:polygon>
          <draw:polygon draw:style-name="gr8" draw:layer="layout" svg:width="0.329cm" svg:height="1.771cm" svg:x="7.942cm" svg:y="11.447cm" svg:viewBox="0 0 330 1772" draw:points="0,1772 67,1772 67,67 330,67 330,0 0,0">
            <text:p/>
          </draw:polygon>
          <draw:polygon draw:style-name="gr8" draw:layer="layout" svg:width="0.069cm" svg:height="0.595cm" svg:x="7.942cm" svg:y="13.217cm" svg:viewBox="0 0 70 596" draw:points="0,596 70,596 70,0 0,0">
            <text:p/>
          </draw:polygon>
          <draw:polygon draw:style-name="gr8" draw:layer="layout" svg:width="0.069cm" svg:height="0.595cm" svg:x="7.942cm" svg:y="13.807cm" svg:viewBox="0 0 70 596" draw:points="0,596 70,596 70,0 0,0">
            <text:p/>
          </draw:polygon>
          <draw:polygon draw:style-name="gr8" draw:layer="layout" svg:width="0.069cm" svg:height="0.595cm" svg:x="7.942cm" svg:y="14.398cm" svg:viewBox="0 0 70 596" draw:points="0,596 70,596 70,0 0,0">
            <text:p/>
          </draw:polygon>
          <draw:polygon draw:style-name="gr8" draw:layer="layout" svg:width="0.329cm" svg:height="1.771cm" svg:x="7.942cm" svg:y="14.989cm" svg:viewBox="0 0 330 1772" draw:points="0,1772 330,1772 330,1705 67,1705 67,0 0,0">
            <text:p/>
          </draw:polygon>
          <draw:path draw:style-name="gr8" draw:layer="layout" svg:width="0.492cm" svg:height="0.447cm" svg:x="8.351cm" svg:y="11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8.961cm" svg:y="11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10.445cm" svg:y="11.58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8.351cm" svg:y="12.9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8.928cm" svg:y="13.11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10.445cm" svg:y="12.76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8.774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8.774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8.774cm" svg:y="15.154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5.154cm" svg:viewBox="0 0 106 106" svg:d="M106 53c0-28-22-53-53-53-28 0-53 25-53 53 0 31 25 53 53 53 31 0 53-22 53-53z">
            <text:p/>
          </draw:path>
          <draw:path draw:style-name="gr8" draw:layer="layout" svg:width="0.492cm" svg:height="0.447cm" svg:x="8.306cm" svg:y="16.005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8.872cm" svg:y="16.28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10.445cm" svg:y="15.784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0.857cm" svg:y="11.447cm" svg:viewBox="0 0 330 1772" draw:points="263,1772 330,1772 330,0 0,0 0,67 263,67">
            <text:p/>
          </draw:polygon>
          <draw:polygon draw:style-name="gr8" draw:layer="layout" svg:width="0.069cm" svg:height="0.595cm" svg:x="11.117cm" svg:y="13.217cm" svg:viewBox="0 0 70 596" draw:points="0,596 70,596 70,0 0,0">
            <text:p/>
          </draw:polygon>
          <draw:polygon draw:style-name="gr8" draw:layer="layout" svg:width="0.069cm" svg:height="0.595cm" svg:x="11.117cm" svg:y="13.807cm" svg:viewBox="0 0 70 596" draw:points="0,596 70,596 70,0 0,0">
            <text:p/>
          </draw:polygon>
          <draw:polygon draw:style-name="gr8" draw:layer="layout" svg:width="0.069cm" svg:height="0.595cm" svg:x="11.117cm" svg:y="14.398cm" svg:viewBox="0 0 70 596" draw:points="0,596 70,596 70,0 0,0">
            <text:p/>
          </draw:polygon>
          <draw:polygon draw:style-name="gr8" draw:layer="layout" svg:width="0.329cm" svg:height="1.771cm" svg:x="10.857cm" svg:y="14.989cm" svg:viewBox="0 0 330 1772" draw:points="263,1705 0,1705 0,1772 330,1772 330,0 263,0">
            <text:p/>
          </draw:polygon>
          <draw:polygon draw:style-name="gr8" draw:layer="layout" svg:width="0.259cm" svg:height="2.362cm" svg:x="11.915cm" svg:y="12.923cm" svg:viewBox="0 0 260 2363" draw:points="0,2363 260,2363 260,2310 56,2310 56,53 260,53 260,0 0,0">
            <text:p/>
          </draw:polygon>
          <draw:path draw:style-name="gr8" draw:layer="layout" svg:width="0.727cm" svg:height="0.707cm" svg:x="12.237cm" svg:y="13.0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3.038cm" svg:y="13.31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2.456cm" svg:y="14.22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276cm" svg:y="14.247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3.887cm" svg:y="12.923cm" svg:viewBox="0 0 260 2363" draw:points="207,2310 0,2310 0,2363 260,2363 260,0 0,0 0,53 207,53">
            <text:p/>
          </draw:polygon>
          <draw:path draw:style-name="gr8" draw:layer="layout" svg:width="0.657cm" svg:height="0.231cm" svg:x="14.721cm" svg:y="13.98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16.026cm" svg:y="11.447cm" svg:viewBox="0 0 330 1772" draw:points="0,1772 67,1772 67,67 330,67 330,0 0,0">
            <text:p/>
          </draw:polygon>
          <draw:polygon draw:style-name="gr8" draw:layer="layout" svg:width="0.069cm" svg:height="0.595cm" svg:x="16.026cm" svg:y="13.217cm" svg:viewBox="0 0 70 596" draw:points="0,596 70,596 70,0 0,0">
            <text:p/>
          </draw:polygon>
          <draw:polygon draw:style-name="gr8" draw:layer="layout" svg:width="0.069cm" svg:height="0.595cm" svg:x="16.026cm" svg:y="13.807cm" svg:viewBox="0 0 70 596" draw:points="0,596 70,596 70,0 0,0">
            <text:p/>
          </draw:polygon>
          <draw:polygon draw:style-name="gr8" draw:layer="layout" svg:width="0.069cm" svg:height="0.595cm" svg:x="16.026cm" svg:y="14.398cm" svg:viewBox="0 0 70 596" draw:points="0,596 70,596 70,0 0,0">
            <text:p/>
          </draw:polygon>
          <draw:polygon draw:style-name="gr8" draw:layer="layout" svg:width="0.329cm" svg:height="1.771cm" svg:x="16.026cm" svg:y="14.989cm" svg:viewBox="0 0 330 1772" draw:points="0,1772 330,1772 330,1705 67,1705 67,0 0,0">
            <text:p/>
          </draw:polygon>
          <draw:path draw:style-name="gr8" draw:layer="layout" svg:width="0.402cm" svg:height="0.447cm" svg:x="16.438cm" svg:y="11.8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6.928cm" svg:y="11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16.438cm" svg:y="12.98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6.897cm" svg:y="13.11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6.799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16.799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16.799cm" svg:y="15.154cm" svg:viewBox="0 0 106 106" svg:d="M106 53c0-28-22-53-53-53-28 0-53 25-53 53 0 31 25 53 53 53 31 0 53-22 53-53z">
            <text:p/>
          </draw:path>
          <draw:path draw:style-name="gr8" draw:layer="layout" svg:width="0.402cm" svg:height="0.447cm" svg:x="16.39cm" svg:y="16.0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6.838cm" svg:y="16.28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17.348cm" svg:y="11.447cm" svg:viewBox="0 0 330 1772" draw:points="263,1772 330,1772 330,0 0,0 0,67 263,67">
            <text:p/>
          </draw:polygon>
          <draw:polygon draw:style-name="gr8" draw:layer="layout" svg:width="0.069cm" svg:height="0.595cm" svg:x="17.608cm" svg:y="13.217cm" svg:viewBox="0 0 70 596" draw:points="0,596 70,596 70,0 0,0">
            <text:p/>
          </draw:polygon>
          <draw:polygon draw:style-name="gr8" draw:layer="layout" svg:width="0.069cm" svg:height="0.595cm" svg:x="17.608cm" svg:y="13.807cm" svg:viewBox="0 0 70 596" draw:points="0,596 70,596 70,0 0,0">
            <text:p/>
          </draw:polygon>
          <draw:polygon draw:style-name="gr8" draw:layer="layout" svg:width="0.069cm" svg:height="0.595cm" svg:x="17.608cm" svg:y="14.398cm" svg:viewBox="0 0 70 596" draw:points="0,596 70,596 70,0 0,0">
            <text:p/>
          </draw:polygon>
          <draw:polygon draw:style-name="gr8" draw:layer="layout" svg:width="0.329cm" svg:height="1.771cm" svg:x="17.348cm" svg:y="14.989cm" svg:viewBox="0 0 330 1772" draw:points="263,1705 0,1705 0,1772 330,1772 330,0 263,0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Use initial guess of <text:span text:style-name="T3">m,b</text:span> to compute <text:span text:style-name="T3">r</text:span><text:span text:style-name="T4">i</text:span></text:p>
              </text:list-item>
              <text:list-item>
                <text:p><text:span text:style-name="T5">What </text:span><text:span text:style-name="T6">D</text:span><text:span text:style-name="T7">m</text:span><text:span text:style-name="T5">,</text:span><text:span text:style-name="T6">D</text:span><text:span text:style-name="T7">b</text:span><text:span text:style-name="T5"> best fulfills the residuals?</text:span></text:p>
              </text:list-item>
              <text:list-item>
                <text:p><text:span text:style-name="T5">Solution of overdetermined linear system:</text:span></text:p>
              </text:list-item>
            </text:list>
          </draw:text-box>
        </draw:frame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292cm" svg:y="12.921cm" svg:viewBox="0 0 12028 3081" draw:points="6012,3081 0,3081 0,0 12028,0 12028,3081">
            <text:p/>
          </draw:polygon>
          <draw:path draw:style-name="gr8" draw:layer="layout" svg:width="0.87cm" svg:height="0.91cm" svg:x="8.335cm" svg:y="12.881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3cm" svg:y="12.881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633cm" svg:y="13.3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847cm" svg:y="13.227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3cm" svg:y="14.778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633cm" svg:y="15.2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937cm" svg:y="14.735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347cm" svg:y="14.778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294cm" svg:y="14.666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651cm" svg:y="14.778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626cm" svg:y="14.735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7.141cm" svg:y="14.918cm" svg:viewBox="0 0 601 47" svg:d="M565 47c15 0 36 0 36-22 0-25-18-25-36-25h-529c-14 0-36 0-36 22 0 25 22 25 36 25z">
            <text:p/>
          </draw:path>
          <draw:path draw:style-name="gr8" draw:layer="layout" svg:width="0.327cm" svg:height="0.589cm" svg:x="17.933cm" svg:y="14.573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452cm" svg:y="14.778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398cm" svg:y="14.666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748cm" svg:y="15.124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0.82cm" svg:height="0.95cm" svg:x="3.498cm" svg:y="12.192cm">
          <draw:text-box>
            <text:p><text:span text:style-name="T8">1</text:span></text:p>
          </draw:text-box>
        </draw:frame>
        <draw:frame draw:style-name="gr10" draw:text-style-name="P6" draw:layer="layout" svg:width="0.82cm" svg:height="0.95cm" svg:x="2.736cm" svg:y="13.208cm">
          <draw:text-box>
            <text:p><text:span text:style-name="T8">1</text:span></text:p>
          </draw:text-box>
        </draw:frame>
        <draw:line draw:style-name="gr4" draw:text-style-name="P1" draw:layer="layout" svg:x1="2.437cm" svg:y1="14.881cm" svg:x2="2.437cm" svg:y2="6.858cm">
          <text:p/>
        </draw:line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custom-shape draw:style-name="gr3" draw:text-style-name="P1" draw:layer="layout" svg:width="0.254cm" svg:height="0.254cm" svg:x="3.036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37cm" svg:y1="14.881cm" svg:x2="7.366cm" svg:y2="14.881cm">
          <text:p/>
        </draw:line>
        <draw:line draw:style-name="gr2" draw:text-style-name="P1" draw:layer="layout" svg:x1="2.437cm" svg:y1="14.881cm" svg:x2="8.128cm" svg:y2="8.89cm">
          <text:p/>
        </draw:line>
        <draw:custom-shape draw:style-name="gr3" draw:text-style-name="P1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721cm" svg:height="0.95cm" svg:x="1.27cm" svg:y="12.512cm">
          <draw:text-box>
            <text:p><text:span text:style-name="T8">(1,2)</text:span></text:p>
          </draw:text-box>
        </draw:frame>
        <draw:frame draw:style-name="gr10" draw:text-style-name="P6" draw:layer="layout" svg:width="1.721cm" svg:height="0.95cm" svg:x="1.835cm" svg:y="11.496cm">
          <draw:text-box>
            <text:p><text:span text:style-name="T8">(2,3)</text:span></text:p>
          </draw:text-box>
        </draw:frame>
        <draw:frame draw:style-name="gr10" draw:text-style-name="P6" draw:layer="layout" svg:width="1.721cm" svg:height="0.95cm" svg:x="2.851cm" svg:y="9.21cm">
          <draw:text-box>
            <text:p><text:span text:style-name="T8">(3,5)</text:span></text:p>
          </draw:text-box>
        </draw:fram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custom-shape draw:style-name="gr11" draw:text-style-name="P1" draw:layer="layout" svg:width="0.254cm" svg:height="0.254cm" svg:x="3.0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3.81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4.5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0.82cm" svg:height="0.95cm" svg:x="4.26cm" svg:y="10.734cm">
          <draw:text-box>
            <text:p><text:span text:style-name="T8">2</text:span></text:p>
          </draw:text-box>
        </draw:fram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
\end{eqnarray*}§svg§600§FALSE§</svg:desc>
          <draw:polygon draw:style-name="gr7" draw:layer="layout" svg:width="13.963cm" svg:height="6.333cm" svg:x="12.446cm" svg:y="6.351cm" svg:viewBox="0 0 13964 6334" draw:points="6981,6334 0,6334 0,0 13964,0 13964,6334">
            <text:p/>
          </draw:polygon>
          <draw:polygon draw:style-name="gr8" draw:layer="layout" svg:width="0.329cm" svg:height="1.772cm" svg:x="12.768cm" svg:y="6.351cm" svg:viewBox="0 0 330 1773" draw:points="0,1773 67,1773 67,67 330,67 330,0 0,0">
            <text:p/>
          </draw:polygon>
          <draw:polygon draw:style-name="gr8" draw:layer="layout" svg:width="0.329cm" svg:height="1.772cm" svg:x="12.768cm" svg:y="8.124cm" svg:viewBox="0 0 330 1773" draw:points="0,1773 330,1773 330,1705 67,1705 67,0 0,0">
            <text:p/>
          </draw:polygon>
          <draw:path draw:style-name="gr8" draw:layer="layout" svg:width="0.327cm" svg:height="0.657cm" svg:x="13.191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3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2cm" svg:x="15.078cm" svg:y="6.351cm" svg:viewBox="0 0 330 1773" draw:points="263,1773 330,1773 330,0 0,0 0,67 263,67">
            <text:p/>
          </draw:polygon>
          <draw:polygon draw:style-name="gr8" draw:layer="layout" svg:width="0.329cm" svg:height="1.772cm" svg:x="15.078cm" svg:y="8.124cm" svg:viewBox="0 0 330 1773" draw:points="263,1705 0,1705 0,1773 330,1773 330,0 263,0">
            <text:p/>
          </draw:polygon>
          <draw:polygon draw:style-name="gr8" draw:layer="layout" svg:width="0.259cm" svg:height="2.362cm" svg:x="16.137cm" svg:y="6.942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4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2cm" svg:viewBox="0 0 260 2363" draw:points="207,2310 0,2310 0,2363 260,2363 260,0 0,0 0,53 207,53">
            <text:p/>
          </draw:polygon>
          <draw:path draw:style-name="gr8" draw:layer="layout" svg:width="0.657cm" svg:height="0.231cm" svg:x="19.653cm" svg:y="8.0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2cm" svg:x="21.667cm" svg:y="6.351cm" svg:viewBox="0 0 330 1773" draw:points="0,1773 67,1773 67,67 330,67 330,0 0,0">
            <text:p/>
          </draw:polygon>
          <draw:polygon draw:style-name="gr8" draw:layer="layout" svg:width="0.329cm" svg:height="1.772cm" svg:x="21.667cm" svg:y="8.124cm" svg:viewBox="0 0 330 1773" draw:points="0,1773 330,1773 330,1705 67,1705 67,0 0,0">
            <text:p/>
          </draw:polygon>
          <draw:path draw:style-name="gr8" draw:layer="layout" svg:width="0.327cm" svg:height="0.657cm" svg:x="22.089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2cm" svg:x="22.501cm" svg:y="6.351cm" svg:viewBox="0 0 330 1773" draw:points="263,1773 330,1773 330,0 0,0 0,67 263,67">
            <text:p/>
          </draw:polygon>
          <draw:polygon draw:style-name="gr8" draw:layer="layout" svg:width="0.329cm" svg:height="1.772cm" svg:x="22.501cm" svg:y="8.124cm" svg:viewBox="0 0 330 1773" draw:points="263,1705 0,1705 0,1773 330,1773 330,0 263,0">
            <text:p/>
          </draw:polygon>
          <draw:path draw:style-name="gr8" draw:layer="layout" svg:width="0.677cm" svg:height="0.707cm" svg:x="17.089cm" svg:y="10.2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5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6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6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39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0.82cm" svg:height="0.95cm" svg:x="3.498cm" svg:y="12.192cm">
          <draw:text-box>
            <text:p><text:span text:style-name="T8">1</text:span></text:p>
          </draw:text-box>
        </draw:frame>
        <draw:frame draw:style-name="gr10" draw:text-style-name="P6" draw:layer="layout" svg:width="0.82cm" svg:height="0.95cm" svg:x="2.736cm" svg:y="13.208cm">
          <draw:text-box>
            <text:p><text:span text:style-name="T8">1</text:span></text:p>
          </draw:text-box>
        </draw:frame>
        <draw:line draw:style-name="gr4" draw:text-style-name="P1" draw:layer="layout" svg:x1="2.437cm" svg:y1="14.881cm" svg:x2="2.437cm" svg:y2="6.858cm">
          <text:p/>
        </draw:line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custom-shape draw:style-name="gr3" draw:text-style-name="P1" draw:layer="layout" svg:width="0.254cm" svg:height="0.254cm" svg:x="3.036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37cm" svg:y1="14.881cm" svg:x2="7.366cm" svg:y2="14.881cm">
          <text:p/>
        </draw:line>
        <draw:custom-shape draw:style-name="gr3" draw:text-style-name="P1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721cm" svg:height="0.95cm" svg:x="1.27cm" svg:y="12.512cm">
          <draw:text-box>
            <text:p><text:span text:style-name="T8">(1,2)</text:span></text:p>
          </draw:text-box>
        </draw:frame>
        <draw:frame draw:style-name="gr10" draw:text-style-name="P6" draw:layer="layout" svg:width="1.721cm" svg:height="0.95cm" svg:x="1.835cm" svg:y="11.496cm">
          <draw:text-box>
            <text:p><text:span text:style-name="T8">(2,3)</text:span></text:p>
          </draw:text-box>
        </draw:frame>
        <draw:frame draw:style-name="gr10" draw:text-style-name="P6" draw:layer="layout" svg:width="1.721cm" svg:height="0.95cm" svg:x="2.851cm" svg:y="9.21cm">
          <draw:text-box>
            <text:p><text:span text:style-name="T8">(3,5)</text:span></text:p>
          </draw:text-box>
        </draw:fram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custom-shape draw:style-name="gr11" draw:text-style-name="P1" draw:layer="layout" svg:width="0.254cm" svg:height="0.254cm" svg:x="3.0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3.81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4.5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0.82cm" svg:height="0.95cm" svg:x="4.26cm" svg:y="10.734cm">
          <draw:text-box>
            <text:p><text:span text:style-name="T8">2</text:span></text:p>
          </draw:text-box>
        </draw:fram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\\
\Delta &amp;=&amp;
\begin{bmatrix}
1/2\\
1/3
\end{bmatrix} \\§svg§600§FALSE§</svg:desc>
          <draw:polygon draw:style-name="gr7" draw:layer="layout" svg:width="13.963cm" svg:height="9.088cm" svg:x="12.446cm" svg:y="6.351cm" svg:viewBox="0 0 13964 9089" draw:points="6981,9089 0,9089 0,0 13964,0 13964,9089">
            <text:p/>
          </draw:polygon>
          <draw:polygon draw:style-name="gr8" draw:layer="layout" svg:width="0.329cm" svg:height="1.771cm" svg:x="12.768cm" svg:y="6.351cm" svg:viewBox="0 0 330 1772" draw:points="0,1772 67,1772 67,67 330,67 330,0 0,0">
            <text:p/>
          </draw:polygon>
          <draw:polygon draw:style-name="gr8" draw:layer="layout" svg:width="0.329cm" svg:height="1.771cm" svg:x="12.768cm" svg:y="8.123cm" svg:viewBox="0 0 330 1772" draw:points="0,1772 330,1772 330,1705 67,1705 67,0 0,0">
            <text:p/>
          </draw:polygon>
          <draw:path draw:style-name="gr8" draw:layer="layout" svg:width="0.327cm" svg:height="0.657cm" svg:x="13.191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3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5.078cm" svg:y="6.351cm" svg:viewBox="0 0 330 1772" draw:points="263,1772 330,1772 330,0 0,0 0,67 263,67">
            <text:p/>
          </draw:polygon>
          <draw:polygon draw:style-name="gr8" draw:layer="layout" svg:width="0.329cm" svg:height="1.771cm" svg:x="15.078cm" svg:y="8.123cm" svg:viewBox="0 0 330 1772" draw:points="263,1705 0,1705 0,1772 330,1772 330,0 263,0">
            <text:p/>
          </draw:polygon>
          <draw:polygon draw:style-name="gr8" draw:layer="layout" svg:width="0.259cm" svg:height="2.362cm" svg:x="16.137cm" svg:y="6.942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4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2cm" svg:viewBox="0 0 260 2363" draw:points="207,2310 0,2310 0,2363 260,2363 260,0 0,0 0,53 207,53">
            <text:p/>
          </draw:polygon>
          <draw:path draw:style-name="gr8" draw:layer="layout" svg:width="0.657cm" svg:height="0.231cm" svg:x="19.653cm" svg:y="8.0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1.667cm" svg:y="6.351cm" svg:viewBox="0 0 330 1772" draw:points="0,1772 67,1772 67,67 330,67 330,0 0,0">
            <text:p/>
          </draw:polygon>
          <draw:polygon draw:style-name="gr8" draw:layer="layout" svg:width="0.329cm" svg:height="1.771cm" svg:x="21.667cm" svg:y="8.123cm" svg:viewBox="0 0 330 1772" draw:points="0,1772 330,1772 330,1705 67,1705 67,0 0,0">
            <text:p/>
          </draw:polygon>
          <draw:path draw:style-name="gr8" draw:layer="layout" svg:width="0.327cm" svg:height="0.657cm" svg:x="22.089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1cm" svg:x="22.501cm" svg:y="6.351cm" svg:viewBox="0 0 330 1772" draw:points="263,1772 330,1772 330,0 0,0 0,67 263,67">
            <text:p/>
          </draw:polygon>
          <draw:polygon draw:style-name="gr8" draw:layer="layout" svg:width="0.329cm" svg:height="1.771cm" svg:x="22.501cm" svg:y="8.123cm" svg:viewBox="0 0 330 1772" draw:points="263,1705 0,1705 0,1772 330,1772 330,0 263,0">
            <text:p/>
          </draw:polygon>
          <draw:path draw:style-name="gr8" draw:layer="layout" svg:width="0.677cm" svg:height="0.707cm" svg:x="17.089cm" svg:y="10.2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5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6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6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39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3.79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4.141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21.594cm" svg:y="13.077cm" svg:viewBox="0 0 260 2363" draw:points="0,2363 260,2363 260,2310 56,2310 56,53 260,53 260,0 0,0">
            <text:p/>
          </draw:polygon>
          <draw:path draw:style-name="gr8" draw:layer="layout" svg:width="0.327cm" svg:height="0.657cm" svg:x="21.955cm" svg:y="13.248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3.164cm" svg:viewBox="0 0 386 986" svg:d="M381 36c5-11 5-16 5-16 0-12-8-20-19-20-9 0-14 3-17 8l-344 941c-6 14-6 17-6 17 0 11 8 20 20 20 14 0 16-6 22-23z">
            <text:p/>
          </draw:path>
          <draw:path draw:style-name="gr8" draw:layer="layout" svg:width="0.394cm" svg:height="0.657cm" svg:x="22.899cm" svg:y="13.2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21.955cm" svg:y="14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4.345cm" svg:viewBox="0 0 386 986" svg:d="M381 36c5-11 5-16 5-16 0-12-8-20-19-20-9 0-14 3-17 8l-344 941c-6 14-6 17-6 17 0 11 8 20 20 20 14 0 16-6 22-23z">
            <text:p/>
          </draw:path>
          <draw:path draw:style-name="gr8" draw:layer="layout" svg:width="0.411cm" svg:height="0.679cm" svg:x="22.893cm" svg:y="14.4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8" draw:layer="layout" svg:width="0.259cm" svg:height="2.362cm" svg:x="23.355cm" svg:y="13.077cm" svg:viewBox="0 0 260 2363" draw:points="207,2310 0,2310 0,2363 260,2363 260,0 0,0 0,53 207,53">
            <text:p/>
          </draw:polygon>
        </draw:g>
        <draw:line draw:style-name="gr2" draw:text-style-name="P1" draw:layer="layout" svg:x1="2.438cm" svg:y1="14.882cm" svg:x2="8.129cm" svg:y2="8.891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g>
          <svg:title>TexMaths</svg:title>
          <svg:desc>24§display§y=1.5x+0.\overline{3}§svg§600§FALSE§</svg:desc>
          <draw:polygon draw:style-name="gr7" draw:layer="layout" svg:width="5.238cm" svg:height="0.844cm" draw:transform="rotate (1.0471975511966) translate (4.31796548283323cm 11.0074602784736cm)" svg:viewBox="0 0 5239 845" draw:points="2621,845 0,845 0,0 5239,0 5239,845">
            <text:p/>
          </draw:polygon>
          <draw:path draw:style-name="gr8" draw:layer="layout" svg:width="0.39cm" svg:height="0.546cm" draw:transform="rotate (1.0471975511966) translate (4.59392956782154cm 11.1390764622096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563cm" svg:height="0.198cm" draw:transform="rotate (1.0471975511966) translate (5.00043463789882cm 10.5645890273014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1.0471975511966) translate (5.24177869148183cm 9.64256886439102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09cm" svg:height="0.09cm" draw:transform="rotate (1.0471975511966) translate (5.85794907073948cm 9.51613046139778cm)" svg:viewBox="0 0 91 91" svg:d="M91 46c0-24-19-46-45-46-24 0-46 22-46 46 0 26 22 45 46 45 26 0 45-19 45-45z">
            <text:p/>
          </draw:path>
          <draw:path draw:style-name="gr8" draw:layer="layout" svg:width="0.337cm" svg:height="0.582cm" draw:transform="rotate (1.0471975511966) translate (5.55256682707505cm 9.10426802315396cm)" svg:viewBox="0 0 338 583" svg:d="M338 394c0-101-69-185-160-185-41 0-77 12-108 43v-166c16 5 45 12 72 12 105 0 163-79 163-88 0-5-3-10-7-10 0 0-3 0-8 2-16 8-57 24-115 24-33 0-74-4-113-24-7-2-9-2-9-2-10 0-10 7-10 22v249c0 17 0 22 12 22 5 0 7-3 12-7 10-12 41-58 108-58 46 0 67 38 72 53 15 31 17 65 17 108 0 29 0 79-22 115-19 34-50 55-91 55-60 0-110-45-125-96 3 3 5 3 15 3 29 0 43-22 43-41 0-22-14-41-43-41-12 0-41 5-41 43 0 75 58 156 154 156 98 0 184-81 184-189z">
            <text:p/>
          </draw:path>
          <draw:path draw:style-name="gr8" draw:layer="layout" svg:width="0.421cm" svg:height="0.383cm" draw:transform="rotate (1.0471975511966) translate (5.91747904102355cm 8.84662152829271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1.0471975511966) translate (6.16122126068463cm 8.1892476198901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1.0471975511966) translate (6.51613004283318cm 7.43532757715642cm)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09cm" svg:height="0.09cm" draw:transform="rotate (1.0471975511966) translate (7.15389959753747cm 7.27147830488802cm)" svg:viewBox="0 0 91 91" svg:d="M91 46c0-24-19-46-45-46-24 0-46 22-46 46 0 26 22 45 46 45 26 0 45-19 45-45z">
            <text:p/>
          </draw:path>
          <draw:polygon draw:style-name="gr8" draw:layer="layout" svg:width="0.424cm" svg:height="0.035cm" draw:transform="rotate (1.0471975511966) translate (6.72507359094135cm 6.83822673591936cm)" svg:viewBox="0 0 425 36" draw:points="211,36 0,36 0,0 425,0 425,36">
            <text:p/>
          </draw:polygon>
          <draw:path draw:style-name="gr8" draw:layer="layout" svg:width="0.352cm" svg:height="0.582cm" draw:transform="rotate (1.0471975511966) translate (6.84491749129859cm 6.86585101152339cm)" svg:viewBox="0 0 353 583" svg:d="M211 266c70-24 118-81 118-148 0-70-75-118-156-118-87 0-149 50-149 115 0 29 17 43 43 43 27 0 43-16 43-43 0-41-40-41-52-41 26-43 81-52 112-52 34 0 82 19 82 93 0 12-2 60-24 99-26 40-55 43-77 43-5 0-26 2-31 2-7 0-14 3-14 10 0 9 7 9 21 9h36c70 0 101 58 101 142 0 115-58 139-96 139-36 0-98-14-130-65 32 5 58-14 58-45s-24-48-48-48c-22 0-48 12-48 48 0 79 79 134 170 134 106 0 183-77 183-163 0-70-53-137-142-154z">
            <text:p/>
          </draw:path>
        </draw:g>
        <draw:line draw:style-name="gr4" draw:text-style-name="P1" draw:layer="layout" svg:x1="2.437cm" svg:y1="14.881cm" svg:x2="2.437cm" svg:y2="6.858cm">
          <text:p/>
        </draw:line>
        <draw:frame presentation:style-name="pr4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custom-shape draw:style-name="gr3" draw:text-style-name="P1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37cm" svg:y1="14.881cm" svg:x2="7.366cm" svg:y2="14.881cm">
          <text:p/>
        </draw:line>
        <draw:custom-shape draw:style-name="gr3" draw:text-style-name="P1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\\
\Delta &amp;=&amp;
\begin{bmatrix}
1/2\\
1/3
\end{bmatrix} \\§svg§600§FALSE§</svg:desc>
          <draw:polygon draw:style-name="gr7" draw:layer="layout" svg:width="13.963cm" svg:height="9.088cm" svg:x="12.446cm" svg:y="6.351cm" svg:viewBox="0 0 13964 9089" draw:points="6981,9089 0,9089 0,0 13964,0 13964,9089">
            <text:p/>
          </draw:polygon>
          <draw:polygon draw:style-name="gr8" draw:layer="layout" svg:width="0.329cm" svg:height="1.771cm" svg:x="12.768cm" svg:y="6.351cm" svg:viewBox="0 0 330 1772" draw:points="0,1772 67,1772 67,67 330,67 330,0 0,0">
            <text:p/>
          </draw:polygon>
          <draw:polygon draw:style-name="gr8" draw:layer="layout" svg:width="0.329cm" svg:height="1.771cm" svg:x="12.768cm" svg:y="8.123cm" svg:viewBox="0 0 330 1772" draw:points="0,1772 330,1772 330,1705 67,1705 67,0 0,0">
            <text:p/>
          </draw:polygon>
          <draw:path draw:style-name="gr8" draw:layer="layout" svg:width="0.327cm" svg:height="0.657cm" svg:x="13.191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3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5.078cm" svg:y="6.351cm" svg:viewBox="0 0 330 1772" draw:points="263,1772 330,1772 330,0 0,0 0,67 263,67">
            <text:p/>
          </draw:polygon>
          <draw:polygon draw:style-name="gr8" draw:layer="layout" svg:width="0.329cm" svg:height="1.771cm" svg:x="15.078cm" svg:y="8.123cm" svg:viewBox="0 0 330 1772" draw:points="263,1705 0,1705 0,1772 330,1772 330,0 263,0">
            <text:p/>
          </draw:polygon>
          <draw:polygon draw:style-name="gr8" draw:layer="layout" svg:width="0.259cm" svg:height="2.362cm" svg:x="16.137cm" svg:y="6.942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4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2cm" svg:viewBox="0 0 260 2363" draw:points="207,2310 0,2310 0,2363 260,2363 260,0 0,0 0,53 207,53">
            <text:p/>
          </draw:polygon>
          <draw:path draw:style-name="gr8" draw:layer="layout" svg:width="0.657cm" svg:height="0.231cm" svg:x="19.653cm" svg:y="8.0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1.667cm" svg:y="6.351cm" svg:viewBox="0 0 330 1772" draw:points="0,1772 67,1772 67,67 330,67 330,0 0,0">
            <text:p/>
          </draw:polygon>
          <draw:polygon draw:style-name="gr8" draw:layer="layout" svg:width="0.329cm" svg:height="1.771cm" svg:x="21.667cm" svg:y="8.123cm" svg:viewBox="0 0 330 1772" draw:points="0,1772 330,1772 330,1705 67,1705 67,0 0,0">
            <text:p/>
          </draw:polygon>
          <draw:path draw:style-name="gr8" draw:layer="layout" svg:width="0.327cm" svg:height="0.657cm" svg:x="22.089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1cm" svg:x="22.501cm" svg:y="6.351cm" svg:viewBox="0 0 330 1772" draw:points="263,1772 330,1772 330,0 0,0 0,67 263,67">
            <text:p/>
          </draw:polygon>
          <draw:polygon draw:style-name="gr8" draw:layer="layout" svg:width="0.329cm" svg:height="1.771cm" svg:x="22.501cm" svg:y="8.123cm" svg:viewBox="0 0 330 1772" draw:points="263,1705 0,1705 0,1772 330,1772 330,0 263,0">
            <text:p/>
          </draw:polygon>
          <draw:path draw:style-name="gr8" draw:layer="layout" svg:width="0.677cm" svg:height="0.707cm" svg:x="17.089cm" svg:y="10.2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5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6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6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39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3.79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4.141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21.594cm" svg:y="13.077cm" svg:viewBox="0 0 260 2363" draw:points="0,2363 260,2363 260,2310 56,2310 56,53 260,53 260,0 0,0">
            <text:p/>
          </draw:polygon>
          <draw:path draw:style-name="gr8" draw:layer="layout" svg:width="0.327cm" svg:height="0.657cm" svg:x="21.955cm" svg:y="13.248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3.164cm" svg:viewBox="0 0 386 986" svg:d="M381 36c5-11 5-16 5-16 0-12-8-20-19-20-9 0-14 3-17 8l-344 941c-6 14-6 17-6 17 0 11 8 20 20 20 14 0 16-6 22-23z">
            <text:p/>
          </draw:path>
          <draw:path draw:style-name="gr8" draw:layer="layout" svg:width="0.394cm" svg:height="0.657cm" svg:x="22.899cm" svg:y="13.2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21.955cm" svg:y="14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4.345cm" svg:viewBox="0 0 386 986" svg:d="M381 36c5-11 5-16 5-16 0-12-8-20-19-20-9 0-14 3-17 8l-344 941c-6 14-6 17-6 17 0 11 8 20 20 20 14 0 16-6 22-23z">
            <text:p/>
          </draw:path>
          <draw:path draw:style-name="gr8" draw:layer="layout" svg:width="0.411cm" svg:height="0.679cm" svg:x="22.893cm" svg:y="14.4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8" draw:layer="layout" svg:width="0.259cm" svg:height="2.362cm" svg:x="23.355cm" svg:y="13.077cm" svg:viewBox="0 0 260 2363" draw:points="207,2310 0,2310 0,2363 260,2363 260,0 0,0 0,53 207,53">
            <text:p/>
          </draw:polygon>
        </draw:g>
        <draw:line draw:style-name="gr2" draw:text-style-name="P1" draw:layer="layout" svg:x1="2.437cm" svg:y1="14.478cm" svg:x2="6.858cm" svg:y2="6.096cm">
          <text:p/>
        </draw:line>
        <draw:custom-shape draw:style-name="gr3" draw:text-style-name="P1" draw:layer="layout" svg:width="0.254cm" svg:height="0.254cm" svg:x="3.04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25.199cm" svg:height="12.179cm" svg:x="1.4cm" svg:y="4.914cm" presentation:class="outline" presentation:placeholder="true">
          <draw:text-box/>
        </draw:frame>
        <draw:line draw:style-name="gr2" draw:text-style-name="P1" draw:layer="layout" svg:x1="2.438cm" svg:y1="14.882cm" svg:x2="8.129cm" svg:y2="8.89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latex§\begin{eqnarray*}
x_1m+b&amp;=&amp;r_1\\
x_2m+b&amp;=&amp;r_2\\
\vdots&amp;&amp;\\
x_nm+b&amp;=&amp;r_n
\end{eqnarray*}§svg§600§FALSE§</svg:desc>
          <draw:polygon draw:style-name="gr7" draw:layer="layout" svg:width="7.254cm" svg:height="5.809cm" svg:x="3.921cm" svg:y="9.398cm" svg:viewBox="0 0 7255 5810" draw:points="3626,5810 0,5810 0,0 7255,0 7255,5810">
            <text:p/>
          </draw:polygon>
          <draw:path draw:style-name="gr8" draw:layer="layout" svg:width="0.492cm" svg:height="0.447cm" svg:x="4.044cm" svg:y="9.64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4.652cm" svg:y="9.7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808cm" svg:height="0.447cm" svg:x="5.047cm" svg:y="9.647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158cm" svg:y="9.5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7.133cm" svg:y="9.398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8.547cm" svg:y="9.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0.272cm" svg:y="9.64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0.762cm" svg:y="9.7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4.044cm" svg:y="11.1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4.621cm" svg:y="11.24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808cm" svg:height="0.447cm" svg:x="5.047cm" svg:y="11.12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158cm" svg:y="10.98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7.133cm" svg:y="10.874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8.547cm" svg:y="11.1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0.272cm" svg:y="11.12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0.728cm" svg:y="11.24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7.32cm" svg:y="12.688cm" svg:viewBox="0 0 106 106" svg:d="M106 53c0-28-22-53-53-53-28 0-53 25-53 53 0 31 25 53 53 53 31 0 53-22 53-53z">
            <text:p/>
          </draw:path>
          <draw:path draw:style-name="gr8" draw:layer="layout" svg:width="0.105cm" svg:height="0.105cm" svg:x="7.32cm" svg:y="13.083cm" svg:viewBox="0 0 106 106" svg:d="M106 53c0-28-22-53-53-53-28 0-53 25-53 53 0 31 25 53 53 53 31 0 53-22 53-53z">
            <text:p/>
          </draw:path>
          <draw:path draw:style-name="gr8" draw:layer="layout" svg:width="0.105cm" svg:height="0.105cm" svg:x="7.32cm" svg:y="13.475cm" svg:viewBox="0 0 106 106" svg:d="M106 53c0-28-22-53-53-53-28 0-53 25-53 53 0 31 25 53 53 53 31 0 53-22 53-53z">
            <text:p/>
          </draw:path>
          <draw:path draw:style-name="gr8" draw:layer="layout" svg:width="0.492cm" svg:height="0.447cm" svg:x="3.949cm" svg:y="14.6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4.515cm" svg:y="14.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808cm" svg:height="0.447cm" svg:x="5.047cm" svg:y="14.62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158cm" svg:y="14.48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7.133cm" svg:y="14.374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8.547cm" svg:y="14.6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0.272cm" svg:y="14.62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0.72cm" svg:y="14.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\begin{bmatrix}
x_1 &amp; 1\\
x_2 &amp; 1\\
\vdots &amp; \vdots\\
x_n &amp; 1
\end{bmatrix}
\begin{bmatrix}
\Delta m\\
\Delta b
\end{bmatrix}
= 
\begin{bmatrix}
r_1\\
r_2\\
\vdots\\
r_n\\
\end{bmatrix}§svg§600§FALSE§</svg:desc>
          <draw:polygon draw:style-name="gr7" draw:layer="layout" svg:width="10.379cm" svg:height="5.316cm" svg:x="13.984cm" svg:y="9.67cm" svg:viewBox="0 0 10380 5317" draw:points="5191,5317 0,5317 0,0 10380,0 10380,5317">
            <text:p/>
          </draw:polygon>
          <draw:polygon draw:style-name="gr8" draw:layer="layout" svg:width="0.329cm" svg:height="1.771cm" svg:x="14.306cm" svg:y="9.67cm" svg:viewBox="0 0 330 1772" draw:points="0,1772 67,1772 67,67 330,67 330,0 0,0">
            <text:p/>
          </draw:polygon>
          <draw:polygon draw:style-name="gr8" draw:layer="layout" svg:width="0.069cm" svg:height="0.595cm" svg:x="14.306cm" svg:y="11.44cm" svg:viewBox="0 0 70 596" draw:points="0,596 70,596 70,0 0,0">
            <text:p/>
          </draw:polygon>
          <draw:polygon draw:style-name="gr8" draw:layer="layout" svg:width="0.069cm" svg:height="0.595cm" svg:x="14.306cm" svg:y="12.03cm" svg:viewBox="0 0 70 596" draw:points="0,596 70,596 70,0 0,0">
            <text:p/>
          </draw:polygon>
          <draw:polygon draw:style-name="gr8" draw:layer="layout" svg:width="0.069cm" svg:height="0.595cm" svg:x="14.306cm" svg:y="12.621cm" svg:viewBox="0 0 70 596" draw:points="0,596 70,596 70,0 0,0">
            <text:p/>
          </draw:polygon>
          <draw:polygon draw:style-name="gr8" draw:layer="layout" svg:width="0.329cm" svg:height="1.771cm" svg:x="14.306cm" svg:y="13.212cm" svg:viewBox="0 0 330 1772" draw:points="0,1772 330,1772 330,1705 67,1705 67,0 0,0">
            <text:p/>
          </draw:polygon>
          <draw:path draw:style-name="gr8" draw:layer="layout" svg:width="0.492cm" svg:height="0.447cm" svg:x="14.715cm" svg:y="10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15.325cm" svg:y="10.15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16.809cm" svg:y="9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14.715cm" svg:y="11.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5.292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16.809cm" svg:y="10.98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15.138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15.138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15.138cm" svg:y="13.377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3.377cm" svg:viewBox="0 0 106 106" svg:d="M106 53c0-28-22-53-53-53-28 0-53 25-53 53 0 31 25 53 53 53 31 0 53-22 53-53z">
            <text:p/>
          </draw:path>
          <draw:path draw:style-name="gr8" draw:layer="layout" svg:width="0.492cm" svg:height="0.447cm" svg:x="14.67cm" svg:y="14.22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15.236cm" svg:y="14.50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16.809cm" svg:y="14.00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7.221cm" svg:y="9.67cm" svg:viewBox="0 0 330 1772" draw:points="263,1772 330,1772 330,0 0,0 0,67 263,67">
            <text:p/>
          </draw:polygon>
          <draw:polygon draw:style-name="gr8" draw:layer="layout" svg:width="0.069cm" svg:height="0.595cm" svg:x="17.481cm" svg:y="11.44cm" svg:viewBox="0 0 70 596" draw:points="0,596 70,596 70,0 0,0">
            <text:p/>
          </draw:polygon>
          <draw:polygon draw:style-name="gr8" draw:layer="layout" svg:width="0.069cm" svg:height="0.595cm" svg:x="17.481cm" svg:y="12.03cm" svg:viewBox="0 0 70 596" draw:points="0,596 70,596 70,0 0,0">
            <text:p/>
          </draw:polygon>
          <draw:polygon draw:style-name="gr8" draw:layer="layout" svg:width="0.069cm" svg:height="0.595cm" svg:x="17.481cm" svg:y="12.621cm" svg:viewBox="0 0 70 596" draw:points="0,596 70,596 70,0 0,0">
            <text:p/>
          </draw:polygon>
          <draw:polygon draw:style-name="gr8" draw:layer="layout" svg:width="0.329cm" svg:height="1.771cm" svg:x="17.221cm" svg:y="13.212cm" svg:viewBox="0 0 330 1772" draw:points="263,1705 0,1705 0,1772 330,1772 330,0 263,0">
            <text:p/>
          </draw:polygon>
          <draw:polygon draw:style-name="gr8" draw:layer="layout" svg:width="0.259cm" svg:height="2.362cm" svg:x="18.279cm" svg:y="11.146cm" svg:viewBox="0 0 260 2363" draw:points="0,2363 260,2363 260,2310 56,2310 56,53 260,53 260,0 0,0">
            <text:p/>
          </draw:polygon>
          <draw:path draw:style-name="gr8" draw:layer="layout" svg:width="0.727cm" svg:height="0.707cm" svg:x="18.601cm" svg:y="11.26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9.402cm" svg:y="11.538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8.82cm" svg:y="12.45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9.64cm" svg:y="12.47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20.251cm" svg:y="11.146cm" svg:viewBox="0 0 260 2363" draw:points="207,2310 0,2310 0,2363 260,2363 260,0 0,0 0,53 207,53">
            <text:p/>
          </draw:polygon>
          <draw:path draw:style-name="gr8" draw:layer="layout" svg:width="0.657cm" svg:height="0.231cm" svg:x="21.085cm" svg:y="12.21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2.39cm" svg:y="9.67cm" svg:viewBox="0 0 330 1772" draw:points="0,1772 67,1772 67,67 330,67 330,0 0,0">
            <text:p/>
          </draw:polygon>
          <draw:polygon draw:style-name="gr8" draw:layer="layout" svg:width="0.069cm" svg:height="0.595cm" svg:x="22.39cm" svg:y="11.44cm" svg:viewBox="0 0 70 596" draw:points="0,596 70,596 70,0 0,0">
            <text:p/>
          </draw:polygon>
          <draw:polygon draw:style-name="gr8" draw:layer="layout" svg:width="0.069cm" svg:height="0.595cm" svg:x="22.39cm" svg:y="12.03cm" svg:viewBox="0 0 70 596" draw:points="0,596 70,596 70,0 0,0">
            <text:p/>
          </draw:polygon>
          <draw:polygon draw:style-name="gr8" draw:layer="layout" svg:width="0.069cm" svg:height="0.595cm" svg:x="22.39cm" svg:y="12.621cm" svg:viewBox="0 0 70 596" draw:points="0,596 70,596 70,0 0,0">
            <text:p/>
          </draw:polygon>
          <draw:polygon draw:style-name="gr8" draw:layer="layout" svg:width="0.329cm" svg:height="1.771cm" svg:x="22.39cm" svg:y="13.212cm" svg:viewBox="0 0 330 1772" draw:points="0,1772 330,1772 330,1705 67,1705 67,0 0,0">
            <text:p/>
          </draw:polygon>
          <draw:path draw:style-name="gr8" draw:layer="layout" svg:width="0.402cm" svg:height="0.447cm" svg:x="22.802cm" svg:y="10.0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3.292cm" svg:y="10.15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2.802cm" svg:y="11.2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3.261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3.163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23.163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23.163cm" svg:y="13.377cm" svg:viewBox="0 0 106 106" svg:d="M106 53c0-28-22-53-53-53-28 0-53 25-53 53 0 31 25 53 53 53 31 0 53-22 53-53z">
            <text:p/>
          </draw:path>
          <draw:path draw:style-name="gr8" draw:layer="layout" svg:width="0.402cm" svg:height="0.447cm" svg:x="22.754cm" svg:y="14.2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3.202cm" svg:y="14.50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3.712cm" svg:y="9.67cm" svg:viewBox="0 0 330 1772" draw:points="263,1772 330,1772 330,0 0,0 0,67 263,67">
            <text:p/>
          </draw:polygon>
          <draw:polygon draw:style-name="gr8" draw:layer="layout" svg:width="0.069cm" svg:height="0.595cm" svg:x="23.972cm" svg:y="11.44cm" svg:viewBox="0 0 70 596" draw:points="0,596 70,596 70,0 0,0">
            <text:p/>
          </draw:polygon>
          <draw:polygon draw:style-name="gr8" draw:layer="layout" svg:width="0.069cm" svg:height="0.595cm" svg:x="23.972cm" svg:y="12.03cm" svg:viewBox="0 0 70 596" draw:points="0,596 70,596 70,0 0,0">
            <text:p/>
          </draw:polygon>
          <draw:polygon draw:style-name="gr8" draw:layer="layout" svg:width="0.069cm" svg:height="0.595cm" svg:x="23.972cm" svg:y="12.621cm" svg:viewBox="0 0 70 596" draw:points="0,596 70,596 70,0 0,0">
            <text:p/>
          </draw:polygon>
          <draw:polygon draw:style-name="gr8" draw:layer="layout" svg:width="0.329cm" svg:height="1.771cm" svg:x="23.712cm" svg:y="13.212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mx+b§svg§600§FALSE§</svg:desc>
          <draw:polygon draw:style-name="gr7" draw:layer="layout" svg:width="8.077cm" svg:height="1.266cm" svg:x="9.737cm" svg:y="7.068cm" svg:viewBox="0 0 8078 1267" draw:points="4039,1267 0,1267 0,0 8078,0 8078,1267">
            <text:p/>
          </draw:polygon>
          <draw:path draw:style-name="gr8" draw:layer="layout" svg:width="0.633cm" svg:height="1.154cm" svg:x="9.805cm" svg:y="7.126cm" svg:viewBox="0 0 634 1155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2-47 238-112 238-4 0-36 0-61-22 57-4 72-50 72-68 0-29-25-47-51-47-32 0-68 29-68 79 0 54 58 86 108 86 68 0 122-75 144-122 40-83 68-234 72-245z">
            <text:p/>
          </draw:path>
          <draw:path draw:style-name="gr8" draw:layer="layout" svg:width="0.298cm" svg:height="1.266cm" svg:x="10.619cm" svg:y="7.068cm" svg:viewBox="0 0 299 1267" svg:d="M299 1256c0-3 0-7-25-29-159-158-198-399-198-593 0-220 46-440 205-598 18-18 18-18 18-22 0-10-7-14-15-14-14 0-129 86-205 248-65 141-79 281-79 386 0 100 14 251 83 395 79 159 187 238 201 238 8 0 15-4 15-11z">
            <text:p/>
          </draw:path>
          <draw:path draw:style-name="gr8" draw:layer="layout" svg:width="0.633cm" svg:height="0.575cm" svg:x="11.022cm" svg:y="7.45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11.778cm" svg:y="7.068cm" svg:viewBox="0 0 299 1267" svg:d="M299 634c0-98-15-252-87-396-75-155-187-238-198-238-10 0-14 4-14 14 0 4 0 4 25 29 126 126 198 328 198 591 0 219-47 442-205 601-18 14-18 18-18 21 0 7 4 11 14 11 11 0 126-86 202-245 65-140 83-281 83-388z">
            <text:p/>
          </draw:path>
          <draw:path draw:style-name="gr8" draw:layer="layout" svg:width="0.845cm" svg:height="0.298cm" svg:x="12.62cm" svg:y="7.554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1.039cm" svg:height="0.575cm" svg:x="13.924cm" svg:y="7.457cm" svg:viewBox="0 0 1040 576" svg:d="M76 486c-4 22-11 50-11 58 0 21 18 32 36 32 14 0 36-11 47-36 0 0 14-61 25-94l25-115c7-25 18-54 22-83 7-21 18-61 18-64 18-40 86-155 205-155 57 0 68 47 68 90 0 29-7 65-18 104l-36 148-25 97c-4 25-14 68-14 76 0 21 18 32 36 32 39 0 46-32 57-72 18-72 65-256 76-306 3-18 72-169 209-169 54 0 68 43 68 90 0 72-54 216-79 284-11 29-15 43-15 69 0 61 44 104 105 104 119 0 165-184 165-194 0-15-10-15-14-15-14 0-14 4-22 25-18 65-57 155-129 155-22 0-29-11-29-39 0-33 11-65 22-90 25-69 79-209 79-281 0-83-51-137-148-137-93 0-158 58-205 122-4-14-7-57-43-90-29-25-72-32-105-32-111 0-176 83-198 112-3-72-57-112-115-112-57 0-83 50-93 72-22 47-40 119-40 122 0 15 14 15 14 15 15 0 15 0 22-29 22-90 47-151 94-151 21 0 39 11 39 57 0 26-3 40-21 108z">
            <text:p/>
          </draw:path>
          <draw:path draw:style-name="gr8" draw:layer="layout" svg:width="0.633cm" svg:height="0.575cm" svg:x="15.036cm" svg:y="7.45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6.073cm" svg:y="7.28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467cm" svg:height="0.895cm" svg:x="17.325cm" svg:y="7.14cm" svg:viewBox="0 0 468 896" svg:d="M245 14c0 0 0-14-18-14-29 0-123 11-155 14-11 0-25 0-25 26 0 14 14 14 32 14 61 0 65 7 65 22 0 7-14 50-18 79l-104 414c-18 61-22 82-22 126 0 122 68 201 162 201 151 0 306-191 306-374 0-115-65-202-169-202-58 0-112 36-148 76zM126 493c7-25 7-29 18-43 61-83 119-101 155-101 43 0 79 36 79 119 0 76-43 219-65 270-43 83-101 129-151 129-43 0-86-36-86-129 0-22 0-47 21-126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latex§\begin{eqnarray*}
x_1^2a_2+x_1a_1+a_0&amp;=&amp;r_1\\
x_2^2a_2+x_2a_1+a_0&amp;=&amp;r_1\\
\vdots&amp;&amp;\\
x_n^2a_2+x_na_1+a_0&amp;=&amp;r_1\\
\end{eqnarray*}§svg§600§FALSE§</svg:desc>
          <draw:polygon draw:style-name="gr7" draw:layer="layout" svg:width="11.059cm" svg:height="6.167cm" svg:x="1.386cm" svg:y="9.32cm" svg:viewBox="0 0 11060 6168" draw:points="5530,6168 0,6168 0,0 11060,0 11060,6168">
            <text:p/>
          </draw:polygon>
          <draw:path draw:style-name="gr8" draw:layer="layout" svg:width="0.492cm" svg:height="0.447cm" svg:x="1.602cm" svg:y="9.7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2.181cm" svg:y="9.30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54cm" svg:height="0.458cm" svg:x="2.212cm" svg:y="9.95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53cm" svg:height="0.447cm" svg:x="2.618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3.142cm" svg:y="9.8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814cm" svg:y="9.59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771cm" svg:y="9.7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5.382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53cm" svg:height="0.447cm" svg:x="5.785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342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6.983cm" svg:y="9.59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53cm" svg:height="0.447cm" svg:x="7.949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8.467cm" svg:y="9.8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9.912cm" svg:y="9.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634cm" svg:y="9.73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2.124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1.602cm" svg:y="11.21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2.181cm" svg:y="10.78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07cm" svg:height="0.458cm" svg:x="2.181cm" svg:y="11.43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53cm" svg:height="0.447cm" svg:x="2.618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3.142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814cm" svg:y="11.07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771cm" svg:y="11.21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5.348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53cm" svg:height="0.447cm" svg:x="5.785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342cm" svg:y="11.33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6.983cm" svg:y="11.07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53cm" svg:height="0.447cm" svg:x="7.949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8.467cm" svg:y="11.33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9.912cm" svg:y="11.2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634cm" svg:y="11.21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2.124cm" svg:y="11.33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105cm" svg:height="0.105cm" svg:x="8.683cm" svg:y="12.873cm" svg:viewBox="0 0 106 106" svg:d="M106 53c0-28-22-53-53-53-28 0-53 25-53 53 0 31 25 53 53 53 31 0 53-22 53-53z">
            <text:p/>
          </draw:path>
          <draw:path draw:style-name="gr8" draw:layer="layout" svg:width="0.105cm" svg:height="0.105cm" svg:x="8.683cm" svg:y="13.268cm" svg:viewBox="0 0 106 106" svg:d="M106 53c0-28-22-53-53-53-28 0-53 25-53 53 0 31 25 53 53 53 31 0 53-22 53-53z">
            <text:p/>
          </draw:path>
          <draw:path draw:style-name="gr8" draw:layer="layout" svg:width="0.105cm" svg:height="0.105cm" svg:x="8.683cm" svg:y="13.66cm" svg:viewBox="0 0 106 106" svg:d="M106 53c0-28-22-53-53-53-28 0-53 25-53 53 0 31 25 53 53 53 31 0 53-22 53-53z">
            <text:p/>
          </draw:path>
          <draw:path draw:style-name="gr8" draw:layer="layout" svg:width="0.492cm" svg:height="0.447cm" svg:x="1.414cm" svg:y="14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.991cm" svg:y="14.3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22cm" svg:height="0.313cm" svg:x="1.98cm" svg:y="15.1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53cm" svg:height="0.447cm" svg:x="2.523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3.046cm" svg:y="14.93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718cm" svg:y="14.6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676cm" svg:y="14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5.244cm" svg:y="15.08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53cm" svg:height="0.447cm" svg:x="5.785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342cm" svg:y="14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6.983cm" svg:y="14.6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53cm" svg:height="0.447cm" svg:x="7.949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8.467cm" svg:y="14.93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9.912cm" svg:y="14.8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634cm" svg:y="14.8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2.124cm" svg:y="14.931cm" svg:viewBox="0 0 255 459" svg:d="M157 20c0-20 0-20-20-20-45 45-109 45-137 45v25c17 0 62 0 101-20v353c0 23 0 31-70 31h-25v25c11 0 98-3 123-3 22 0 109 3 126 3v-25h-28c-70 0-70-8-70-31z">
            <text:p/>
          </draw:path>
        </draw:g>
        <draw:g>
          <svg:title>TexMaths</svg:title>
          <svg:desc>28§display§\begin{bmatrix}
x_1^2 &amp; x_1 &amp; 1\\
x_2^2 &amp; x_2 &amp; 1\\
\vdots &amp; \vdots\\
x_n^2 &amp; x_n &amp; 1
\end{bmatrix}
\begin{bmatrix}
\Delta a_2\\
\Delta a_1\\
\Delta a_0
\end{bmatrix}
= 
\begin{bmatrix}
r_1\\
r_2\\
\vdots\\
r_n\\
\end{bmatrix}§svg§600§FALSE§</svg:desc>
          <draw:polygon draw:style-name="gr7" draw:layer="layout" svg:width="12.831cm" svg:height="5.322cm" svg:x="13.985cm" svg:y="9.685cm" svg:viewBox="0 0 12832 5323" draw:points="6417,5323 0,5323 0,0 12832,0 12832,5323">
            <text:p/>
          </draw:polygon>
          <draw:polygon draw:style-name="gr8" draw:layer="layout" svg:width="0.329cm" svg:height="1.771cm" svg:x="14.307cm" svg:y="9.693cm" svg:viewBox="0 0 330 1772" draw:points="0,1772 67,1772 67,67 330,67 330,0 0,0">
            <text:p/>
          </draw:polygon>
          <draw:polygon draw:style-name="gr8" draw:layer="layout" svg:width="0.069cm" svg:height="0.595cm" svg:x="14.307cm" svg:y="11.463cm" svg:viewBox="0 0 70 596" draw:points="0,596 70,596 70,0 0,0">
            <text:p/>
          </draw:polygon>
          <draw:polygon draw:style-name="gr8" draw:layer="layout" svg:width="0.069cm" svg:height="0.595cm" svg:x="14.307cm" svg:y="12.054cm" svg:viewBox="0 0 70 596" draw:points="0,596 70,596 70,0 0,0">
            <text:p/>
          </draw:polygon>
          <draw:polygon draw:style-name="gr8" draw:layer="layout" svg:width="0.069cm" svg:height="0.595cm" svg:x="14.307cm" svg:y="12.642cm" svg:viewBox="0 0 70 596" draw:points="0,596 70,596 70,0 0,0">
            <text:p/>
          </draw:polygon>
          <draw:polygon draw:style-name="gr8" draw:layer="layout" svg:width="0.329cm" svg:height="1.771cm" svg:x="14.307cm" svg:y="13.236cm" svg:viewBox="0 0 330 1772" draw:points="0,1772 330,1772 330,1705 67,1705 67,0 0,0">
            <text:p/>
          </draw:polygon>
          <draw:path draw:style-name="gr8" draw:layer="layout" svg:width="0.492cm" svg:height="0.447cm" svg:x="14.716cm" svg:y="10.05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5.293cm" svg:y="9.6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54cm" svg:height="0.458cm" svg:x="15.326cm" svg:y="10.2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16.799cm" svg:y="10.05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17.406cm" svg:y="10.17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18.893cm" svg:y="9.83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14.716cm" svg:y="11.2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5.293cm" svg:y="10.85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07cm" svg:height="0.458cm" svg:x="15.293cm" svg:y="11.45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92cm" svg:height="0.447cm" svg:x="16.799cm" svg:y="11.2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7.376cm" svg:y="11.35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18.893cm" svg:y="11.01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15.139cm" svg:y="12.611cm" svg:viewBox="0 0 106 106" svg:d="M106 53c0-28-22-53-53-53-28 0-53 25-53 53 0 31 25 53 53 53 31 0 53-22 53-53z">
            <text:p/>
          </draw:path>
          <draw:path draw:style-name="gr8" draw:layer="layout" svg:width="0.105cm" svg:height="0.105cm" svg:x="15.139cm" svg:y="13.006cm" svg:viewBox="0 0 106 106" svg:d="M106 53c0-28-22-53-53-53-28 0-53 25-53 53 0 31 25 53 53 53 31 0 53-22 53-53z">
            <text:p/>
          </draw:path>
          <draw:path draw:style-name="gr8" draw:layer="layout" svg:width="0.105cm" svg:height="0.105cm" svg:x="15.139cm" svg:y="13.398cm" svg:viewBox="0 0 106 106" svg:d="M106 53c0-28-22-53-53-53-28 0-53 25-53 53 0 31 25 53 53 53 31 0 53-22 53-53z">
            <text:p/>
          </draw:path>
          <draw:path draw:style-name="gr8" draw:layer="layout" svg:width="0.105cm" svg:height="0.105cm" svg:x="17.219cm" svg:y="12.611cm" svg:viewBox="0 0 106 106" svg:d="M106 53c0-28-22-53-53-53-28 0-53 25-53 53 0 31 25 53 53 53 31 0 53-22 53-53z">
            <text:p/>
          </draw:path>
          <draw:path draw:style-name="gr8" draw:layer="layout" svg:width="0.105cm" svg:height="0.105cm" svg:x="17.219cm" svg:y="13.006cm" svg:viewBox="0 0 106 106" svg:d="M106 53c0-28-22-53-53-53-28 0-53 25-53 53 0 31 25 53 53 53 31 0 53-22 53-53z">
            <text:p/>
          </draw:path>
          <draw:path draw:style-name="gr8" draw:layer="layout" svg:width="0.105cm" svg:height="0.105cm" svg:x="17.219cm" svg:y="13.398cm" svg:viewBox="0 0 106 106" svg:d="M106 53c0-28-22-53-53-53-28 0-53 25-53 53 0 31 25 53 53 53 31 0 53-22 53-53z">
            <text:p/>
          </draw:path>
          <draw:path draw:style-name="gr8" draw:layer="layout" svg:width="0.492cm" svg:height="0.447cm" svg:x="14.671cm" svg:y="14.249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5.248cm" svg:y="13.86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22cm" svg:height="0.313cm" svg:x="15.237cm" svg:y="14.62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92cm" svg:height="0.447cm" svg:x="16.751cm" svg:y="14.249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17.317cm" svg:y="14.52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18.893cm" svg:y="14.02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9.305cm" svg:y="9.693cm" svg:viewBox="0 0 330 1772" draw:points="263,1772 330,1772 330,0 0,0 0,67 263,67">
            <text:p/>
          </draw:polygon>
          <draw:polygon draw:style-name="gr8" draw:layer="layout" svg:width="0.069cm" svg:height="0.595cm" svg:x="19.565cm" svg:y="11.463cm" svg:viewBox="0 0 70 596" draw:points="0,596 70,596 70,0 0,0">
            <text:p/>
          </draw:polygon>
          <draw:polygon draw:style-name="gr8" draw:layer="layout" svg:width="0.069cm" svg:height="0.595cm" svg:x="19.565cm" svg:y="12.054cm" svg:viewBox="0 0 70 596" draw:points="0,596 70,596 70,0 0,0">
            <text:p/>
          </draw:polygon>
          <draw:polygon draw:style-name="gr8" draw:layer="layout" svg:width="0.069cm" svg:height="0.595cm" svg:x="19.565cm" svg:y="12.642cm" svg:viewBox="0 0 70 596" draw:points="0,596 70,596 70,0 0,0">
            <text:p/>
          </draw:polygon>
          <draw:polygon draw:style-name="gr8" draw:layer="layout" svg:width="0.329cm" svg:height="1.771cm" svg:x="19.305cm" svg:y="13.236cm" svg:viewBox="0 0 330 1772" draw:points="263,1705 0,1705 0,1772 330,1772 330,0 263,0">
            <text:p/>
          </draw:polygon>
          <draw:polygon draw:style-name="gr8" draw:layer="layout" svg:width="0.329cm" svg:height="1.771cm" svg:x="20.439cm" svg:y="10.578cm" svg:viewBox="0 0 330 1772" draw:points="0,1772 67,1772 67,67 330,67 330,0 0,0">
            <text:p/>
          </draw:polygon>
          <draw:polygon draw:style-name="gr8" draw:layer="layout" svg:width="0.329cm" svg:height="1.771cm" svg:x="20.439cm" svg:y="12.348cm" svg:viewBox="0 0 330 1772" draw:points="0,1772 330,1772 330,1705 67,1705 67,0 0,0">
            <text:p/>
          </draw:polygon>
          <draw:path draw:style-name="gr8" draw:layer="layout" svg:width="0.727cm" svg:height="0.707cm" svg:x="20.82cm" svg:y="10.69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1.632cm" svg:y="10.9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2.158cm" svg:y="11.09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20.82cm" svg:y="11.8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1.632cm" svg:y="12.14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22.189cm" svg:y="12.27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20.82cm" svg:y="13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1.632cm" svg:y="13.33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22.15cm" svg:y="13.457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329cm" svg:height="1.771cm" svg:x="22.561cm" svg:y="10.578cm" svg:viewBox="0 0 330 1772" draw:points="263,1772 330,1772 330,0 0,0 0,67 263,67">
            <text:p/>
          </draw:polygon>
          <draw:polygon draw:style-name="gr8" draw:layer="layout" svg:width="0.329cm" svg:height="1.771cm" svg:x="22.561cm" svg:y="12.348cm" svg:viewBox="0 0 330 1772" draw:points="263,1705 0,1705 0,1772 330,1772 330,0 263,0">
            <text:p/>
          </draw:polygon>
          <draw:path draw:style-name="gr8" draw:layer="layout" svg:width="0.657cm" svg:height="0.231cm" svg:x="23.538cm" svg:y="12.23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4.843cm" svg:y="9.693cm" svg:viewBox="0 0 330 1772" draw:points="0,1772 67,1772 67,67 330,67 330,0 0,0">
            <text:p/>
          </draw:polygon>
          <draw:polygon draw:style-name="gr8" draw:layer="layout" svg:width="0.069cm" svg:height="0.595cm" svg:x="24.843cm" svg:y="11.463cm" svg:viewBox="0 0 70 596" draw:points="0,596 70,596 70,0 0,0">
            <text:p/>
          </draw:polygon>
          <draw:polygon draw:style-name="gr8" draw:layer="layout" svg:width="0.069cm" svg:height="0.595cm" svg:x="24.843cm" svg:y="12.054cm" svg:viewBox="0 0 70 596" draw:points="0,596 70,596 70,0 0,0">
            <text:p/>
          </draw:polygon>
          <draw:polygon draw:style-name="gr8" draw:layer="layout" svg:width="0.069cm" svg:height="0.595cm" svg:x="24.843cm" svg:y="12.642cm" svg:viewBox="0 0 70 596" draw:points="0,596 70,596 70,0 0,0">
            <text:p/>
          </draw:polygon>
          <draw:polygon draw:style-name="gr8" draw:layer="layout" svg:width="0.329cm" svg:height="1.771cm" svg:x="24.843cm" svg:y="13.236cm" svg:viewBox="0 0 330 1772" draw:points="0,1772 330,1772 330,1705 67,1705 67,0 0,0">
            <text:p/>
          </draw:polygon>
          <draw:path draw:style-name="gr8" draw:layer="layout" svg:width="0.402cm" svg:height="0.447cm" svg:x="25.255cm" svg:y="10.05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5.745cm" svg:y="10.17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5.255cm" svg:y="11.23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5.714cm" svg:y="11.35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5.616cm" svg:y="12.611cm" svg:viewBox="0 0 106 106" svg:d="M106 53c0-28-22-53-53-53-28 0-53 25-53 53 0 31 25 53 53 53 31 0 53-22 53-53z">
            <text:p/>
          </draw:path>
          <draw:path draw:style-name="gr8" draw:layer="layout" svg:width="0.105cm" svg:height="0.105cm" svg:x="25.616cm" svg:y="13.006cm" svg:viewBox="0 0 106 106" svg:d="M106 53c0-28-22-53-53-53-28 0-53 25-53 53 0 31 25 53 53 53 31 0 53-22 53-53z">
            <text:p/>
          </draw:path>
          <draw:path draw:style-name="gr8" draw:layer="layout" svg:width="0.105cm" svg:height="0.105cm" svg:x="25.616cm" svg:y="13.398cm" svg:viewBox="0 0 106 106" svg:d="M106 53c0-28-22-53-53-53-28 0-53 25-53 53 0 31 25 53 53 53 31 0 53-22 53-53z">
            <text:p/>
          </draw:path>
          <draw:path draw:style-name="gr8" draw:layer="layout" svg:width="0.402cm" svg:height="0.447cm" svg:x="25.207cm" svg:y="14.249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5.655cm" svg:y="14.52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6.165cm" svg:y="9.693cm" svg:viewBox="0 0 330 1772" draw:points="263,1772 330,1772 330,0 0,0 0,67 263,67">
            <text:p/>
          </draw:polygon>
          <draw:polygon draw:style-name="gr8" draw:layer="layout" svg:width="0.069cm" svg:height="0.595cm" svg:x="26.425cm" svg:y="11.463cm" svg:viewBox="0 0 70 596" draw:points="0,596 70,596 70,0 0,0">
            <text:p/>
          </draw:polygon>
          <draw:polygon draw:style-name="gr8" draw:layer="layout" svg:width="0.069cm" svg:height="0.595cm" svg:x="26.425cm" svg:y="12.054cm" svg:viewBox="0 0 70 596" draw:points="0,596 70,596 70,0 0,0">
            <text:p/>
          </draw:polygon>
          <draw:polygon draw:style-name="gr8" draw:layer="layout" svg:width="0.069cm" svg:height="0.595cm" svg:x="26.425cm" svg:y="12.642cm" svg:viewBox="0 0 70 596" draw:points="0,596 70,596 70,0 0,0">
            <text:p/>
          </draw:polygon>
          <draw:polygon draw:style-name="gr8" draw:layer="layout" svg:width="0.329cm" svg:height="1.771cm" svg:x="26.165cm" svg:y="13.236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a_2x^2+a_1x+a_0§svg§600§FALSE§</svg:desc>
          <draw:polygon draw:style-name="gr7" draw:layer="layout" svg:width="12.905cm" svg:height="1.414cm" svg:x="7.668cm" svg:y="7.087cm" svg:viewBox="0 0 12906 1415" draw:points="6455,1415 0,1415 0,0 12906,0 12906,1415">
            <text:p/>
          </draw:polygon>
          <draw:path draw:style-name="gr8" draw:layer="layout" svg:width="0.633cm" svg:height="1.155cm" svg:x="7.736cm" svg:y="7.289cm" svg:viewBox="0 0 634 1156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3-47 238-112 238-4 0-36 0-61-22 57-3 72-50 72-68 0-29-25-47-51-47-32 0-68 29-68 79 0 54 58 87 108 87 68 0 122-76 144-123 40-82 68-234 72-244z">
            <text:p/>
          </draw:path>
          <draw:path draw:style-name="gr8" draw:layer="layout" svg:width="0.298cm" svg:height="1.266cm" svg:x="8.55cm" svg:y="7.231cm" svg:viewBox="0 0 299 1267" svg:d="M299 1257c0-4 0-8-25-29-159-159-198-400-198-594 0-220 46-440 205-598 18-18 18-18 18-22 0-10-7-14-15-14-14 0-129 86-205 248-65 141-79 281-79 386 0 101 14 252 83 396 79 158 187 237 201 237 8 0 15-3 15-10z">
            <text:p/>
          </draw:path>
          <draw:path draw:style-name="gr8" draw:layer="layout" svg:width="0.633cm" svg:height="0.575cm" svg:x="8.953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9.709cm" svg:y="7.231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8" draw:layer="layout" svg:width="0.845cm" svg:height="0.298cm" svg:x="10.552cm" svg:y="7.7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82cm" svg:height="0.575cm" svg:x="11.869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542cm" svg:y="7.78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633cm" svg:height="0.575cm" svg:x="13.09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395cm" svg:height="0.589cm" svg:x="13.835cm" svg:y="7.069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845cm" svg:height="0.845cm" svg:x="14.699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5.941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6.657cm" svg:y="7.78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633cm" svg:height="0.575cm" svg:x="17.165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8.202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9.447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13cm" svg:height="0.607cm" svg:x="20.113cm" svg:y="7.782cm" svg:viewBox="0 0 414 608" svg:d="M414 306c0-97-11-166-50-230-29-40-87-76-155-76-209 0-209 245-209 306 0 65 0 302 209 302 205 0 205-237 205-302zM209 583c-43 0-97-21-115-97-11-50-11-126-11-191s0-133 11-180c21-72 75-90 115-90 47 0 93 29 108 79 14 51 18 116 18 191 0 65 0 133-15 187-18 83-75 101-111 10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18§latex§\begin{eqnarray*}
x_1^2a_2+x_1a_1+a_0&amp;=&amp;r_1\\
x_2^2a_2+x_2a_1+a_0&amp;=&amp;r_1\\
\vdots&amp;&amp;\\
x_n^2a_2+x_na_1+a_0&amp;=&amp;r_1\\
\end{eqnarray*}§svg§600§FALSE§</svg:desc>
          <draw:polygon draw:style-name="gr7" draw:layer="layout" svg:width="7.109cm" svg:height="3.964cm" svg:x="1.272cm" svg:y="10.268cm" svg:viewBox="0 0 7110 3965" draw:points="3555,3965 0,3965 0,0 7110,0 7110,3965">
            <text:p/>
          </draw:polygon>
          <draw:path draw:style-name="gr8" draw:layer="layout" svg:width="0.316cm" svg:height="0.287cm" svg:x="1.411cm" svg:y="10.534cm" svg:viewBox="0 0 317 288" svg:d="M194 90c4-18 18-76 63-76 4 0 18 0 31 8-16 3-29 19-29 34 0 11 6 23 24 23 14 0 34-12 34-38 0-32-38-41-60-41-36 0-59 34-66 49-16-42-51-49-69-49-66 0-102 83-102 97 0 7 5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layer="layout" svg:width="0.197cm" svg:height="0.294cm" svg:x="1.783cm" svg:y="10.25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163cm" svg:height="0.294cm" svg:x="1.803cm" svg:y="10.677cm" svg:viewBox="0 0 164 295" svg:d="M101 13c0-13 0-13-13-13-29 29-70 29-88 29v16c11 0 40 0 65-13v227c0 15 0 20-45 20h-16v16c7 0 63-2 79-2 14 0 70 2 81 2v-16h-18c-45 0-45-5-45-20z">
            <text:p/>
          </draw:path>
          <draw:path draw:style-name="gr8" draw:layer="layout" svg:width="0.291cm" svg:height="0.287cm" svg:x="2.064cm" svg:y="10.53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layer="layout" svg:width="0.197cm" svg:height="0.294cm" svg:x="2.401cm" svg:y="10.615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422cm" svg:height="0.422cm" svg:x="2.833cm" svg:y="10.446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8" draw:layer="layout" svg:width="0.316cm" svg:height="0.287cm" svg:x="3.448cm" svg:y="10.534cm" svg:viewBox="0 0 317 288" svg:d="M194 90c4-18 18-76 63-76 4 0 18 0 31 8-16 3-29 19-29 34 0 11 6 23 24 23 14 0 34-12 34-38 0-32-38-41-60-41-36 0-59 34-66 49-16-42-51-49-69-49-66 0-102 83-102 97 0 7 5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layer="layout" svg:width="0.163cm" svg:height="0.294cm" svg:x="3.841cm" svg:y="10.615cm" svg:viewBox="0 0 164 295" svg:d="M101 13c0-13 0-13-13-13-29 29-70 29-88 29v16c11 0 40 0 65-13v227c0 15 0 20-45 20h-16v16c7 0 63-2 79-2 14 0 70 2 81 2v-16h-18c-45 0-45-5-45-20z">
            <text:p/>
          </draw:path>
          <draw:path draw:style-name="gr8" draw:layer="layout" svg:width="0.291cm" svg:height="0.287cm" svg:x="4.1cm" svg:y="10.53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layer="layout" svg:width="0.163cm" svg:height="0.294cm" svg:x="4.458cm" svg:y="10.615cm" svg:viewBox="0 0 164 295" svg:d="M101 13c0-13 0-13-13-13-29 29-70 29-88 29v16c11 0 40 0 65-13v227c0 15 0 20-45 20h-16v16c7 0 63-2 79-2 14 0 70 2 81 2v-16h-18c-45 0-45-5-45-20z">
            <text:p/>
          </draw:path>
          <draw:path draw:style-name="gr8" draw:layer="layout" svg:width="0.422cm" svg:height="0.422cm" svg:x="4.87cm" svg:y="10.446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8" draw:layer="layout" svg:width="0.291cm" svg:height="0.287cm" svg:x="5.491cm" svg:y="10.53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layer="layout" svg:width="0.206cm" svg:height="0.303cm" svg:x="5.824cm" svg:y="10.615cm" svg:viewBox="0 0 207 304" svg:d="M207 153c0-49-5-83-25-115-15-20-43-38-78-38-104 0-104 122-104 153 0 32 0 151 104 151 103 0 103-119 103-151zM104 292c-21 0-48-11-57-49-6-25-6-63-6-95 0-33 0-67 6-90 11-36 38-45 57-45 24 0 47 14 54 39 8 25 9 58 9 96 0 32 0 66-7 93-9 42-38 51-56 51z">
            <text:p/>
          </draw:path>
          <draw:path draw:style-name="gr8" draw:layer="layout" svg:width="0.422cm" svg:height="0.148cm" svg:x="6.753cm" svg:y="10.58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layer="layout" svg:width="0.258cm" svg:height="0.287cm" svg:x="7.86cm" svg:y="10.534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layer="layout" svg:width="0.163cm" svg:height="0.294cm" svg:x="8.175cm" svg:y="10.615cm" svg:viewBox="0 0 164 295" svg:d="M101 13c0-13 0-13-13-13-29 29-70 29-88 29v16c11 0 40 0 65-13v227c0 15 0 20-45 20h-16v16c7 0 63-2 79-2 14 0 70 2 81 2v-16h-18c-45 0-45-5-45-20z">
            <text:p/>
          </draw:path>
          <draw:path draw:style-name="gr8" draw:layer="layout" svg:width="0.316cm" svg:height="0.287cm" svg:x="1.411cm" svg:y="11.485cm" svg:viewBox="0 0 317 288" svg:d="M194 90c4-18 18-76 63-76 4 0 18 0 31 8-16 3-29 19-29 34 0 11 6 23 24 23 14 0 34-12 34-38 0-32-38-41-60-41-36 0-59 34-66 49-16-42-51-49-69-49-66 0-102 83-102 97 0 7 5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layer="layout" svg:width="0.197cm" svg:height="0.294cm" svg:x="1.783cm" svg:y="11.20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197cm" svg:height="0.294cm" svg:x="1.783cm" svg:y="11.625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91cm" svg:height="0.287cm" svg:x="2.064cm" svg:y="11.485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layer="layout" svg:width="0.197cm" svg:height="0.294cm" svg:x="2.401cm" svg:y="11.564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422cm" svg:height="0.422cm" svg:x="2.833cm" svg:y="11.395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8" draw:layer="layout" svg:width="0.316cm" svg:height="0.287cm" svg:x="3.448cm" svg:y="11.485cm" svg:viewBox="0 0 317 288" svg:d="M194 90c4-18 18-76 63-76 4 0 18 0 31 8-16 3-29 19-29 34 0 11 6 23 24 23 14 0 34-12 34-38 0-32-38-41-60-41-36 0-59 34-66 49-16-42-51-49-69-49-66 0-102 83-102 97 0 7 5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layer="layout" svg:width="0.197cm" svg:height="0.294cm" svg:x="3.819cm" svg:y="11.564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91cm" svg:height="0.287cm" svg:x="4.1cm" svg:y="11.485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layer="layout" svg:width="0.163cm" svg:height="0.294cm" svg:x="4.458cm" svg:y="11.564cm" svg:viewBox="0 0 164 295" svg:d="M101 13c0-13 0-13-13-13-29 29-70 29-88 29v16c11 0 40 0 65-13v227c0 15 0 20-45 20h-16v16c7 0 63-2 79-2 14 0 70 2 81 2v-16h-18c-45 0-45-5-45-20z">
            <text:p/>
          </draw:path>
          <draw:path draw:style-name="gr8" draw:layer="layout" svg:width="0.422cm" svg:height="0.422cm" svg:x="4.87cm" svg:y="11.395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8" draw:layer="layout" svg:width="0.291cm" svg:height="0.287cm" svg:x="5.491cm" svg:y="11.485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layer="layout" svg:width="0.206cm" svg:height="0.303cm" svg:x="5.824cm" svg:y="11.564cm" svg:viewBox="0 0 207 304" svg:d="M207 153c0-49-5-83-25-115-15-20-43-38-78-38-104 0-104 122-104 153 0 32 0 151 104 151 103 0 103-119 103-151zM104 292c-21 0-48-11-57-49-6-25-6-63-6-95 0-33 0-67 6-90 11-36 38-45 57-45 24 0 47 14 54 39 8 25 9 58 9 96 0 32 0 66-7 93-9 42-38 51-56 51z">
            <text:p/>
          </draw:path>
          <draw:path draw:style-name="gr8" draw:layer="layout" svg:width="0.422cm" svg:height="0.148cm" svg:x="6.753cm" svg:y="11.53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layer="layout" svg:width="0.258cm" svg:height="0.287cm" svg:x="7.86cm" svg:y="11.485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layer="layout" svg:width="0.163cm" svg:height="0.294cm" svg:x="8.175cm" svg:y="11.564cm" svg:viewBox="0 0 164 295" svg:d="M101 13c0-13 0-13-13-13-29 29-70 29-88 29v16c11 0 40 0 65-13v227c0 15 0 20-45 20h-16v16c7 0 63-2 79-2 14 0 70 2 81 2v-16h-18c-45 0-45-5-45-20z">
            <text:p/>
          </draw:path>
          <draw:path draw:style-name="gr8" draw:layer="layout" svg:width="0.067cm" svg:height="0.067cm" svg:x="5.963cm" svg:y="12.552cm" svg:viewBox="0 0 68 68" svg:d="M68 34c0-18-14-34-34-34-18 0-34 16-34 34 0 20 16 34 34 34 20 0 34-14 34-34z">
            <text:p/>
          </draw:path>
          <draw:path draw:style-name="gr8" draw:layer="layout" svg:width="0.067cm" svg:height="0.067cm" svg:x="5.963cm" svg:y="12.806cm" svg:viewBox="0 0 68 68" svg:d="M68 34c0-18-14-34-34-34-18 0-34 16-34 34 0 20 16 34 34 34 20 0 34-14 34-34z">
            <text:p/>
          </draw:path>
          <draw:path draw:style-name="gr8" draw:layer="layout" svg:width="0.067cm" svg:height="0.067cm" svg:x="5.963cm" svg:y="13.058cm" svg:viewBox="0 0 68 68" svg:d="M68 34c0-18-14-34-34-34-18 0-34 16-34 34 0 20 16 34 34 34 20 0 34-14 34-34z">
            <text:p/>
          </draw:path>
          <draw:path draw:style-name="gr8" draw:layer="layout" svg:width="0.316cm" svg:height="0.287cm" svg:x="1.29cm" svg:y="13.794cm" svg:viewBox="0 0 317 288" svg:d="M194 90c4-18 18-76 63-76 4 0 18 0 31 8-16 3-29 19-29 34 0 11 6 23 24 23 14 0 34-12 34-38 0-32-38-41-60-41-36 0-59 34-66 49-16-42-51-49-69-49-66 0-102 83-102 97 0 7 5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layer="layout" svg:width="0.197cm" svg:height="0.294cm" svg:x="1.661cm" svg:y="13.51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71cm" svg:height="0.201cm" svg:x="1.654cm" svg:y="14.035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layer="layout" svg:width="0.291cm" svg:height="0.287cm" svg:x="2.003cm" svg:y="13.79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layer="layout" svg:width="0.197cm" svg:height="0.294cm" svg:x="2.339cm" svg:y="13.875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422cm" svg:height="0.422cm" svg:x="2.771cm" svg:y="13.706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8" draw:layer="layout" svg:width="0.316cm" svg:height="0.287cm" svg:x="3.387cm" svg:y="13.794cm" svg:viewBox="0 0 317 288" svg:d="M194 90c4-18 18-76 63-76 4 0 18 0 31 8-16 3-29 19-29 34 0 11 6 23 24 23 14 0 34-12 34-38 0-32-38-41-60-41-36 0-59 34-66 49-16-42-51-49-69-49-66 0-102 83-102 97 0 7 5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layer="layout" svg:width="0.271cm" svg:height="0.201cm" svg:x="3.752cm" svg:y="13.974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layer="layout" svg:width="0.291cm" svg:height="0.287cm" svg:x="4.1cm" svg:y="13.79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layer="layout" svg:width="0.163cm" svg:height="0.294cm" svg:x="4.458cm" svg:y="13.875cm" svg:viewBox="0 0 164 295" svg:d="M101 13c0-13 0-13-13-13-29 29-70 29-88 29v16c11 0 40 0 65-13v227c0 15 0 20-45 20h-16v16c7 0 63-2 79-2 14 0 70 2 81 2v-16h-18c-45 0-45-5-45-20z">
            <text:p/>
          </draw:path>
          <draw:path draw:style-name="gr8" draw:layer="layout" svg:width="0.422cm" svg:height="0.422cm" svg:x="4.87cm" svg:y="13.706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8" draw:layer="layout" svg:width="0.291cm" svg:height="0.287cm" svg:x="5.491cm" svg:y="13.79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layer="layout" svg:width="0.206cm" svg:height="0.303cm" svg:x="5.824cm" svg:y="13.875cm" svg:viewBox="0 0 207 304" svg:d="M207 153c0-49-5-83-25-115-15-20-43-38-78-38-104 0-104 122-104 153 0 32 0 151 104 151 103 0 103-119 103-151zM104 292c-21 0-48-11-57-49-6-25-6-63-6-95 0-33 0-67 6-90 11-36 38-45 57-45 24 0 47 14 54 39 8 25 9 58 9 96 0 32 0 66-7 93-9 42-38 51-56 51z">
            <text:p/>
          </draw:path>
          <draw:path draw:style-name="gr8" draw:layer="layout" svg:width="0.422cm" svg:height="0.148cm" svg:x="6.753cm" svg:y="13.8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layer="layout" svg:width="0.258cm" svg:height="0.287cm" svg:x="7.86cm" svg:y="13.794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layer="layout" svg:width="0.163cm" svg:height="0.294cm" svg:x="8.175cm" svg:y="13.875cm" svg:viewBox="0 0 164 295" svg:d="M101 13c0-13 0-13-13-13-29 29-70 29-88 29v16c11 0 40 0 65-13v227c0 15 0 20-45 20h-16v16c7 0 63-2 79-2 14 0 70 2 81 2v-16h-18c-45 0-45-5-45-20z">
            <text:p/>
          </draw:path>
        </draw:g>
        <draw:g>
          <svg:title>TexMaths</svg:title>
          <svg:desc>28§display§\begin{bmatrix}
\frac{\partial f(x_1)}{\partial a_2}&amp; \frac{\partial f(x_1)}{\partial a_1} &amp; \frac{\partial f(x_1)}{\partial a_0}\\
\frac{\partial f(x_2)}{\partial a_2}&amp; \frac{\partial f(x_2)}{\partial a_1} &amp; \frac{\partial f(x_2)}{\partial a_0}\\
&amp; \vdots&amp;\\
\frac{\partial f(x_n)}{\partial a_2}&amp; \frac{\partial f(x_n)}{\partial a_1} &amp; \frac{\partial f(x_n)}{\partial a_0}\\
\end{bmatrix}
\begin{bmatrix}
\Delta a_2\\
\Delta a_1\\
\Delta a_0
\end{bmatrix}
= 
\begin{bmatrix}
r_1\\
r_2\\
\vdots\\
r_n\\
\end{bmatrix}§svg§600§FALSE§</svg:desc>
          <draw:polygon draw:style-name="gr7" draw:layer="layout" svg:width="18.255cm" svg:height="6.134cm" svg:x="9.587cm" svg:y="9.305cm" svg:viewBox="0 0 18256 6135" draw:points="9128,6135 0,6135 0,0 18256,0 18256,6135">
            <text:p/>
          </draw:polygon>
          <draw:polygon draw:style-name="gr8" draw:layer="layout" svg:width="0.329cm" svg:height="1.771cm" svg:x="9.909cm" svg:y="9.42cm" svg:viewBox="0 0 330 1772" draw:points="0,1772 67,1772 67,67 330,67 330,0 0,0">
            <text:p/>
          </draw:polygon>
          <draw:polygon draw:style-name="gr8" draw:layer="layout" svg:width="0.069cm" svg:height="0.595cm" svg:x="9.909cm" svg:y="11.189cm" svg:viewBox="0 0 70 596" draw:points="0,596 70,596 70,0 0,0">
            <text:p/>
          </draw:polygon>
          <draw:polygon draw:style-name="gr8" draw:layer="layout" svg:width="0.069cm" svg:height="0.595cm" svg:x="9.909cm" svg:y="11.78cm" svg:viewBox="0 0 70 596" draw:points="0,596 70,596 70,0 0,0">
            <text:p/>
          </draw:polygon>
          <draw:polygon draw:style-name="gr8" draw:layer="layout" svg:width="0.069cm" svg:height="0.595cm" svg:x="9.909cm" svg:y="12.368cm" svg:viewBox="0 0 70 596" draw:points="0,596 70,596 70,0 0,0">
            <text:p/>
          </draw:polygon>
          <draw:polygon draw:style-name="gr8" draw:layer="layout" svg:width="0.069cm" svg:height="0.595cm" svg:x="9.909cm" svg:y="12.959cm" svg:viewBox="0 0 70 596" draw:points="0,596 70,596 70,0 0,0">
            <text:p/>
          </draw:polygon>
          <draw:polygon draw:style-name="gr8" draw:layer="layout" svg:width="0.329cm" svg:height="1.771cm" svg:x="9.909cm" svg:y="13.553cm" svg:viewBox="0 0 330 1772" draw:points="0,1772 330,1772 330,1705 67,1705 67,0 0,0">
            <text:p/>
          </draw:polygon>
          <draw:path draw:style-name="gr8" draw:layer="layout" svg:width="0.397cm" svg:height="0.509cm" svg:x="10.452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923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413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76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2.157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2.521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0.41cm" svg:y="10.033cm" svg:viewBox="0 0 2372 42" draw:points="1187,42 0,42 0,0 2372,0 2372,42">
            <text:p/>
          </draw:polygon>
          <draw:path draw:style-name="gr8" draw:layer="layout" svg:width="0.397cm" svg:height="0.509cm" svg:x="10.998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0.408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14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61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1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63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5.845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6.209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98cm" svg:y="10.033cm" svg:viewBox="0 0 2372 42" draw:points="1187,42 0,42 0,0 2372,0 2372,42">
            <text:p/>
          </draw:polygon>
          <draw:path draw:style-name="gr8" draw:layer="layout" svg:width="0.397cm" svg:height="0.509cm" svg:x="14.689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0.408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827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98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88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51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9.533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9.897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7.785cm" svg:y="10.033cm" svg:viewBox="0 0 2372 42" draw:points="1187,42 0,42 0,0 2372,0 2372,42">
            <text:p/>
          </draw:polygon>
          <draw:path draw:style-name="gr8" draw:layer="layout" svg:width="0.397cm" svg:height="0.509cm" svg:x="18.376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0.408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397cm" svg:height="0.509cm" svg:x="10.452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923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413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76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2.132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2.521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0.41cm" svg:y="11.464cm" svg:viewBox="0 0 2372 42" draw:points="1187,42 0,42 0,0 2372,0 2372,42">
            <text:p/>
          </draw:polygon>
          <draw:path draw:style-name="gr8" draw:layer="layout" svg:width="0.397cm" svg:height="0.509cm" svg:x="10.998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1.842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14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61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1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63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5.82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6.209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98cm" svg:y="11.464cm" svg:viewBox="0 0 2372 42" draw:points="1187,42 0,42 0,0 2372,0 2372,42">
            <text:p/>
          </draw:polygon>
          <draw:path draw:style-name="gr8" draw:layer="layout" svg:width="0.397cm" svg:height="0.509cm" svg:x="14.689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1.84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827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98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88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51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9.507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9.897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7.785cm" svg:y="11.464cm" svg:viewBox="0 0 2372 42" draw:points="1187,42 0,42 0,0 2372,0 2372,42">
            <text:p/>
          </draw:polygon>
          <draw:path draw:style-name="gr8" draw:layer="layout" svg:width="0.397cm" svg:height="0.509cm" svg:x="18.376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1.84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105cm" svg:height="0.105cm" svg:x="15.232cm" svg:y="12.757cm" svg:viewBox="0 0 106 106" svg:d="M106 53c0-28-22-53-53-53-28 0-53 25-53 53 0 31 25 53 53 53 31 0 53-22 53-53z">
            <text:p/>
          </draw:path>
          <draw:path draw:style-name="gr8" draw:layer="layout" svg:width="0.105cm" svg:height="0.105cm" svg:x="15.232cm" svg:y="13.152cm" svg:viewBox="0 0 106 106" svg:d="M106 53c0-28-22-53-53-53-28 0-53 25-53 53 0 31 25 53 53 53 31 0 53-22 53-53z">
            <text:p/>
          </draw:path>
          <draw:path draw:style-name="gr8" draw:layer="layout" svg:width="0.105cm" svg:height="0.105cm" svg:x="15.232cm" svg:y="13.547cm" svg:viewBox="0 0 106 106" svg:d="M106 53c0-28-22-53-53-53-28 0-53 25-53 53 0 31 25 53 53 53 31 0 53-22 53-53z">
            <text:p/>
          </draw:path>
          <draw:path draw:style-name="gr8" draw:layer="layout" svg:width="0.397cm" svg:height="0.509cm" svg:x="10.402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875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365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25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2.085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2.569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0.36cm" svg:y="14.731cm" svg:viewBox="0 0 2470 42" draw:points="1235,42 0,42 0,0 2470,0 2470,42">
            <text:p/>
          </draw:polygon>
          <draw:path draw:style-name="gr8" draw:layer="layout" svg:width="0.397cm" svg:height="0.509cm" svg:x="10.998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5.109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089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63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53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13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5.772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6.257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4.05cm" svg:y="14.731cm" svg:viewBox="0 0 2470 42" draw:points="1235,42 0,42 0,0 2470,0 2470,42">
            <text:p/>
          </draw:polygon>
          <draw:path draw:style-name="gr8" draw:layer="layout" svg:width="0.397cm" svg:height="0.509cm" svg:x="14.689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5.109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777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5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4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01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9.46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9.944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7.738cm" svg:y="14.731cm" svg:viewBox="0 0 2470 42" draw:points="1235,42 0,42 0,0 2470,0 2470,42">
            <text:p/>
          </draw:polygon>
          <draw:path draw:style-name="gr8" draw:layer="layout" svg:width="0.397cm" svg:height="0.509cm" svg:x="18.376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5.10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olygon draw:style-name="gr8" draw:layer="layout" svg:width="0.329cm" svg:height="1.771cm" svg:x="20.328cm" svg:y="9.42cm" svg:viewBox="0 0 330 1772" draw:points="263,1772 330,1772 330,0 0,0 0,67 263,67">
            <text:p/>
          </draw:polygon>
          <draw:polygon draw:style-name="gr8" draw:layer="layout" svg:width="0.069cm" svg:height="0.595cm" svg:x="20.588cm" svg:y="11.189cm" svg:viewBox="0 0 70 596" draw:points="0,596 70,596 70,0 0,0">
            <text:p/>
          </draw:polygon>
          <draw:polygon draw:style-name="gr8" draw:layer="layout" svg:width="0.069cm" svg:height="0.595cm" svg:x="20.588cm" svg:y="11.78cm" svg:viewBox="0 0 70 596" draw:points="0,596 70,596 70,0 0,0">
            <text:p/>
          </draw:polygon>
          <draw:polygon draw:style-name="gr8" draw:layer="layout" svg:width="0.069cm" svg:height="0.595cm" svg:x="20.588cm" svg:y="12.368cm" svg:viewBox="0 0 70 596" draw:points="0,596 70,596 70,0 0,0">
            <text:p/>
          </draw:polygon>
          <draw:polygon draw:style-name="gr8" draw:layer="layout" svg:width="0.069cm" svg:height="0.595cm" svg:x="20.588cm" svg:y="12.959cm" svg:viewBox="0 0 70 596" draw:points="0,596 70,596 70,0 0,0">
            <text:p/>
          </draw:polygon>
          <draw:polygon draw:style-name="gr8" draw:layer="layout" svg:width="0.329cm" svg:height="1.771cm" svg:x="20.328cm" svg:y="13.553cm" svg:viewBox="0 0 330 1772" draw:points="263,1705 0,1705 0,1772 330,1772 330,0 263,0">
            <text:p/>
          </draw:polygon>
          <draw:polygon draw:style-name="gr8" draw:layer="layout" svg:width="0.329cm" svg:height="1.771cm" svg:x="21.462cm" svg:y="10.601cm" svg:viewBox="0 0 330 1772" draw:points="0,1772 67,1772 67,67 330,67 330,0 0,0">
            <text:p/>
          </draw:polygon>
          <draw:polygon draw:style-name="gr8" draw:layer="layout" svg:width="0.329cm" svg:height="1.771cm" svg:x="21.462cm" svg:y="12.371cm" svg:viewBox="0 0 330 1772" draw:points="0,1772 330,1772 330,1705 67,1705 67,0 0,0">
            <text:p/>
          </draw:polygon>
          <draw:path draw:style-name="gr8" draw:layer="layout" svg:width="0.727cm" svg:height="0.707cm" svg:x="21.845cm" svg:y="10.72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0.9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3.181cm" svg:y="11.1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21.845cm" svg:y="11.90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2.17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23.215cm" svg:y="12.29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21.845cm" svg:y="13.08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3.35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23.175cm" svg:y="13.477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329cm" svg:height="1.771cm" svg:x="23.587cm" svg:y="10.601cm" svg:viewBox="0 0 330 1772" draw:points="263,1772 330,1772 330,0 0,0 0,67 263,67">
            <text:p/>
          </draw:polygon>
          <draw:polygon draw:style-name="gr8" draw:layer="layout" svg:width="0.329cm" svg:height="1.771cm" svg:x="23.587cm" svg:y="12.371cm" svg:viewBox="0 0 330 1772" draw:points="263,1705 0,1705 0,1772 330,1772 330,0 263,0">
            <text:p/>
          </draw:polygon>
          <draw:path draw:style-name="gr8" draw:layer="layout" svg:width="0.657cm" svg:height="0.231cm" svg:x="24.564cm" svg:y="12.25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5.869cm" svg:y="9.714cm" svg:viewBox="0 0 330 1772" draw:points="0,1772 67,1772 67,67 330,67 330,0 0,0">
            <text:p/>
          </draw:polygon>
          <draw:polygon draw:style-name="gr8" draw:layer="layout" svg:width="0.069cm" svg:height="0.595cm" svg:x="25.869cm" svg:y="11.483cm" svg:viewBox="0 0 70 596" draw:points="0,596 70,596 70,0 0,0">
            <text:p/>
          </draw:polygon>
          <draw:polygon draw:style-name="gr8" draw:layer="layout" svg:width="0.069cm" svg:height="0.595cm" svg:x="25.869cm" svg:y="12.074cm" svg:viewBox="0 0 70 596" draw:points="0,596 70,596 70,0 0,0">
            <text:p/>
          </draw:polygon>
          <draw:polygon draw:style-name="gr8" draw:layer="layout" svg:width="0.069cm" svg:height="0.595cm" svg:x="25.869cm" svg:y="12.665cm" svg:viewBox="0 0 70 596" draw:points="0,596 70,596 70,0 0,0">
            <text:p/>
          </draw:polygon>
          <draw:polygon draw:style-name="gr8" draw:layer="layout" svg:width="0.329cm" svg:height="1.771cm" svg:x="25.869cm" svg:y="13.256cm" svg:viewBox="0 0 330 1772" draw:points="0,1772 330,1772 330,1705 67,1705 67,0 0,0">
            <text:p/>
          </draw:polygon>
          <draw:path draw:style-name="gr8" draw:layer="layout" svg:width="0.402cm" svg:height="0.447cm" svg:x="26.281cm" svg:y="10.07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6.771cm" svg:y="10.19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6.281cm" svg:y="11.25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6.74cm" svg:y="11.3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6.642cm" svg:y="12.634cm" svg:viewBox="0 0 106 106" svg:d="M106 53c0-28-22-53-53-53-28 0-53 25-53 53 0 31 25 53 53 53 31 0 53-22 53-53z">
            <text:p/>
          </draw:path>
          <draw:path draw:style-name="gr8" draw:layer="layout" svg:width="0.105cm" svg:height="0.105cm" svg:x="26.642cm" svg:y="13.026cm" svg:viewBox="0 0 106 106" svg:d="M106 53c0-28-22-53-53-53-28 0-53 25-53 53 0 31 25 53 53 53 31 0 53-22 53-53z">
            <text:p/>
          </draw:path>
          <draw:path draw:style-name="gr8" draw:layer="layout" svg:width="0.105cm" svg:height="0.105cm" svg:x="26.642cm" svg:y="13.421cm" svg:viewBox="0 0 106 106" svg:d="M106 53c0-28-22-53-53-53-28 0-53 25-53 53 0 31 25 53 53 53 31 0 53-22 53-53z">
            <text:p/>
          </draw:path>
          <draw:path draw:style-name="gr8" draw:layer="layout" svg:width="0.402cm" svg:height="0.447cm" svg:x="26.233cm" svg:y="14.269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6.681cm" svg:y="14.54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7.191cm" svg:y="9.714cm" svg:viewBox="0 0 330 1772" draw:points="263,1772 330,1772 330,0 0,0 0,67 263,67">
            <text:p/>
          </draw:polygon>
          <draw:polygon draw:style-name="gr8" draw:layer="layout" svg:width="0.069cm" svg:height="0.595cm" svg:x="27.451cm" svg:y="11.483cm" svg:viewBox="0 0 70 596" draw:points="0,596 70,596 70,0 0,0">
            <text:p/>
          </draw:polygon>
          <draw:polygon draw:style-name="gr8" draw:layer="layout" svg:width="0.069cm" svg:height="0.595cm" svg:x="27.451cm" svg:y="12.074cm" svg:viewBox="0 0 70 596" draw:points="0,596 70,596 70,0 0,0">
            <text:p/>
          </draw:polygon>
          <draw:polygon draw:style-name="gr8" draw:layer="layout" svg:width="0.069cm" svg:height="0.595cm" svg:x="27.451cm" svg:y="12.665cm" svg:viewBox="0 0 70 596" draw:points="0,596 70,596 70,0 0,0">
            <text:p/>
          </draw:polygon>
          <draw:polygon draw:style-name="gr8" draw:layer="layout" svg:width="0.329cm" svg:height="1.771cm" svg:x="27.191cm" svg:y="13.256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a_2x^2+a_1x+a_0§svg§600§FALSE§</svg:desc>
          <draw:polygon draw:style-name="gr7" draw:layer="layout" svg:width="12.905cm" svg:height="1.414cm" svg:x="7.668cm" svg:y="7.087cm" svg:viewBox="0 0 12906 1415" draw:points="6455,1415 0,1415 0,0 12906,0 12906,1415">
            <text:p/>
          </draw:polygon>
          <draw:path draw:style-name="gr8" draw:layer="layout" svg:width="0.633cm" svg:height="1.155cm" svg:x="7.736cm" svg:y="7.289cm" svg:viewBox="0 0 634 1156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3-47 238-112 238-4 0-36 0-61-22 57-3 72-50 72-68 0-29-25-47-51-47-32 0-68 29-68 79 0 54 58 87 108 87 68 0 122-76 144-123 40-82 68-234 72-244z">
            <text:p/>
          </draw:path>
          <draw:path draw:style-name="gr8" draw:layer="layout" svg:width="0.298cm" svg:height="1.266cm" svg:x="8.55cm" svg:y="7.231cm" svg:viewBox="0 0 299 1267" svg:d="M299 1257c0-4 0-8-25-29-159-159-198-400-198-594 0-220 46-440 205-598 18-18 18-18 18-22 0-10-7-14-15-14-14 0-129 86-205 248-65 141-79 281-79 386 0 101 14 252 83 396 79 158 187 237 201 237 8 0 15-3 15-10z">
            <text:p/>
          </draw:path>
          <draw:path draw:style-name="gr8" draw:layer="layout" svg:width="0.633cm" svg:height="0.575cm" svg:x="8.953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9.709cm" svg:y="7.231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8" draw:layer="layout" svg:width="0.845cm" svg:height="0.298cm" svg:x="10.552cm" svg:y="7.7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82cm" svg:height="0.575cm" svg:x="11.869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542cm" svg:y="7.78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633cm" svg:height="0.575cm" svg:x="13.09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395cm" svg:height="0.589cm" svg:x="13.835cm" svg:y="7.069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845cm" svg:height="0.845cm" svg:x="14.699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5.941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6.657cm" svg:y="7.78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633cm" svg:height="0.575cm" svg:x="17.165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8.202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9.447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13cm" svg:height="0.607cm" svg:x="20.113cm" svg:y="7.782cm" svg:viewBox="0 0 414 608" svg:d="M414 306c0-97-11-166-50-230-29-40-87-76-155-76-209 0-209 245-209 306 0 65 0 302 209 302 205 0 205-237 205-302zM209 583c-43 0-97-21-115-97-11-50-11-126-11-191s0-133 11-180c21-72 75-90 115-90 47 0 93 29 108 79 14 51 18 116 18 191 0 65 0 133-15 187-18 83-75 101-111 10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text-style-name="P7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9">The principle can be extended to general functions:</text:span></text:p>
              </text:list-item>
            </text:list>
          </draw:text-box>
        </draw:frame>
        <draw:g>
          <svg:title>TexMaths</svg:title>
          <svg:desc>28§display§\begin{bmatrix}
\frac{\partial f(x_1)}{\partial a_1}&amp; \frac{\partial f(x_1)}{\partial a_2} &amp;\ldots&amp; \frac{\partial f(x_1)}{\partial a_m}\\
\frac{\partial f(x_2)}{\partial a_1}&amp; \frac{\partial f(x_2)}{\partial a_2} &amp; \ldots&amp;\frac{\partial f(x_2)}{\partial a_m}\\
&amp; \vdots&amp;\\
\frac{\partial f(x_n)}{\partial a_1}&amp; \frac{\partial f(x_n)}{\partial a_2} &amp; \ldots&amp;\frac{\partial f(x_n)}{\partial a_m}\\
\end{bmatrix}
\begin{bmatrix}
\Delta a_1\\
\Delta a_2\\
\vdots\\
\Delta a_m
\end{bmatrix}
= 
\begin{bmatrix}
r_1\\
r_2\\
\vdots\\
r_n\\
\end{bmatrix}§svg§600§FALSE§</svg:desc>
          <draw:polygon draw:style-name="gr7" draw:layer="layout" svg:width="20.694cm" svg:height="6.133cm" svg:x="3.69cm" svg:y="9.144cm" svg:viewBox="0 0 20695 6134" draw:points="10346,6134 0,6134 0,0 20695,0 20695,6134">
            <text:p/>
          </draw:polygon>
          <draw:polygon draw:style-name="gr8" draw:layer="layout" svg:width="0.329cm" svg:height="1.771cm" svg:x="4.012cm" svg:y="9.259cm" svg:viewBox="0 0 330 1772" draw:points="0,1772 67,1772 67,67 330,67 330,0 0,0">
            <text:p/>
          </draw:polygon>
          <draw:polygon draw:style-name="gr8" draw:layer="layout" svg:width="0.069cm" svg:height="0.595cm" svg:x="4.012cm" svg:y="11.028cm" svg:viewBox="0 0 70 596" draw:points="0,596 70,596 70,0 0,0">
            <text:p/>
          </draw:polygon>
          <draw:polygon draw:style-name="gr8" draw:layer="layout" svg:width="0.069cm" svg:height="0.595cm" svg:x="4.012cm" svg:y="11.619cm" svg:viewBox="0 0 70 596" draw:points="0,596 70,596 70,0 0,0">
            <text:p/>
          </draw:polygon>
          <draw:polygon draw:style-name="gr8" draw:layer="layout" svg:width="0.069cm" svg:height="0.595cm" svg:x="4.012cm" svg:y="12.207cm" svg:viewBox="0 0 70 596" draw:points="0,596 70,596 70,0 0,0">
            <text:p/>
          </draw:polygon>
          <draw:polygon draw:style-name="gr8" draw:layer="layout" svg:width="0.069cm" svg:height="0.595cm" svg:x="4.012cm" svg:y="12.798cm" svg:viewBox="0 0 70 596" draw:points="0,596 70,596 70,0 0,0">
            <text:p/>
          </draw:polygon>
          <draw:polygon draw:style-name="gr8" draw:layer="layout" svg:width="0.329cm" svg:height="1.771cm" svg:x="4.012cm" svg:y="13.391cm" svg:viewBox="0 0 330 1772" draw:points="0,1772 330,1772 330,1705 67,1705 67,0 0,0">
            <text:p/>
          </draw:polygon>
          <draw:path draw:style-name="gr8" draw:layer="layout" svg:width="0.397cm" svg:height="0.509cm" svg:x="4.555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5.026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516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79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6.26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6.624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4.513cm" svg:y="9.872cm" svg:viewBox="0 0 2372 42" draw:points="1187,42 0,42 0,0 2372,0 2372,42">
            <text:p/>
          </draw:polygon>
          <draw:path draw:style-name="gr8" draw:layer="layout" svg:width="0.397cm" svg:height="0.509cm" svg:x="5.101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0.247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243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713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203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66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9.948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0.312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8.201cm" svg:y="9.872cm" svg:viewBox="0 0 2372 42" draw:points="1187,42 0,42 0,0 2372,0 2372,42">
            <text:p/>
          </draw:polygon>
          <draw:path draw:style-name="gr8" draw:layer="layout" svg:width="0.397cm" svg:height="0.509cm" svg:x="8.792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0.247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0.034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0.034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0.034cm" svg:viewBox="0 0 106 106" svg:d="M106 53c0-28-22-53-53-53-28 0-53 25-53 53 0 31 25 53 53 53 31 0 53-22 53-53z">
            <text:p/>
          </draw:path>
          <draw:path draw:style-name="gr8" draw:layer="layout" svg:width="0.397cm" svg:height="0.509cm" svg:x="14.061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35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25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85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5.769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6.131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22cm" svg:y="9.872cm" svg:viewBox="0 0 2372 42" draw:points="1187,42 0,42 0,0 2372,0 2372,42">
            <text:p/>
          </draw:polygon>
          <draw:path draw:style-name="gr8" draw:layer="layout" svg:width="0.397cm" svg:height="0.509cm" svg:x="14.476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0.359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ath draw:style-name="gr8" draw:layer="layout" svg:width="0.397cm" svg:height="0.509cm" svg:x="4.555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5.026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516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79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6.235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6.624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4.513cm" svg:y="11.303cm" svg:viewBox="0 0 2372 42" draw:points="1187,42 0,42 0,0 2372,0 2372,42">
            <text:p/>
          </draw:polygon>
          <draw:path draw:style-name="gr8" draw:layer="layout" svg:width="0.397cm" svg:height="0.509cm" svg:x="5.101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1.681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243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713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203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66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9.923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0.312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8.201cm" svg:y="11.303cm" svg:viewBox="0 0 2372 42" draw:points="1187,42 0,42 0,0 2372,0 2372,42">
            <text:p/>
          </draw:polygon>
          <draw:path draw:style-name="gr8" draw:layer="layout" svg:width="0.397cm" svg:height="0.509cm" svg:x="8.792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1.68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1.465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1.465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1.465cm" svg:viewBox="0 0 106 106" svg:d="M106 53c0-28-22-53-53-53-28 0-53 25-53 53 0 31 25 53 53 53 31 0 53-22 53-53z">
            <text:p/>
          </draw:path>
          <draw:path draw:style-name="gr8" draw:layer="layout" svg:width="0.397cm" svg:height="0.509cm" svg:x="14.061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35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25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85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5.744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6.131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22cm" svg:y="11.303cm" svg:viewBox="0 0 2372 42" draw:points="1187,42 0,42 0,0 2372,0 2372,42">
            <text:p/>
          </draw:polygon>
          <draw:path draw:style-name="gr8" draw:layer="layout" svg:width="0.397cm" svg:height="0.509cm" svg:x="14.476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1.79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ath draw:style-name="gr8" draw:layer="layout" svg:width="0.105cm" svg:height="0.105cm" svg:x="9.335cm" svg:y="12.596cm" svg:viewBox="0 0 106 106" svg:d="M106 53c0-28-22-53-53-53-28 0-53 25-53 53 0 31 25 53 53 53 31 0 53-22 53-53z">
            <text:p/>
          </draw:path>
          <draw:path draw:style-name="gr8" draw:layer="layout" svg:width="0.105cm" svg:height="0.105cm" svg:x="9.335cm" svg:y="12.991cm" svg:viewBox="0 0 106 106" svg:d="M106 53c0-28-22-53-53-53-28 0-53 25-53 53 0 31 25 53 53 53 31 0 53-22 53-53z">
            <text:p/>
          </draw:path>
          <draw:path draw:style-name="gr8" draw:layer="layout" svg:width="0.105cm" svg:height="0.105cm" svg:x="9.335cm" svg:y="13.386cm" svg:viewBox="0 0 106 106" svg:d="M106 53c0-28-22-53-53-53-28 0-53 25-53 53 0 31 25 53 53 53 31 0 53-22 53-53z">
            <text:p/>
          </draw:path>
          <draw:path draw:style-name="gr8" draw:layer="layout" svg:width="0.397cm" svg:height="0.509cm" svg:x="4.505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4.978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468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28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6.188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6.672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4.463cm" svg:y="14.57cm" svg:viewBox="0 0 2470 42" draw:points="1235,42 0,42 0,0 2470,0 2470,42">
            <text:p/>
          </draw:polygon>
          <draw:path draw:style-name="gr8" draw:layer="layout" svg:width="0.397cm" svg:height="0.509cm" svg:x="5.101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4.948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192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666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156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16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9.875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0.36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8.153cm" svg:y="14.57cm" svg:viewBox="0 0 2470 42" draw:points="1235,42 0,42 0,0 2470,0 2470,42">
            <text:p/>
          </draw:polygon>
          <draw:path draw:style-name="gr8" draw:layer="layout" svg:width="0.397cm" svg:height="0.509cm" svg:x="8.792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4.948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4.732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4.732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4.732cm" svg:viewBox="0 0 106 106" svg:d="M106 53c0-28-22-53-53-53-28 0-53 25-53 53 0 31 25 53 53 53 31 0 53-22 53-53z">
            <text:p/>
          </draw:path>
          <draw:path draw:style-name="gr8" draw:layer="layout" svg:width="0.397cm" svg:height="0.509cm" svg:x="14.014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484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4.974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37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5.694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6.181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3.972cm" svg:y="14.57cm" svg:viewBox="0 0 2470 42" draw:points="1235,42 0,42 0,0 2470,0 2470,42">
            <text:p/>
          </draw:polygon>
          <draw:path draw:style-name="gr8" draw:layer="layout" svg:width="0.397cm" svg:height="0.509cm" svg:x="14.476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5.057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olygon draw:style-name="gr8" draw:layer="layout" svg:width="0.329cm" svg:height="1.771cm" svg:x="16.565cm" svg:y="9.259cm" svg:viewBox="0 0 330 1772" draw:points="263,1772 330,1772 330,0 0,0 0,67 263,67">
            <text:p/>
          </draw:polygon>
          <draw:polygon draw:style-name="gr8" draw:layer="layout" svg:width="0.069cm" svg:height="0.595cm" svg:x="16.825cm" svg:y="11.028cm" svg:viewBox="0 0 70 596" draw:points="0,596 70,596 70,0 0,0">
            <text:p/>
          </draw:polygon>
          <draw:polygon draw:style-name="gr8" draw:layer="layout" svg:width="0.069cm" svg:height="0.595cm" svg:x="16.825cm" svg:y="11.619cm" svg:viewBox="0 0 70 596" draw:points="0,596 70,596 70,0 0,0">
            <text:p/>
          </draw:polygon>
          <draw:polygon draw:style-name="gr8" draw:layer="layout" svg:width="0.069cm" svg:height="0.595cm" svg:x="16.825cm" svg:y="12.207cm" svg:viewBox="0 0 70 596" draw:points="0,596 70,596 70,0 0,0">
            <text:p/>
          </draw:polygon>
          <draw:polygon draw:style-name="gr8" draw:layer="layout" svg:width="0.069cm" svg:height="0.595cm" svg:x="16.825cm" svg:y="12.798cm" svg:viewBox="0 0 70 596" draw:points="0,596 70,596 70,0 0,0">
            <text:p/>
          </draw:polygon>
          <draw:polygon draw:style-name="gr8" draw:layer="layout" svg:width="0.329cm" svg:height="1.771cm" svg:x="16.565cm" svg:y="13.391cm" svg:viewBox="0 0 330 1772" draw:points="263,1705 0,1705 0,1772 330,1772 330,0 263,0">
            <text:p/>
          </draw:polygon>
          <draw:polygon draw:style-name="gr8" draw:layer="layout" svg:width="0.329cm" svg:height="1.771cm" svg:x="17.699cm" svg:y="9.553cm" svg:viewBox="0 0 330 1772" draw:points="0,1772 67,1772 67,67 330,67 330,0 0,0">
            <text:p/>
          </draw:polygon>
          <draw:polygon draw:style-name="gr8" draw:layer="layout" svg:width="0.069cm" svg:height="0.595cm" svg:x="17.699cm" svg:y="11.322cm" svg:viewBox="0 0 70 596" draw:points="0,596 70,596 70,0 0,0">
            <text:p/>
          </draw:polygon>
          <draw:polygon draw:style-name="gr8" draw:layer="layout" svg:width="0.069cm" svg:height="0.595cm" svg:x="17.699cm" svg:y="11.913cm" svg:viewBox="0 0 70 596" draw:points="0,596 70,596 70,0 0,0">
            <text:p/>
          </draw:polygon>
          <draw:polygon draw:style-name="gr8" draw:layer="layout" svg:width="0.069cm" svg:height="0.595cm" svg:x="17.699cm" svg:y="12.504cm" svg:viewBox="0 0 70 596" draw:points="0,596 70,596 70,0 0,0">
            <text:p/>
          </draw:polygon>
          <draw:polygon draw:style-name="gr8" draw:layer="layout" svg:width="0.329cm" svg:height="1.771cm" svg:x="17.699cm" svg:y="13.095cm" svg:viewBox="0 0 330 1772" draw:points="0,1772 330,1772 330,1705 67,1705 67,0 0,0">
            <text:p/>
          </draw:polygon>
          <draw:path draw:style-name="gr8" draw:layer="layout" svg:width="0.727cm" svg:height="0.707cm" svg:x="18.233cm" svg:y="9.64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9.045cm" svg:y="9.91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19.603cm" svg:y="10.03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18.233cm" svg:y="10.82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9.045cm" svg:y="11.09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19.572cm" svg:y="11.2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9.026cm" svg:y="12.473cm" svg:viewBox="0 0 106 106" svg:d="M106 53c0-28-22-53-53-53-28 0-53 25-53 53 0 31 25 53 53 53 31 0 53-22 53-53z">
            <text:p/>
          </draw:path>
          <draw:path draw:style-name="gr8" draw:layer="layout" svg:width="0.105cm" svg:height="0.105cm" svg:x="19.026cm" svg:y="12.865cm" svg:viewBox="0 0 106 106" svg:d="M106 53c0-28-22-53-53-53-28 0-53 25-53 53 0 31 25 53 53 53 31 0 53-22 53-53z">
            <text:p/>
          </draw:path>
          <draw:path draw:style-name="gr8" draw:layer="layout" svg:width="0.105cm" svg:height="0.105cm" svg:x="19.026cm" svg:y="13.26cm" svg:viewBox="0 0 106 106" svg:d="M106 53c0-28-22-53-53-53-28 0-53 25-53 53 0 31 25 53 53 53 31 0 53-22 53-53z">
            <text:p/>
          </draw:path>
          <draw:path draw:style-name="gr8" draw:layer="layout" svg:width="0.727cm" svg:height="0.707cm" svg:x="18.079cm" svg:y="13.83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8.894cm" svg:y="14.10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635cm" svg:height="0.313cm" svg:x="19.407cm" svg:y="14.38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olygon draw:style-name="gr8" draw:layer="layout" svg:width="0.329cm" svg:height="1.771cm" svg:x="20.129cm" svg:y="9.553cm" svg:viewBox="0 0 330 1772" draw:points="263,1772 330,1772 330,0 0,0 0,67 263,67">
            <text:p/>
          </draw:polygon>
          <draw:polygon draw:style-name="gr8" draw:layer="layout" svg:width="0.069cm" svg:height="0.595cm" svg:x="20.389cm" svg:y="11.322cm" svg:viewBox="0 0 70 596" draw:points="0,596 70,596 70,0 0,0">
            <text:p/>
          </draw:polygon>
          <draw:polygon draw:style-name="gr8" draw:layer="layout" svg:width="0.069cm" svg:height="0.595cm" svg:x="20.389cm" svg:y="11.913cm" svg:viewBox="0 0 70 596" draw:points="0,596 70,596 70,0 0,0">
            <text:p/>
          </draw:polygon>
          <draw:polygon draw:style-name="gr8" draw:layer="layout" svg:width="0.069cm" svg:height="0.595cm" svg:x="20.389cm" svg:y="12.504cm" svg:viewBox="0 0 70 596" draw:points="0,596 70,596 70,0 0,0">
            <text:p/>
          </draw:polygon>
          <draw:polygon draw:style-name="gr8" draw:layer="layout" svg:width="0.329cm" svg:height="1.771cm" svg:x="20.129cm" svg:y="13.095cm" svg:viewBox="0 0 330 1772" draw:points="263,1705 0,1705 0,1772 330,1772 330,0 263,0">
            <text:p/>
          </draw:polygon>
          <draw:path draw:style-name="gr8" draw:layer="layout" svg:width="0.657cm" svg:height="0.231cm" svg:x="21.106cm" svg:y="12.09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2.411cm" svg:y="9.553cm" svg:viewBox="0 0 330 1772" draw:points="0,1772 67,1772 67,67 330,67 330,0 0,0">
            <text:p/>
          </draw:polygon>
          <draw:polygon draw:style-name="gr8" draw:layer="layout" svg:width="0.069cm" svg:height="0.595cm" svg:x="22.411cm" svg:y="11.322cm" svg:viewBox="0 0 70 596" draw:points="0,596 70,596 70,0 0,0">
            <text:p/>
          </draw:polygon>
          <draw:polygon draw:style-name="gr8" draw:layer="layout" svg:width="0.069cm" svg:height="0.595cm" svg:x="22.411cm" svg:y="11.913cm" svg:viewBox="0 0 70 596" draw:points="0,596 70,596 70,0 0,0">
            <text:p/>
          </draw:polygon>
          <draw:polygon draw:style-name="gr8" draw:layer="layout" svg:width="0.069cm" svg:height="0.595cm" svg:x="22.411cm" svg:y="12.504cm" svg:viewBox="0 0 70 596" draw:points="0,596 70,596 70,0 0,0">
            <text:p/>
          </draw:polygon>
          <draw:polygon draw:style-name="gr8" draw:layer="layout" svg:width="0.329cm" svg:height="1.771cm" svg:x="22.411cm" svg:y="13.095cm" svg:viewBox="0 0 330 1772" draw:points="0,1772 330,1772 330,1705 67,1705 67,0 0,0">
            <text:p/>
          </draw:polygon>
          <draw:path draw:style-name="gr8" draw:layer="layout" svg:width="0.402cm" svg:height="0.447cm" svg:x="22.823cm" svg:y="9.91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3.313cm" svg:y="10.03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2.823cm" svg:y="11.09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3.279cm" svg:y="11.2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3.184cm" svg:y="12.473cm" svg:viewBox="0 0 106 106" svg:d="M106 53c0-28-22-53-53-53-28 0-53 25-53 53 0 31 25 53 53 53 31 0 53-22 53-53z">
            <text:p/>
          </draw:path>
          <draw:path draw:style-name="gr8" draw:layer="layout" svg:width="0.105cm" svg:height="0.105cm" svg:x="23.184cm" svg:y="12.865cm" svg:viewBox="0 0 106 106" svg:d="M106 53c0-28-22-53-53-53-28 0-53 25-53 53 0 31 25 53 53 53 31 0 53-22 53-53z">
            <text:p/>
          </draw:path>
          <draw:path draw:style-name="gr8" draw:layer="layout" svg:width="0.105cm" svg:height="0.105cm" svg:x="23.184cm" svg:y="13.26cm" svg:viewBox="0 0 106 106" svg:d="M106 53c0-28-22-53-53-53-28 0-53 25-53 53 0 31 25 53 53 53 31 0 53-22 53-53z">
            <text:p/>
          </draw:path>
          <draw:path draw:style-name="gr8" draw:layer="layout" svg:width="0.402cm" svg:height="0.447cm" svg:x="22.775cm" svg:y="14.10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3.223cm" svg:y="14.38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3.733cm" svg:y="9.553cm" svg:viewBox="0 0 330 1772" draw:points="263,1772 330,1772 330,0 0,0 0,67 263,67">
            <text:p/>
          </draw:polygon>
          <draw:polygon draw:style-name="gr8" draw:layer="layout" svg:width="0.069cm" svg:height="0.595cm" svg:x="23.993cm" svg:y="11.322cm" svg:viewBox="0 0 70 596" draw:points="0,596 70,596 70,0 0,0">
            <text:p/>
          </draw:polygon>
          <draw:polygon draw:style-name="gr8" draw:layer="layout" svg:width="0.069cm" svg:height="0.595cm" svg:x="23.993cm" svg:y="11.913cm" svg:viewBox="0 0 70 596" draw:points="0,596 70,596 70,0 0,0">
            <text:p/>
          </draw:polygon>
          <draw:polygon draw:style-name="gr8" draw:layer="layout" svg:width="0.069cm" svg:height="0.595cm" svg:x="23.993cm" svg:y="12.504cm" svg:viewBox="0 0 70 596" draw:points="0,596 70,596 70,0 0,0">
            <text:p/>
          </draw:polygon>
          <draw:polygon draw:style-name="gr8" draw:layer="layout" svg:width="0.329cm" svg:height="1.771cm" svg:x="23.733cm" svg:y="13.095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|a_1,a_2,...a_m)=???§svg§600§FALSE§</svg:desc>
          <draw:polygon draw:style-name="gr7" draw:layer="layout" svg:width="12.228cm" svg:height="1.266cm" svg:x="8.128cm" svg:y="6.861cm" svg:viewBox="0 0 12229 1267" draw:points="6113,1267 0,1267 0,0 12229,0 12229,1267">
            <text:p/>
          </draw:polygon>
          <draw:path draw:style-name="gr8" draw:layer="layout" svg:width="0.633cm" svg:height="1.154cm" svg:x="8.196cm" svg:y="6.919cm" svg:viewBox="0 0 634 1155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2-47 238-112 238-4 0-36 0-61-22 57-4 72-50 72-68 0-29-25-47-51-47-32 0-68 29-68 79 0 54 58 86 108 86 68 0 122-75 144-122 40-83 68-234 72-245z">
            <text:p/>
          </draw:path>
          <draw:path draw:style-name="gr8" draw:layer="layout" svg:width="0.298cm" svg:height="1.266cm" svg:x="9.01cm" svg:y="6.861cm" svg:viewBox="0 0 299 1267" svg:d="M299 1256c0-3 0-7-25-29-159-158-198-399-198-593 0-220 46-440 205-598 18-18 18-18 18-22 0-10-7-14-15-14-14 0-129 86-205 248-65 141-79 281-79 386 0 100 14 251 83 395 79 159 187 238 201 238 8 0 15-4 15-11z">
            <text:p/>
          </draw:path>
          <draw:path draw:style-name="gr8" draw:layer="layout" svg:width="0.633cm" svg:height="0.575cm" svg:x="9.413cm" svg:y="7.25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053cm" svg:height="1.266cm" svg:x="10.248cm" svg:y="6.861cm" svg:viewBox="0 0 54 1267" svg:d="M54 47c0-25 0-47-25-47-29 0-29 22-29 47v1177c0 21 0 43 29 43 25 0 25-22 25-43z">
            <text:p/>
          </draw:path>
          <draw:path draw:style-name="gr8" draw:layer="layout" svg:width="0.582cm" svg:height="0.575cm" svg:x="10.5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1.217cm" svg:y="7.41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15cm" svg:height="0.381cm" svg:x="11.796cm" svg:y="7.674cm" svg:viewBox="0 0 151 382" svg:d="M151 133c0-83-32-133-83-133-43 0-68 32-68 68 0 33 25 69 68 69 15 0 33-7 47-18 4-4 4-4 4-4 3 0 3 0 3 18 0 97-43 173-86 216-14 11-14 15-14 18 0 11 7 15 10 15 15 0 119-98 119-249z">
            <text:p/>
          </draw:path>
          <draw:path draw:style-name="gr8" draw:layer="layout" svg:width="0.582cm" svg:height="0.575cm" svg:x="12.3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974cm" svg:y="7.41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15cm" svg:height="0.381cm" svg:x="13.593cm" svg:y="7.674cm" svg:viewBox="0 0 151 382" svg:d="M151 133c0-83-32-133-83-133-43 0-68 32-68 68 0 33 25 69 68 69 15 0 33-7 47-18 4-4 4-4 4-4 3 0 3 0 3 18 0 97-43 173-86 216-14 11-14 15-14 18 0 11 7 15 10 15 15 0 119-98 119-249z">
            <text:p/>
          </draw:path>
          <draw:path draw:style-name="gr8" draw:layer="layout" svg:width="0.136cm" svg:height="0.136cm" svg:x="14.158cm" svg:y="7.674cm" svg:viewBox="0 0 137 137" svg:d="M137 68c0-36-29-68-69-68-36 0-68 32-68 68 0 40 32 69 68 69 40 0 69-29 69-69z">
            <text:p/>
          </draw:path>
          <draw:path draw:style-name="gr8" draw:layer="layout" svg:width="0.136cm" svg:height="0.136cm" svg:x="14.507cm" svg:y="7.674cm" svg:viewBox="0 0 137 137" svg:d="M137 68c0-36-29-68-69-68-36 0-68 32-68 68 0 40 32 69 68 69 40 0 69-29 69-69z">
            <text:p/>
          </draw:path>
          <draw:path draw:style-name="gr8" draw:layer="layout" svg:width="0.136cm" svg:height="0.136cm" svg:x="14.86cm" svg:y="7.674cm" svg:viewBox="0 0 137 137" svg:d="M137 68c0-36-29-68-69-68-36 0-68 32-68 68 0 40 32 69 68 69 40 0 69-29 69-69z">
            <text:p/>
          </draw:path>
          <draw:path draw:style-name="gr8" draw:layer="layout" svg:width="0.582cm" svg:height="0.575cm" svg:x="15.151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816cm" svg:height="0.402cm" svg:x="15.814cm" svg:y="7.61cm" svg:viewBox="0 0 817 403" svg:d="M346 320c-8 18-15 51-15 54 0 18 18 29 33 29 14 0 28-11 32-21 4-8 11-36 18-54 4-18 14-58 18-80 7-21 11-39 14-61 11-39 11-39 29-68 29-43 72-94 141-94 50 0 54 40 54 61 0 54-40 155-54 191-8 25-11 33-11 51 0 46 39 75 83 75 90 0 129-122 129-137 0-10-11-10-14-10-15 0-15 3-18 14-18 72-58 108-94 108-18 0-21-11-21-32 0-18 3-33 21-72 7-26 47-123 47-173 0-15 0-51-36-76-14-14-40-25-83-25-79 0-126 54-155 90-7-76-72-90-115-90-75 0-126 47-151 83-7-65-58-83-97-83-36 0-58 29-69 47-21 36-32 86-32 90 0 11 11 11 14 11 15 0 15-4 22-26 11-54 29-97 65-97 21 0 29 18 29 43 0 18-8 51-15 76-7 22-14 61-21 79l-26 115c-3 11-10 33-10 36 0 18 18 29 28 29 18 0 33-11 36-21 4-8 11-36 18-54 4-18 15-58 18-80 4-21 11-39 15-61 11-36 11-43 39-79 22-36 65-83 134-83 50 0 50 47 50 61 0 26-4 36-14 87z">
            <text:p/>
          </draw:path>
          <draw:path draw:style-name="gr8" draw:layer="layout" svg:width="0.298cm" svg:height="1.266cm" svg:x="16.804cm" svg:y="6.861cm" svg:viewBox="0 0 299 1267" svg:d="M299 634c0-98-15-252-87-396-75-155-187-238-198-238-10 0-14 4-14 14 0 4 0 4 25 29 126 126 198 328 198 591 0 219-47 442-205 601-18 14-18 18-18 21 0 7 4 11 14 11 11 0 126-86 202-245 65-140 83-281 83-388z">
            <text:p/>
          </draw:path>
          <draw:path draw:style-name="gr8" draw:layer="layout" svg:width="0.845cm" svg:height="0.298cm" svg:x="17.646cm" svg:y="7.34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456cm" svg:height="0.895cm" svg:x="18.629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  <draw:path draw:style-name="gr8" draw:layer="layout" svg:width="0.456cm" svg:height="0.895cm" svg:x="19.227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  <draw:path draw:style-name="gr8" draw:layer="layout" svg:width="0.456cm" svg:height="0.895cm" svg:x="19.824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&lt;repeat previous example with error bars&gt;</text:p>
              </text:list-item>
              <text:list-item>
                <text:p>&lt;large sigma allows large residual, line can be far from outliers&gt;</text:p>
              </text:list-item>
              <text:list-item>
                <text:p>&lt;small sigma penalizes large residual, line forced nearer to outliers&gt;</text:p>
                <text:p/>
              </text:list-item>
            </text:list>
          </draw:text-box>
        </draw:frame>
        <draw:g>
          <svg:title>TexMaths</svg:title>
          <svg:desc>28§latex§\begin{eqnarray*}
W=
\begin{bmatrix}
\frac{1}{\sigma_1^2} &amp; &amp; &amp; \\
&amp; \frac{1}{\sigma_2^2} &amp; &amp; \\
&amp; &amp; \ddots &amp; \\
&amp; &amp; &amp; \frac{1}{\sigma_n^2}
\end{bmatrix}\\
\Delta = (A'WA)^{-1}A'Wr
\end{eqnarray*}§svg§600§FALSE§</svg:desc>
          <draw:polygon draw:style-name="gr7" draw:layer="layout" svg:width="11.333cm" svg:height="7.52cm" svg:x="8.478cm" svg:y="12.799cm" svg:viewBox="0 0 11334 7521" draw:points="5667,7521 0,7521 0,0 11334,0 11334,7521">
            <text:p/>
          </draw:polygon>
          <draw:path draw:style-name="gr8" draw:layer="layout" svg:width="0.979cm" svg:height="0.696cm" svg:x="8.531cm" svg:y="15.386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657cm" svg:height="0.231cm" svg:x="9.872cm" svg:y="15.69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11.177cm" svg:y="12.861cm" svg:viewBox="0 0 330 1772" draw:points="0,1772 67,1772 67,67 330,67 330,0 0,0">
            <text:p/>
          </draw:polygon>
          <draw:polygon draw:style-name="gr8" draw:layer="layout" svg:width="0.069cm" svg:height="0.595cm" svg:x="11.177cm" svg:y="14.63cm" svg:viewBox="0 0 70 596" draw:points="0,596 70,596 70,0 0,0">
            <text:p/>
          </draw:polygon>
          <draw:polygon draw:style-name="gr8" draw:layer="layout" svg:width="0.069cm" svg:height="0.595cm" svg:x="11.177cm" svg:y="15.221cm" svg:viewBox="0 0 70 596" draw:points="0,596 70,596 70,0 0,0">
            <text:p/>
          </draw:polygon>
          <draw:polygon draw:style-name="gr8" draw:layer="layout" svg:width="0.069cm" svg:height="0.595cm" svg:x="11.177cm" svg:y="15.812cm" svg:viewBox="0 0 70 596" draw:points="0,596 70,596 70,0 0,0">
            <text:p/>
          </draw:polygon>
          <draw:polygon draw:style-name="gr8" draw:layer="layout" svg:width="0.069cm" svg:height="0.595cm" svg:x="11.177cm" svg:y="16.403cm" svg:viewBox="0 0 70 596" draw:points="0,596 70,596 70,0 0,0">
            <text:p/>
          </draw:polygon>
          <draw:polygon draw:style-name="gr8" draw:layer="layout" svg:width="0.329cm" svg:height="1.771cm" svg:x="11.177cm" svg:y="16.994cm" svg:viewBox="0 0 330 1772" draw:points="0,1772 330,1772 330,1705 67,1705 67,0 0,0">
            <text:p/>
          </draw:polygon>
          <draw:path draw:style-name="gr8" draw:layer="layout" svg:width="0.254cm" svg:height="0.458cm" svg:x="11.941cm" svg:y="12.785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867cm" svg:height="0.041cm" svg:x="11.631cm" svg:y="13.365cm" svg:viewBox="0 0 868 42" draw:points="434,42 0,42 0,0 868,0 868,42">
            <text:p/>
          </draw:polygon>
          <draw:path draw:style-name="gr8" draw:layer="layout" svg:width="0.399cm" svg:height="0.307cm" svg:x="11.67cm" svg:y="13.701cm" svg:viewBox="0 0 400 308" svg:d="M364 48c14 0 20 0 25-6 11-8 11-17 11-22 0-20-16-20-28-20h-179c-109 0-193 109-193 193 0 65 48 115 118 115 89 0 187-81 187-188 0-11 0-42-19-72zM120 288c-39 0-70-25-70-75 0-20 14-165 132-165 36 0 73 14 73 64 0 14-9 76-42 123-28 39-67 53-93 53z">
            <text:p/>
          </draw:path>
          <draw:path draw:style-name="gr8" draw:layer="layout" svg:width="0.248cm" svg:height="0.329cm" svg:x="12.157cm" svg:y="13.432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203cm" svg:height="0.329cm" svg:x="12.157cm" svg:y="13.88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254cm" svg:height="0.458cm" svg:x="14.027cm" svg:y="14.199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867cm" svg:height="0.041cm" svg:x="13.717cm" svg:y="14.776cm" svg:viewBox="0 0 868 42" draw:points="434,42 0,42 0,0 868,0 868,42">
            <text:p/>
          </draw:polygon>
          <draw:path draw:style-name="gr8" draw:layer="layout" svg:width="0.399cm" svg:height="0.304cm" svg:x="13.756cm" svg:y="15.115cm" svg:viewBox="0 0 400 305" svg:d="M364 48c14 0 20 0 25-6 11-8 11-17 11-22 0-20-16-20-28-20h-179c-109 0-193 109-193 193 0 65 48 112 118 112 89 0 187-78 187-185 0-11 0-42-19-72zM120 288c-39 0-70-25-70-75 0-20 14-165 132-165 36 0 73 14 73 64 0 14-9 76-42 123-28 39-67 53-93 53z">
            <text:p/>
          </draw:path>
          <draw:path draw:style-name="gr8" draw:layer="layout" svg:width="0.248cm" svg:height="0.329cm" svg:x="14.24cm" svg:y="14.84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248cm" svg:height="0.329cm" svg:x="14.215cm" svg:y="15.297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5.822cm" svg:y="16.313cm" svg:viewBox="0 0 106 106" svg:d="M106 53c0-28-22-53-53-53-28 0-53 25-53 53 0 31 25 53 53 53 31 0 53-22 53-53z">
            <text:p/>
          </draw:path>
          <draw:path draw:style-name="gr8" draw:layer="layout" svg:width="0.105cm" svg:height="0.105cm" svg:x="16.203cm" svg:y="16.607cm" svg:viewBox="0 0 106 106" svg:d="M106 53c0-28-22-53-53-53-28 0-53 25-53 53 0 31 25 53 53 53 31 0 53-22 53-53z">
            <text:p/>
          </draw:path>
          <draw:path draw:style-name="gr8" draw:layer="layout" svg:width="0.105cm" svg:height="0.105cm" svg:x="16.587cm" svg:y="16.904cm" svg:viewBox="0 0 106 106" svg:d="M106 53c0-28-22-53-53-53-28 0-53 25-53 53 0 31 25 53 53 53 31 0 53-22 53-53z">
            <text:p/>
          </draw:path>
          <draw:path draw:style-name="gr8" draw:layer="layout" svg:width="0.254cm" svg:height="0.458cm" svg:x="18.28cm" svg:y="17.447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94cm" svg:height="0.041cm" svg:x="17.933cm" svg:y="18.027cm" svg:viewBox="0 0 941 42" draw:points="470,42 0,42 0,0 941,0 941,42">
            <text:p/>
          </draw:polygon>
          <draw:path draw:style-name="gr8" draw:layer="layout" svg:width="0.399cm" svg:height="0.307cm" svg:x="17.972cm" svg:y="18.335cm" svg:viewBox="0 0 400 308" svg:d="M364 48c14 0 20 0 25-6 11-8 11-17 11-22 0-20-16-20-28-20h-179c-109 0-193 109-193 193 0 65 48 115 118 115 89 0 187-81 187-188 0-11 0-42-19-72zM120 288c-39 0-70-25-70-75 0-20 14-165 132-165 36 0 73 14 73 64 0 14-9 76-42 123-28 39-67 53-93 53z">
            <text:p/>
          </draw:path>
          <draw:path draw:style-name="gr8" draw:layer="layout" svg:width="0.248cm" svg:height="0.329cm" svg:x="18.457cm" svg:y="18.105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46cm" svg:height="0.226cm" svg:x="18.434cm" svg:y="18.609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olygon draw:style-name="gr8" draw:layer="layout" svg:width="0.329cm" svg:height="1.771cm" svg:x="18.997cm" svg:y="12.861cm" svg:viewBox="0 0 330 1772" draw:points="263,1772 330,1772 330,0 0,0 0,67 263,67">
            <text:p/>
          </draw:polygon>
          <draw:polygon draw:style-name="gr8" draw:layer="layout" svg:width="0.069cm" svg:height="0.595cm" svg:x="19.255cm" svg:y="14.63cm" svg:viewBox="0 0 70 596" draw:points="0,596 70,596 70,0 0,0">
            <text:p/>
          </draw:polygon>
          <draw:polygon draw:style-name="gr8" draw:layer="layout" svg:width="0.069cm" svg:height="0.595cm" svg:x="19.255cm" svg:y="15.221cm" svg:viewBox="0 0 70 596" draw:points="0,596 70,596 70,0 0,0">
            <text:p/>
          </draw:polygon>
          <draw:polygon draw:style-name="gr8" draw:layer="layout" svg:width="0.069cm" svg:height="0.595cm" svg:x="19.255cm" svg:y="15.812cm" svg:viewBox="0 0 70 596" draw:points="0,596 70,596 70,0 0,0">
            <text:p/>
          </draw:polygon>
          <draw:polygon draw:style-name="gr8" draw:layer="layout" svg:width="0.069cm" svg:height="0.595cm" svg:x="19.255cm" svg:y="16.403cm" svg:viewBox="0 0 70 596" draw:points="0,596 70,596 70,0 0,0">
            <text:p/>
          </draw:polygon>
          <draw:polygon draw:style-name="gr8" draw:layer="layout" svg:width="0.329cm" svg:height="1.771cm" svg:x="18.997cm" svg:y="16.994cm" svg:viewBox="0 0 330 1772" draw:points="263,1705 0,1705 0,1772 330,1772 330,0 263,0">
            <text:p/>
          </draw:polygon>
          <draw:path draw:style-name="gr8" draw:layer="layout" svg:width="0.727cm" svg:height="0.707cm" svg:x="10.53cm" svg:y="19.36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1.633cm" svg:y="19.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12.714cm" svg:y="19.33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13.033cm" svg:y="19.36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13.773cm" svg:y="19.281cm" svg:viewBox="0 0 176 358" svg:d="M168 62c6-14 8-20 8-23 0-22-19-39-42-39-28 0-36 22-39 34l-92 299c0 3-3 11-3 11 0 9 22 14 28 14 3 0 6 0 8-11z">
            <text:p/>
          </draw:path>
          <draw:path draw:style-name="gr8" draw:layer="layout" svg:width="0.979cm" svg:height="0.696cm" svg:x="14.069cm" svg:y="19.399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677cm" svg:height="0.707cm" svg:x="15.114cm" svg:y="19.36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15.875cm" svg:y="19.33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16.276cm" svg:y="19.474cm" svg:viewBox="0 0 468 36" svg:d="M440 36c11 0 28 0 28-16 0-20-14-20-28-20h-412c-11 0-28 0-28 17 0 19 17 19 28 19z">
            <text:p/>
          </draw:path>
          <draw:path draw:style-name="gr8" draw:layer="layout" svg:width="0.254cm" svg:height="0.458cm" svg:x="16.892cm" svg:y="19.20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17.292cm" svg:y="19.36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18.028cm" svg:y="19.281cm" svg:viewBox="0 0 176 358" svg:d="M168 62c6-14 8-20 8-23 0-22-19-39-42-39-28 0-36 22-39 34l-92 299c0 3-3 11-3 11 0 9 22 14 28 14 3 0 6 0 8-11z">
            <text:p/>
          </draw:path>
          <draw:path draw:style-name="gr8" draw:layer="layout" svg:width="0.979cm" svg:height="0.696cm" svg:x="18.325cm" svg:y="19.399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402cm" svg:height="0.447cm" svg:x="19.367cm" svg:y="19.63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0">Multi-Image Geopositioning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show 3 frames, non-intersrecting rays</text:p>
              </text:list-item>
              <text:list-item>
                <text:p>show candidate ground point</text:p>
              </text:list-item>
              <text:list-item>
                <text:p>show projection into images, residuals</text:p>
              </text:list-item>
              <text:list-item>
                <text:p>g2i(x,y,z)=(r,c)</text:p>
              </text:list-item>
              <text:list-item>
                <text:p>Paste sm101 slides for numerical ground partials?</text:p>
              </text:list-item>
              <text:list-item>
                <text:p>Show A\Delta g=r filled with gparts and resids</text:p>
              </text:list-item>
              <text:list-item>
                <text:p>Diagonalize/decompose (now or later?)</text:p>
              </text:list-item>
              <text:list-item>
                <text:p>Draw meas err circles add W to equations</text:p>
              </text:list-item>
              <text:list-item>
                <text:p>Draw “wiggled” image rays, reproject to increase meas err circles</text:p>
              </text:list-item>
              <text:list-item>
                <text:p>gparts nonlinear, need to ite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Covarianc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inv(A'WA) is output covariance (predicted error)</text:p>
                <text:list>
                  <text:list-item>
                    <text:p>Estimate of accuracy of solved answer</text:p>
                  </text:list-item>
                  <text:list-item>
                    <text:p>Depends on meas sigmas, sensor parameter sigmas, collection geometry</text:p>
                  </text:list-item>
                  <text:list-item>
                    <text:p>Visualize diagonal with sigmas in 3 dimensions</text:p>
                  </text:list-item>
                  <text:list-item>
                    <text:p>Visualize non-diagonal with sigmas=evals along 3 evecs</text:p>
                  </text:list-item>
                </text:list>
              </text:list-item>
              <text:list-item>
                <text:p>Reference variance (paste goldilocks, mama/papa bears)</text:p>
                <text:list>
                  <text:list-item>
                    <text:p>&gt;&gt;1 if distribution of resids too large for W</text:p>
                  </text:list-item>
                  <text:list-item>
                    <text:p>&lt;&lt;1 if distribution of resids too small for W</text:p>
                  </text:list-item>
                  <text:list-item>
                    <text:p>~1 if just 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1.46cm" svg:height="12.179cm" svg:x="1.4cm" svg:y="4.914cm" presentation:class="outline" presentation:user-transformed="true">
          <draw:text-box>
            <text:list text:style-name="L1">
              <text:list-item>
                <text:p>Start with one nadir ray, image error <text:s/></text:p>
                <text:p/>
                <text:p/>
              </text:list-item>
              <text:list-item>
                <text:p>Ray is Z axis; ground partials X/Y axes</text:p>
              </text:list-item>
              <text:list-item>
                <text:p>With just one ray, the least squares system under-determined!</text:p>
                <text:list>
                  <text:list-item>
                    <text:p>2 equations, 3 unknowns</text:p>
                  </text:list-item>
                </text:list>
                <text:p/>
              </text:list-item>
            </text:list>
          </draw:text-box>
        </draw:frame>
        <draw:line draw:style-name="gr2" draw:text-style-name="P1" draw:layer="layout" svg:x1="23.876cm" svg:y1="4.826cm" svg:x2="23.876cm" svg:y2="14.732cm">
          <text:p/>
        </draw:line>
        <draw:line draw:style-name="gr4" draw:text-style-name="P1" draw:layer="layout" svg:x1="23.876cm" svg:y1="14.732cm" svg:x2="26.162cm" svg:y2="14.732cm">
          <text:p/>
        </draw:line>
        <draw:line draw:style-name="gr4" draw:text-style-name="P1" draw:layer="layout" svg:x1="23.876cm" svg:y1="14.732cm" svg:x2="25.4cm" svg:y2="13.462cm">
          <text:p/>
        </draw:line>
        <draw:g>
          <svg:title>TexMaths</svg:title>
          <svg:desc>28§display§C=\begin{bmatrix}\sigma^2 &amp; 0\\0 &amp; \sigma^2\end{bmatrix};
W=\begin{bmatrix}1/\sigma^2 &amp; 0\\0 &amp; 1/\sigma^2\end{bmatrix}§svg§600§FALSE§</svg:desc>
          <draw:polygon draw:style-name="gr7" draw:layer="layout" svg:width="15.223cm" svg:height="2.354cm" svg:x="3.556cm" svg:y="6.858cm" svg:viewBox="0 0 15224 2355" draw:points="7613,2355 0,2355 0,0 15224,0 15224,2355">
            <text:p/>
          </draw:polygon>
          <draw:path draw:style-name="gr8" draw:layer="layout" svg:width="0.702cm" svg:height="0.719cm" svg:x="3.606cm" svg:y="7.59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8" draw:layer="layout" svg:width="0.657cm" svg:height="0.231cm" svg:x="4.656cm" svg:y="7.9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5.883cm" svg:y="6.858cm" svg:viewBox="0 0 260 2363" draw:points="0,2363 260,2363 260,2310 56,2310 56,53 260,53 260,0 0,0">
            <text:p/>
          </draw:polygon>
          <draw:path draw:style-name="gr8" draw:layer="layout" svg:width="0.523cm" svg:height="0.436cm" svg:x="6.194cm" svg:y="7.2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6.796cm" svg:y="6.8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8.49cm" svg:y="7.0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6.468cm" svg:y="8.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523cm" svg:height="0.436cm" svg:x="8.215cm" svg:y="8.4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8.817cm" svg:y="8.0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9.232cm" svg:y="6.858cm" svg:viewBox="0 0 260 2363" draw:points="207,2310 0,2310 0,2363 260,2363 260,0 0,0 0,53 207,53">
            <text:p/>
          </draw:polygon>
          <draw:path draw:style-name="gr8" draw:layer="layout" svg:width="0.108cm" svg:height="0.615cm" svg:x="9.985cm" svg:y="7.86cm" svg:viewBox="0 0 109 616" svg:d="M106 53c0-31-22-53-53-53-28 0-53 22-53 53 0 28 25 51 53 51 31 0 53-23 53-51zM87 414c0 28 0 107-65 180-5 8-5 8-5 11 0 8 5 11 8 11 11 0 84-78 84-193 0-28 0-101-56-101-33 0-53 25-53 50 0 28 17 54 53 54 6 0 9 0 9 0 8-3 19-3 25-12z">
            <text:p/>
          </draw:path>
          <draw:path draw:style-name="gr8" draw:layer="layout" svg:width="0.979cm" svg:height="0.696cm" svg:x="10.391cm" svg:y="7.614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657cm" svg:height="0.231cm" svg:x="11.729cm" svg:y="7.9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12.956cm" svg:y="6.858cm" svg:viewBox="0 0 260 2363" draw:points="0,2363 260,2363 260,2310 56,2310 56,53 260,53 260,0 0,0">
            <text:p/>
          </draw:polygon>
          <draw:path draw:style-name="gr8" draw:layer="layout" svg:width="0.327cm" svg:height="0.657cm" svg:x="13.317cm" svg:y="7.02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3.773cm" svg:y="6.948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4.247cm" svg:y="7.2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4.849cm" svg:y="6.8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7.041cm" svg:y="7.0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4.034cm" svg:y="8.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6.324cm" svg:y="8.2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6.781cm" svg:y="8.126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7.254cm" svg:y="8.4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7.856cm" svg:y="8.0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18.273cm" svg:y="6.858cm" svg:viewBox="0 0 260 2363" draw:points="207,2310 0,2310 0,2363 260,2363 260,0 0,0 0,53 207,53">
            <text:p/>
          </draw:polygon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16.888cm" svg:height="14.898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“Ellipsoid” is vertical cylinder</text:p>
              </text:list-item>
            </text:list>
          </draw:text-box>
        </draw:frame>
        <draw:g>
          <svg:title>TexMaths</svg:title>
          <svg:desc>28§latex§\begin{eqnarray*}
W_Z &amp;=&amp;
\begin{bmatrix}1&amp;0\\0&amp;1\\0&amp;0\end{bmatrix}
\begin{bmatrix}1/\sigma^2 &amp;0 \\ 0&amp;1/\sigma^2 \end{bmatrix}
\begin{bmatrix}1&amp;0&amp;0\\0&amp;1&amp;0\end{bmatrix}\\
&amp;=&amp;\begin{bmatrix}1/\sigma^2&amp;0&amp;0 \\ 0&amp; 1/\sigma^2 &amp;0 \\ 0&amp;0&amp;0\end{bmatrix}\\
C_Z &amp; = &amp;
\begin{bmatrix}\sigma^2&amp;0&amp;0 \\ 0&amp; \sigma^2 &amp;0 \\ 0&amp;0&amp;\infty\end{bmatrix}
\end{eqnarray*}§svg§600§FALSE§</svg:desc>
          <draw:polygon draw:style-name="gr7" draw:layer="layout" svg:width="18.457cm" svg:height="11.412cm" svg:x="1.4cm" svg:y="4.914cm" svg:viewBox="0 0 18458 11413" draw:points="9229,11413 0,11413 0,0 18458,0 18458,11413">
            <text:p/>
          </draw:polygon>
          <draw:path draw:style-name="gr8" draw:layer="layout" svg:width="0.979cm" svg:height="0.696cm" svg:x="1.453cm" svg:y="6.258cm" svg:viewBox="0 0 980 697" svg:d="M851 115c25-45 48-79 109-84 12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3 36l42 605c3 17 3 25 17 25 11 0 14-5 23-22l291-504 36 501c3 20 6 25 17 25s17-11 22-19z">
            <text:p/>
          </draw:path>
          <draw:path draw:style-name="gr8" draw:layer="layout" svg:width="0.495cm" svg:height="0.472cm" svg:x="2.38cm" svg:y="6.608cm" svg:viewBox="0 0 496 473" svg:d="M487 28c6-6 9-11 9-20 0-8-6-8-17-8h-325c-17 0-20 0-22 14l-40 123c-2 9-2 11-2 11 0 6 2 12 11 12 11 0 11-6 14-12 33-98 87-123 176-123h123l-403 417c-5 6-11 12-11 23 0 8 6 8 20 8h333c19 0 19 0 25-14l48-154c2-8 2-11 2-11 0 0 0-11-11-11-8 0-8 3-14 19-31 96-67 143-187 143h-132z">
            <text:p/>
          </draw:path>
          <draw:path draw:style-name="gr8" draw:layer="layout" svg:width="0.657cm" svg:height="0.231cm" svg:x="4.001cm" svg:y="6.56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6.017cm" svg:y="4.914cm" svg:viewBox="0 0 330 1772" draw:points="0,1772 67,1772 67,67 330,67 330,0 0,0">
            <text:p/>
          </draw:polygon>
          <draw:polygon draw:style-name="gr8" draw:layer="layout" svg:width="0.329cm" svg:height="1.771cm" svg:x="6.017cm" svg:y="6.686cm" svg:viewBox="0 0 330 1772" draw:points="0,1772 330,1772 330,1705 67,1705 67,0 0,0">
            <text:p/>
          </draw:polygon>
          <draw:path draw:style-name="gr8" draw:layer="layout" svg:width="0.327cm" svg:height="0.657cm" svg:x="6.44cm" svg:y="5.08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7.868cm" svg:y="5.085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6.393cm" svg:y="6.26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7.916cm" svg:y="6.26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6.393cm" svg:y="7.448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868cm" svg:y="7.448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329cm" svg:height="1.771cm" svg:x="8.327cm" svg:y="4.914cm" svg:viewBox="0 0 330 1772" draw:points="263,1772 330,1772 330,0 0,0 0,67 263,67">
            <text:p/>
          </draw:polygon>
          <draw:polygon draw:style-name="gr8" draw:layer="layout" svg:width="0.329cm" svg:height="1.771cm" svg:x="8.327cm" svg:y="6.686cm" svg:viewBox="0 0 330 1772" draw:points="263,1705 0,1705 0,1772 330,1772 330,0 263,0">
            <text:p/>
          </draw:polygon>
          <draw:polygon draw:style-name="gr8" draw:layer="layout" svg:width="0.259cm" svg:height="2.362cm" svg:x="9.386cm" svg:y="5.505cm" svg:viewBox="0 0 260 2363" draw:points="0,2363 260,2363 260,2310 56,2310 56,53 260,53 260,0 0,0">
            <text:p/>
          </draw:polygon>
          <draw:path draw:style-name="gr8" draw:layer="layout" svg:width="0.327cm" svg:height="0.657cm" svg:x="9.747cm" svg:y="5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0.206cm" svg:y="5.592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0.679cm" svg:y="5.90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1.279cm" svg:y="5.51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3.471cm" svg:y="5.67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0.464cm" svg:y="6.857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2.754cm" svg:y="6.8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3.213cm" svg:y="6.773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3.687cm" svg:y="7.08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4.289cm" svg:y="6.69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14.706cm" svg:y="5.505cm" svg:viewBox="0 0 260 2363" draw:points="207,2310 0,2310 0,2363 260,2363 260,0 0,0 0,53 207,53">
            <text:p/>
          </draw:polygon>
          <draw:polygon draw:style-name="gr8" draw:layer="layout" svg:width="0.259cm" svg:height="2.362cm" svg:x="15.622cm" svg:y="5.505cm" svg:viewBox="0 0 260 2363" draw:points="0,2363 260,2363 260,2310 56,2310 56,53 260,53 260,0 0,0">
            <text:p/>
          </draw:polygon>
          <draw:path draw:style-name="gr8" draw:layer="layout" svg:width="0.327cm" svg:height="0.657cm" svg:x="15.983cm" svg:y="5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17.408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8.884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5.932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7.458cm" svg:y="6.8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18.884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259cm" svg:height="2.362cm" svg:x="19.351cm" svg:y="5.505cm" svg:viewBox="0 0 260 2363" draw:points="207,2310 0,2310 0,2363 260,2363 260,0 0,0 0,53 207,53">
            <text:p/>
          </draw:polygon>
          <draw:path draw:style-name="gr8" draw:layer="layout" svg:width="0.657cm" svg:height="0.231cm" svg:x="4.001cm" svg:y="10.5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6.017cm" svg:y="8.851cm" svg:viewBox="0 0 330 1772" draw:points="0,1772 67,1772 67,67 330,67 330,0 0,0">
            <text:p/>
          </draw:polygon>
          <draw:polygon draw:style-name="gr8" draw:layer="layout" svg:width="0.329cm" svg:height="1.771cm" svg:x="6.017cm" svg:y="10.621cm" svg:viewBox="0 0 330 1772" draw:points="0,1772 330,1772 330,1705 67,1705 67,0 0,0">
            <text:p/>
          </draw:polygon>
          <draw:path draw:style-name="gr8" draw:layer="layout" svg:width="0.327cm" svg:height="0.657cm" svg:x="6.44cm" svg:y="9.0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6.897cm" svg:y="8.938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7.37cm" svg:y="9.254cm" svg:viewBox="0 0 524 437" svg:d="M476 59c11 0 48 0 48-37 0-22-20-22-40-22h-224c-151 0-260 162-260 280 0 90 59 157 148 157 118 0 250-118 250-272 0-17 0-64-31-106zM148 417c-47 0-86-36-86-109 0-28 11-109 47-168 39-70 101-81 135-81 81 0 89 64 89 95 0 45-19 126-53 179-39 56-92 84-132 84z">
            <text:p/>
          </draw:path>
          <draw:path draw:style-name="gr8" draw:layer="layout" svg:width="0.307cm" svg:height="0.458cm" svg:x="7.972cm" svg:y="8.86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0.164cm" svg:y="9.02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2.407cm" svg:y="9.022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157cm" svg:y="10.20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9.447cm" svg:y="10.2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9.904cm" svg:y="10.119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0.377cm" svg:y="10.433cm" svg:viewBox="0 0 524 437" svg:d="M476 59c11 0 48 0 48-34 0-25-20-25-40-25h-224c-151 0-260 162-260 280 0 90 59 157 148 157 118 0 250-118 250-272 0-17 0-64-31-106zM148 417c-47 0-86-36-86-109 0-28 11-109 47-168 39-70 101-81 135-81 81 0 89 64 89 95 0 45-19 126-53 179-39 56-92 84-132 84z">
            <text:p/>
          </draw:path>
          <draw:path draw:style-name="gr8" draw:layer="layout" svg:width="0.307cm" svg:height="0.458cm" svg:x="10.979cm" svg:y="10.04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2.407cm" svg:y="10.203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157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0.164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2.407cm" svg:y="11.382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329cm" svg:height="1.771cm" svg:x="12.866cm" svg:y="8.851cm" svg:viewBox="0 0 330 1772" draw:points="263,1772 330,1772 330,0 0,0 0,67 263,67">
            <text:p/>
          </draw:polygon>
          <draw:polygon draw:style-name="gr8" draw:layer="layout" svg:width="0.329cm" svg:height="1.771cm" svg:x="12.866cm" svg:y="10.621cm" svg:viewBox="0 0 330 1772" draw:points="263,1705 0,1705 0,1772 330,1772 330,0 263,0">
            <text:p/>
          </draw:polygon>
          <draw:path draw:style-name="gr8" draw:layer="layout" svg:width="0.702cm" svg:height="0.719cm" svg:x="1.674cm" svg:y="14.11cm" svg:viewBox="0 0 703 720" svg:d="M703 11c0-5-3-11-11-11-3 0-6 0-17 11l-67 76c-9-14-56-87-166-87-221 0-442 218-442 448 0 162 118 272 269 272 84 0 159-42 213-87 92-81 109-171 109-174 0-8-11-8-14-8-6 0-9 0-11 8-9 28-31 98-101 157-67 56-129 73-182 73-87 0-193-53-193-207 0-56 22-216 120-331 59-70 154-120 241-120 101 0 159 75 159 190 0 39-2 39-2 51 0 11 11 11 14 11 14 0 14-3 16-23z">
            <text:p/>
          </draw:path>
          <draw:path draw:style-name="gr8" draw:layer="layout" svg:width="0.495cm" svg:height="0.472cm" svg:x="2.383cm" svg:y="14.482cm" svg:viewBox="0 0 496 473" svg:d="M487 28c6-6 9-11 9-20 0-8-6-8-17-8h-325c-17 0-20 0-22 14l-40 126c-2 6-2 8-2 8 0 6 2 12 11 12 11 0 11-6 14-12 33-98 87-123 176-123h123l-403 417c-5 6-11 12-11 23 0 8 6 8 20 8h333c19 0 19 0 25-14l48-154c2-8 2-11 2-11 0 0 0-11-11-11-8 0-8 3-14 19-31 96-67 143-187 143h-132z">
            <text:p/>
          </draw:path>
          <draw:path draw:style-name="gr8" draw:layer="layout" svg:width="0.657cm" svg:height="0.231cm" svg:x="4.001cm" svg:y="14.44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6.017cm" svg:y="12.788cm" svg:viewBox="0 0 330 1772" draw:points="0,1772 67,1772 67,67 330,67 330,0 0,0">
            <text:p/>
          </draw:polygon>
          <draw:polygon draw:style-name="gr8" draw:layer="layout" svg:width="0.329cm" svg:height="1.771cm" svg:x="6.017cm" svg:y="14.558cm" svg:viewBox="0 0 330 1772" draw:points="0,1772 330,1772 330,1705 67,1705 67,0 0,0">
            <text:p/>
          </draw:polygon>
          <draw:path draw:style-name="gr8" draw:layer="layout" svg:width="0.523cm" svg:height="0.436cm" svg:x="6.39cm" svg:y="13.188cm" svg:viewBox="0 0 524 437" svg:d="M476 59c11 0 48 0 48-37 0-22-20-22-40-22h-224c-151 0-260 162-260 280 0 90 59 157 148 157 118 0 250-118 250-272 0-17 0-64-31-106zM148 417c-47 0-86-36-86-109 0-28 11-109 47-168 39-70 101-81 135-81 81 0 89 64 89 95 0 45-19 126-53 179-39 56-92 84-132 84z">
            <text:p/>
          </draw:path>
          <draw:path draw:style-name="gr8" draw:layer="layout" svg:width="0.307cm" svg:height="0.458cm" svg:x="6.992cm" svg:y="12.79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8.689cm" svg:y="12.95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0.685cm" svg:y="12.95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6.664cm" svg:y="14.1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523cm" svg:height="0.436cm" svg:x="8.414cm" svg:y="14.37cm" svg:viewBox="0 0 524 437" svg:d="M476 59c11 0 48 0 48-37 0-22-20-22-40-22h-224c-151 0-260 162-260 280 0 90 59 157 148 157 118 0 250-118 250-272 0-17 0-64-31-106zM148 417c-47 0-86-36-86-109 0-28 11-109 47-168 39-70 101-81 135-81 81 0 89 64 89 95 0 45-19 126-53 179-39 56-92 84-132 84z">
            <text:p/>
          </draw:path>
          <draw:path draw:style-name="gr8" draw:layer="layout" svg:width="0.307cm" svg:height="0.458cm" svg:x="9.016cm" svg:y="13.98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0.685cm" svg:y="14.1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6.664cm" svg:y="15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8.689cm" svg:y="15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875cm" svg:height="0.447cm" svg:x="10.453cm" svg:y="15.54cm" svg:viewBox="0 0 876 448" svg:d="M448 168c-53-67-67-81-98-106-53-45-109-62-160-62-114 0-190 109-190 224s73 224 188 224c112 0 193-90 243-168 53 67 65 81 95 106 56 45 110 62 160 62 118 0 190-109 190-224s-72-224-184-224c-115 0-196 90-244 168zM473 202c39-70 112-171 224-171 107 0 160 103 160 193 0 98-67 176-154 176-56 0-101-42-123-61-23-28-48-59-107-137zM406 246c-42 70-115 171-227 171-103 0-157-103-157-193 0-95 65-176 152-176 58 0 103 42 123 61 25 28 47 59 109 137z">
            <text:p/>
          </draw:path>
          <draw:polygon draw:style-name="gr8" draw:layer="layout" svg:width="0.329cm" svg:height="1.771cm" svg:x="11.391cm" svg:y="12.788cm" svg:viewBox="0 0 330 1772" draw:points="263,1772 330,1772 330,0 0,0 0,67 263,67">
            <text:p/>
          </draw:polygon>
          <draw:polygon draw:style-name="gr8" draw:layer="layout" svg:width="0.329cm" svg:height="1.771cm" svg:x="11.391cm" svg:y="14.558cm" svg:viewBox="0 0 330 1772" draw:points="263,1705 0,1705 0,1772 330,1772 330,0 263,0">
            <text:p/>
          </draw:polygon>
        </draw:g>
        <draw:custom-shape draw:style-name="gr12" draw:text-style-name="P1" draw:layer="Layout" svg:width="1.524cm" svg:height="0.508cm" svg:x="23.11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876cm" svg:y1="4.826cm" svg:x2="23.876cm" svg:y2="14.732cm">
          <text:p/>
        </draw:line>
        <draw:line draw:style-name="gr4" draw:text-style-name="P1" draw:layer="layout" svg:x1="23.876cm" svg:y1="14.732cm" svg:x2="26.162cm" svg:y2="14.732cm">
          <text:p/>
        </draw:line>
        <draw:line draw:style-name="gr4" draw:text-style-name="P1" draw:layer="layout" svg:x1="23.876cm" svg:y1="14.732cm" svg:x2="25.4cm" svg:y2="13.462cm">
          <text:p/>
        </draw:line>
        <draw:line draw:style-name="gr13" draw:text-style-name="P1" draw:layer="layout" svg:x1="23.114cm" svg:y1="18.034cm" svg:x2="23.114cm" svg:y2="5.588cm">
          <text:p/>
        </draw:line>
        <draw:line draw:style-name="gr13" draw:text-style-name="P1" draw:layer="layout" svg:x1="24.638cm" svg:y1="18.034cm" svg:x2="24.638cm" svg:y2="5.58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g>
          <svg:title>TexMaths</svg:title>
          <svg:desc>24§latex§\begin{eqnarray*}
W_X &amp;=&amp;
\begin{bmatrix}0&amp;0\\1&amp;0\\0&amp;1\end{bmatrix}
\begin{bmatrix}1/\sigma^2 &amp;0 \\ 0&amp;1/\sigma^2 \end{bmatrix}
\begin{bmatrix}0&amp;1&amp;0\\0&amp;0&amp;1\end{bmatrix}\\
&amp;=&amp;\begin{bmatrix}0&amp;0&amp;0 \\ 0&amp; 1/\sigma^2&amp;0 \\ 0&amp;0&amp; 1/\sigma^2  \\ \end{bmatrix}\\
C_X &amp; = &amp;
\begin{bmatrix}\infty&amp;0&amp;0\\ 0&amp;\sigma^2&amp;0 \\ 0&amp;0&amp; \sigma^2\end{bmatrix}
\end{eqnarray*}§svg§600§FALSE§</svg:desc>
          <draw:polygon draw:style-name="gr7" draw:layer="layout" svg:width="15.918cm" svg:height="9.782cm" svg:x="2.288cm" svg:y="8.638cm" svg:viewBox="0 0 15919 9783" draw:points="7961,9783 0,9783 0,0 15919,0 15919,9783">
            <text:p/>
          </draw:polygon>
          <draw:path draw:style-name="gr8" draw:layer="layout" svg:width="0.839cm" svg:height="0.597cm" svg:x="2.334cm" svg:y="9.79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22cm" svg:height="0.405cm" svg:x="3.111cm" svg:y="10.09cm" svg:viewBox="0 0 523 406" svg:d="M300 178l58-56c74-74 98-98 151-100 7 0 14 0 14-12 0-8-5-10-7-10-17 0-38 2-55 2s-55-2-70-2c-5 0-12 2-12 12 0 2 0 10 10 10 5 0 19 2 19 14 0 10-10 19-14 24-5 5-82 79-104 101l-60-115c0-3-2-8-2-10 0-5 12-14 31-14 5 0 12 0 12-15 0 0 0-7-9-7-12 0-27 2-39 2s-26 0-38 0-27 0-36 0c-10-2-22-2-31-2-5 0-15 0-15 12 0 10 10 10 19 10 34 0 36 4 44 16l81 166-33 31c-10 12-39 39-48 51-72 72-99 96-152 98-7 0-14 0-14 14 0 3 2 8 7 8 19 0 39-3 55-3 12 0 27 0 36 0 10 3 24 3 34 3 2 0 12 0 12-12 0-10-7-10-10-10-7 0-19-2-19-14 0-10 7-17 22-32l120-117 72 141c2 5 2 8 2 8 0 2-9 12-31 14-5 0-12 0-12 14 0 0 0 8 10 8 12 0 26-3 40-3 12 0 27 0 39 0 9 0 24 0 33 0 10 3 24 3 34 3 2 0 12 0 12-12 0-10-7-10-17-10-36 0-38-7-43-17z">
            <text:p/>
          </draw:path>
          <draw:path draw:style-name="gr8" draw:layer="layout" svg:width="0.563cm" svg:height="0.198cm" svg:x="4.616cm" svg:y="10.056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6.344cm" svg:y="8.638cm" svg:viewBox="0 0 283 1519" draw:points="0,1519 58,1519 58,58 283,58 283,0 0,0">
            <text:p/>
          </draw:polygon>
          <draw:polygon draw:style-name="gr8" draw:layer="layout" svg:width="0.282cm" svg:height="1.518cm" svg:x="6.344cm" svg:y="10.157cm" svg:viewBox="0 0 283 1519" draw:points="0,1519 283,1519 283,1462 58,1462 58,0 0,0">
            <text:p/>
          </draw:polygon>
          <draw:path draw:style-name="gr8" draw:layer="layout" svg:width="0.357cm" svg:height="0.582cm" svg:x="6.663cm" svg:y="8.7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93cm" svg:y="8.7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6.706cm" svg:y="9.797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7.93cm" svg:y="9.797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6.663cm" svg:y="10.8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7.971cm" svg:y="10.81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82cm" svg:height="1.518cm" svg:x="8.324cm" svg:y="8.638cm" svg:viewBox="0 0 283 1519" draw:points="226,1519 283,1519 283,0 0,0 0,58 226,58">
            <text:p/>
          </draw:polygon>
          <draw:polygon draw:style-name="gr8" draw:layer="layout" svg:width="0.282cm" svg:height="1.518cm" svg:x="8.324cm" svg:y="10.157cm" svg:viewBox="0 0 283 1519" draw:points="226,1462 0,1462 0,1519 283,1519 283,0 226,0">
            <text:p/>
          </draw:polygon>
          <draw:polygon draw:style-name="gr8" draw:layer="layout" svg:width="0.222cm" svg:height="2.025cm" svg:x="9.231cm" svg:y="9.144cm" svg:viewBox="0 0 223 2026" draw:points="0,2026 223,2026 223,1980 48,1980 48,46 223,46 223,0 0,0">
            <text:p/>
          </draw:polygon>
          <draw:path draw:style-name="gr8" draw:layer="layout" svg:width="0.28cm" svg:height="0.563cm" svg:x="9.541cm" svg:y="9.291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9.932cm" svg:y="9.219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0.337cm" svg:y="9.49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0.853cm" svg:y="9.15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2.733cm" svg:y="9.29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0.155cm" svg:y="10.30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2.118cm" svg:y="10.30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2.509cm" svg:y="10.232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2.917cm" svg:y="10.5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3.431cm" svg:y="10.16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22cm" svg:height="2.025cm" svg:x="13.791cm" svg:y="9.144cm" svg:viewBox="0 0 223 2026" draw:points="178,1980 0,1980 0,2026 223,2026 223,0 0,0 0,46 178,46">
            <text:p/>
          </draw:polygon>
          <draw:polygon draw:style-name="gr8" draw:layer="layout" svg:width="0.222cm" svg:height="2.025cm" svg:x="14.576cm" svg:y="9.144cm" svg:viewBox="0 0 223 2026" draw:points="0,2026 223,2026 223,1980 48,1980 48,46 223,46 223,0 0,0">
            <text:p/>
          </draw:polygon>
          <draw:path draw:style-name="gr8" draw:layer="layout" svg:width="0.357cm" svg:height="0.582cm" svg:x="14.842cm" svg:y="9.291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6.15cm" svg:y="9.291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17.372cm" svg:y="9.291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4.842cm" svg:y="10.304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6.107cm" svg:y="10.304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7.415cm" svg:y="10.304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22cm" svg:height="2.025cm" svg:x="17.773cm" svg:y="9.144cm" svg:viewBox="0 0 223 2026" draw:points="178,1980 0,1980 0,2026 223,2026 223,0 0,0 0,46 178,46">
            <text:p/>
          </draw:polygon>
          <draw:path draw:style-name="gr8" draw:layer="layout" svg:width="0.563cm" svg:height="0.198cm" svg:x="4.616cm" svg:y="13.431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6.344cm" svg:y="12.012cm" svg:viewBox="0 0 283 1519" draw:points="0,1519 58,1519 58,58 283,58 283,0 0,0">
            <text:p/>
          </draw:polygon>
          <draw:polygon draw:style-name="gr8" draw:layer="layout" svg:width="0.282cm" svg:height="1.518cm" svg:x="6.344cm" svg:y="13.529cm" svg:viewBox="0 0 283 1519" draw:points="0,1519 283,1519 283,1462 58,1462 58,0 0,0">
            <text:p/>
          </draw:polygon>
          <draw:path draw:style-name="gr8" draw:layer="layout" svg:width="0.357cm" svg:height="0.582cm" svg:x="6.663cm" svg:y="12.1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8.586cm" svg:y="12.159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1.163cm" svg:y="12.159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6.663cm" svg:y="13.172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7.971cm" svg:y="13.172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8.362cm" svg:y="13.1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8.768cm" svg:y="13.368cm" svg:viewBox="0 0 449 374" svg:d="M408 50c10 0 41 0 41-28 0-22-17-22-34-22h-192c-129 0-223 139-223 240 0 77 50 134 127 134 101 0 214-100 214-232 0-15 0-56-27-92zM127 358c-41 0-74-32-74-94 0-24 9-94 41-144 33-60 86-70 115-70 69 0 77 56 77 82 0 38-17 108-46 154-34 48-79 72-113 72z">
            <text:p/>
          </draw:path>
          <draw:path draw:style-name="gr8" draw:layer="layout" svg:width="0.263cm" svg:height="0.393cm" svg:x="9.284cm" svg:y="13.0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1.163cm" svg:y="13.172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6.663cm" svg:y="14.182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8.586cm" svg:y="14.182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0.549cm" svg:y="14.182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0.94cm" svg:y="14.113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1.345cm" svg:y="14.381cm" svg:viewBox="0 0 449 374" svg:d="M408 48c10 0 41 0 41-29 0-19-17-19-34-19h-192c-129 0-223 139-223 240 0 77 50 134 127 134 101 0 214-100 214-232 0-15 0-56-27-94zM127 358c-41 0-74-32-74-94 0-24 9-94 41-144 33-60 86-72 115-72 69 0 77 58 77 84 0 38-17 108-46 151-34 51-79 75-113 75z">
            <text:p/>
          </draw:path>
          <draw:path draw:style-name="gr8" draw:layer="layout" svg:width="0.263cm" svg:height="0.393cm" svg:x="11.861cm" svg:y="14.04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2.214cm" svg:y="12.012cm" svg:viewBox="0 0 283 1519" draw:points="226,1519 283,1519 283,0 0,0 0,58 226,58">
            <text:p/>
          </draw:polygon>
          <draw:polygon draw:style-name="gr8" draw:layer="layout" svg:width="0.282cm" svg:height="1.518cm" svg:x="12.214cm" svg:y="13.529cm" svg:viewBox="0 0 283 1519" draw:points="226,1462 0,1462 0,1519 283,1519 283,0 226,0">
            <text:p/>
          </draw:polygon>
          <draw:path draw:style-name="gr8" draw:layer="layout" svg:width="0.601cm" svg:height="0.616cm" svg:x="2.523cm" svg:y="16.52cm" svg:viewBox="0 0 602 617" svg:d="M602 10c0-5-2-10-9-10-3 0-5 0-15 10l-57 64c-10-12-48-74-142-74-189 0-379 187-379 384 0 139 101 233 230 233 72 0 137-36 183-75 79-69 93-146 93-148 0-8-9-8-12-8-4 0-7 0-9 8-7 24-27 84-87 134-57 48-110 62-156 62-76 0-165-45-165-177 0-48 19-185 103-283 50-60 130-104 206-104 87 0 137 65 137 164 0 33-2 33-2 43 0 9 9 9 12 9 12 0 12-2 14-19z">
            <text:p/>
          </draw:path>
          <draw:path draw:style-name="gr8" draw:layer="layout" svg:width="0.522cm" svg:height="0.405cm" svg:x="3.111cm" svg:y="16.839cm" svg:viewBox="0 0 523 406" svg:d="M300 178l58-56c74-74 98-98 151-100 7 0 14 0 14-12 0-8-5-10-7-10-17 0-38 2-55 2s-55-2-70-2c-5 0-12 2-12 12 0 2 0 10 10 10 5 0 19 2 19 14 0 10-10 19-14 24-5 5-82 79-104 101l-60-115c0-3-2-8-2-10 0-5 12-14 31-14 5 0 12 0 12-15 0 0 0-7-9-7-12 0-27 2-39 2-14 0-26 0-38 0s-27 0-36 0c-10-2-22-2-31-2-5 0-12 0-12 12 0 10 7 10 16 10 34 0 36 4 44 16l81 166-33 34c-10 9-39 36-48 48-72 72-99 96-152 98-7 0-14 0-14 14 0 3 2 8 7 8 19 0 39-3 55-3 12 0 27 0 36 0 10 3 24 3 34 3 2 0 12 0 12-12 0-10-7-10-10-10-7 0-19-2-19-14 0-10 7-17 22-32l120-117 72 141c2 5 2 8 2 8 0 2-9 12-31 14-5 0-12 0-12 14 0 0 0 8 10 8 12 0 26-3 40-3 12 0 27 0 39 0 9 0 24 0 33 0 12 3 24 3 34 3 2 0 12 0 12-12 0-10-7-10-17-10-36 0-38-7-43-17z">
            <text:p/>
          </draw:path>
          <draw:path draw:style-name="gr8" draw:layer="layout" svg:width="0.563cm" svg:height="0.198cm" svg:x="4.616cm" svg:y="16.805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6.344cm" svg:y="15.387cm" svg:viewBox="0 0 283 1519" draw:points="0,1519 58,1519 58,58 283,58 283,0 0,0">
            <text:p/>
          </draw:polygon>
          <draw:polygon draw:style-name="gr8" draw:layer="layout" svg:width="0.282cm" svg:height="1.518cm" svg:x="6.344cm" svg:y="16.904cm" svg:viewBox="0 0 283 1519" draw:points="0,1519 283,1519 283,1462 58,1462 58,0 0,0">
            <text:p/>
          </draw:polygon>
          <draw:path draw:style-name="gr8" draw:layer="layout" svg:width="0.75cm" svg:height="0.383cm" svg:x="6.678cm" svg:y="15.723cm" svg:viewBox="0 0 751 384" svg:d="M384 144c-46-58-58-70-84-91-46-39-94-53-137-53-98 0-163 94-163 192s62 192 161 192c96 0 165-77 209-144 45 58 55 70 81 91 48 39 94 53 137 53 101 0 163-94 163-192s-62-192-158-192c-99 0-168 77-209 144zM406 173c33-60 96-147 192-147 91 0 136 89 136 166 0 84-57 151-132 151-48 0-86-36-105-53-19-24-41-50-91-117zM348 211c-36 60-98 147-194 147-89 0-135-89-135-166 0-82 55-151 130-151 50 0 89 36 105 53 22 24 41 50 94 117z">
            <text:p/>
          </draw:path>
          <draw:path draw:style-name="gr8" draw:layer="layout" svg:width="0.357cm" svg:height="0.582cm" svg:x="8.586cm" svg:y="15.533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0.321cm" svg:y="15.53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6.874cm" svg:y="16.54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8.35cm" svg:y="16.743cm" svg:viewBox="0 0 449 374" svg:d="M408 50c10 0 41 0 41-31 0-19-17-19-34-19h-192c-129 0-223 139-223 240 0 77 50 134 127 134 101 0 214-100 214-232 0-15 0-56-27-92zM127 358c-41 0-74-32-74-94 0-24 9-94 41-144 33-60 86-70 115-70 69 0 77 56 77 82 0 38-17 108-46 154-34 48-79 72-113 72z">
            <text:p/>
          </draw:path>
          <draw:path draw:style-name="gr8" draw:layer="layout" svg:width="0.263cm" svg:height="0.393cm" svg:x="8.866cm" svg:y="16.40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0.321cm" svg:y="16.54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6.874cm" svg:y="17.557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8.586cm" svg:y="17.557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10.086cm" svg:y="17.756cm" svg:viewBox="0 0 449 374" svg:d="M408 48c10 0 41 0 41-29 0-19-17-19-34-19h-192c-129 0-223 139-223 240 0 77 50 134 127 134 101 0 214-100 214-232 0-15 0-56-27-94zM127 358c-41 0-74-32-74-94 0-24 9-94 41-144 33-60 86-72 115-72 69 0 77 58 77 84 0 38-17 108-46 151-34 51-79 75-113 75z">
            <text:p/>
          </draw:path>
          <draw:path draw:style-name="gr8" draw:layer="layout" svg:width="0.263cm" svg:height="0.393cm" svg:x="10.599cm" svg:y="17.4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0.949cm" svg:y="15.387cm" svg:viewBox="0 0 283 1519" draw:points="226,1519 283,1519 283,0 0,0 0,58 226,58">
            <text:p/>
          </draw:polygon>
          <draw:polygon draw:style-name="gr8" draw:layer="layout" svg:width="0.282cm" svg:height="1.518cm" svg:x="10.949cm" svg:y="16.904cm" svg:viewBox="0 0 283 1519" draw:points="226,1462 0,1462 0,1519 283,1519 283,0 226,0">
            <text:p/>
          </draw:polygon>
        </draw:g>
        <draw:custom-shape draw:style-name="gr12" draw:text-style-name="P1" draw:layer="Layout" svg:width="1.524cm" svg:height="0.508cm" draw:transform="rotate (1.5707963267949) translate (14.478cm 19.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6.286cm" svg:height="12.179cm" svg:x="1.4cm" svg:y="4.914cm" presentation:class="outline" presentation:user-transformed="true">
          <draw:text-box>
            <text:list text:style-name="L1">
              <text:list-item>
                <text:p>Add a second image ray along the X axis</text:p>
              </text:list-item>
              <text:list-item>
                <text:p>Error “ellipsoid” is horizontal cylinder</text:p>
              </text:list-item>
            </text:list>
          </draw:text-box>
        </draw:frame>
        <draw:line draw:style-name="gr2" draw:text-style-name="P1" draw:layer="layout" svg:x1="12.954cm" svg:y1="18.288cm" svg:x2="27.432cm" svg:y2="18.288cm">
          <text:p/>
        </draw:line>
        <draw:line draw:style-name="gr4" draw:text-style-name="P1" draw:layer="layout" svg:x1="14.732cm" svg:y1="18.288cm" svg:x2="14.732cm" svg:y2="15.748cm">
          <text:p/>
        </draw:line>
        <draw:line draw:style-name="gr4" draw:text-style-name="P1" draw:layer="layout" svg:x1="14.732cm" svg:y1="18.288cm" svg:x2="16.51cm" svg:y2="16.764cm">
          <text:p/>
        </draw:line>
        <draw:line draw:style-name="gr13" draw:text-style-name="P1" draw:layer="layout" svg:x1="12.954cm" svg:y1="17.526cm" svg:x2="26.924cm" svg:y2="17.526cm">
          <text:p/>
        </draw:line>
        <draw:line draw:style-name="gr13" draw:text-style-name="P1" draw:layer="layout" svg:x1="12.954cm" svg:y1="19.05cm" svg:x2="26.924cm" svg:y2="19.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11.176cm" svg:height="12.179cm" svg:x="0.762cm" svg:y="4.914cm" presentation:class="outline" presentation:user-transformed="true">
          <draw:text-box>
            <text:list text:style-name="L1">
              <text:list-item>
                <text:p>Combine both rays in a MIG</text:p>
              </text:list-item>
              <text:list-item>
                <text:p>Ellipsoid shape:</text:p>
                <text:list>
                  <text:list-item>
                    <text:p>X/Z radii </text:p>
                  </text:list-item>
                  <text:list-item>
                    <text:p>Y radius </text:p>
                  </text:list-item>
                </text:list>
              </text:list-item>
            </text:list>
          </draw:text-box>
        </draw:frame>
        <draw:g>
          <svg:title>TexMaths</svg:title>
          <svg:desc>20§latex§\begin{eqnarray*}
W_{ZX}&amp;=&amp;
\begin{bmatrix}1/\sigma^2&amp;0&amp;0 \\ 0&amp; 1/\sigma^2&amp;0 \\ 0&amp;0&amp; 0 \end{bmatrix}
   +\begin{bmatrix}0&amp;0&amp;0 \\ 0&amp; 1/\sigma^2&amp;0 \\ 0&amp;0&amp; 1/\sigma^2 \end{bmatrix}\\
&amp;=&amp;\begin{bmatrix}1/\sigma^2&amp;0&amp;0 \\ 0&amp; 2/\sigma^2&amp;0 \\ 0&amp;0&amp; 1/\sigma^2 \end{bmatrix}\\
C_{ZX} &amp; = &amp;
\begin{bmatrix}\sigma^2&amp;0&amp;0\\ 0&amp;\sigma^2/2&amp;0 \\ 0&amp;0&amp; \sigma^2\end{bmatrix}
\end{eqnarray*}§svg§600§FALSE§</svg:desc>
          <draw:polygon draw:style-name="gr7" draw:layer="layout" svg:width="15.595cm" svg:height="8.151cm" svg:x="12.446cm" svg:y="4.572cm" svg:viewBox="0 0 15596 8152" draw:points="7798,8152 0,8152 0,0 15596,0 15596,8152">
            <text:p/>
          </draw:polygon>
          <draw:path draw:style-name="gr8" draw:layer="layout" svg:width="0.699cm" svg:height="0.497cm" svg:x="12.484cm" svg:y="5.53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353cm" svg:height="0.337cm" svg:x="13.146cm" svg:y="5.782cm" svg:viewBox="0 0 354 338" svg:d="M348 20c4-4 6-8 6-14s-4-6-12-6h-232c-12 0-14 0-16 10l-28 88c-2 6-2 8-2 8 0 4 2 8 8 8 8 0 8-4 10-8 24-70 62-88 126-88h88l-288 298c-4 4-8 8-8 16 0 6 4 6 14 6h238c14 0 14 0 18-10l34-110c2-6 2-8 2-8 0 0 0-8-8-8-6 0-6 2-10 14-22 68-48 102-134 102h-94z">
            <text:p/>
          </draw:path>
          <draw:path draw:style-name="gr8" draw:layer="layout" svg:width="0.435cm" svg:height="0.337cm" svg:x="13.548cm" svg:y="5.782cm" svg:viewBox="0 0 436 338" svg:d="M250 148l48-46c62-62 82-82 126-84 6 0 12 0 12-10 0-6-4-8-6-8-14 0-32 2-46 2s-46-2-58-2c-4 0-10 2-10 10 0 2 0 8 8 8 4 0 16 2 16 12 0 8-8 16-12 20s-68 66-86 84l-50-96c0-2-2-6-2-8 0-4 10-12 26-12 4 0 10 0 10-12 0 0 0-6-8-6-10 0-22 2-32 2-12 0-22 0-32 0s-22 0-30 0c-8-2-18-2-26-2-4 0-10 0-10 10 0 8 6 8 14 8 28 0 30 4 36 14l68 138-28 26c-8 10-32 32-40 42-60 60-82 80-126 82-6 0-12 0-12 12 0 2 2 6 6 6 16 0 32-2 46-2 10 0 22 0 30 0 8 2 20 2 28 2 2 0 10 0 10-10 0-8-6-8-8-8-6 0-16-2-16-12 0-8 6-14 18-26l100-98 60 118c2 4 2 6 2 6 0 2-8 10-26 12-4 0-10 0-10 12 0 0 0 6 8 6 10 0 22-2 34-2 10 0 22 0 32 0 8 0 20 0 28 0 10 2 20 2 28 2 2 0 10 0 10-10 0-8-6-8-14-8-30 0-32-6-36-14z">
            <text:p/>
          </draw:path>
          <draw:path draw:style-name="gr8" draw:layer="layout" svg:width="0.469cm" svg:height="0.165cm" svg:x="14.804cm" svg:y="5.754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16.244cm" svg:y="4.572cm" svg:viewBox="0 0 236 1266" draw:points="0,1266 48,1266 48,48 236,48 236,0 0,0">
            <text:p/>
          </draw:polygon>
          <draw:polygon draw:style-name="gr8" draw:layer="layout" svg:width="0.235cm" svg:height="1.265cm" svg:x="16.244cm" svg:y="5.838cm" svg:viewBox="0 0 236 1266" draw:points="0,1266 236,1266 236,1218 48,1218 48,0 0,0">
            <text:p/>
          </draw:polygon>
          <draw:path draw:style-name="gr8" draw:layer="layout" svg:width="0.233cm" svg:height="0.469cm" svg:x="16.546cm" svg:y="4.694cm" svg:viewBox="0 0 234 470" svg:d="M146 18c0-16 0-18-16-18-44 46-108 46-130 46v22c14 0 56 0 92-20v366c0 26-2 34-66 34h-22v22c26-2 86-2 116-2 28 0 90 0 114 2v-22h-22c-64 0-66-8-66-34z">
            <text:p/>
          </draw:path>
          <draw:path draw:style-name="gr8" draw:layer="layout" svg:width="0.275cm" svg:height="0.703cm" svg:x="16.872cm" svg:y="4.636cm" svg:viewBox="0 0 276 704" svg:d="M272 26c4-8 4-12 4-12 0-8-6-14-14-14-6 0-10 2-12 6l-246 672c-4 10-4 12-4 12 0 8 6 14 14 14 10 0 12-4 16-16z">
            <text:p/>
          </draw:path>
          <draw:path draw:style-name="gr8" draw:layer="layout" svg:width="0.373cm" svg:height="0.311cm" svg:x="17.21cm" svg:y="4.86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8" draw:layer="layout" svg:width="0.219cm" svg:height="0.327cm" svg:x="17.64cm" svg:y="4.5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297cm" svg:height="0.485cm" svg:x="19.206cm" svg:y="4.69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0.806cm" svg:y="4.694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7.058cm" svg:y="5.53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33cm" svg:height="0.469cm" svg:x="18.694cm" svg:y="5.538cm" svg:viewBox="0 0 234 470" svg:d="M146 18c0-16 0-18-16-18-44 46-108 46-130 46v22c14 0 56 0 92-20v366c0 26-2 34-66 34h-22v22c26-2 86-2 116-2 28 0 90 0 114 2v-22h-22c-64 0-66-8-66-34z">
            <text:p/>
          </draw:path>
          <draw:path draw:style-name="gr8" draw:layer="layout" svg:width="0.275cm" svg:height="0.703cm" svg:x="19.02cm" svg:y="5.478cm" svg:viewBox="0 0 276 704" svg:d="M272 26c4-8 4-12 4-12 0-8-6-14-14-14-6 0-10 2-12 6l-246 672c-4 10-4 12-4 12 0 8 6 14 14 14 10 0 12-4 16-16z">
            <text:p/>
          </draw:path>
          <draw:path draw:style-name="gr8" draw:layer="layout" svg:width="0.373cm" svg:height="0.311cm" svg:x="19.358cm" svg:y="5.702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8" draw:layer="layout" svg:width="0.219cm" svg:height="0.327cm" svg:x="19.788cm" svg:y="5.42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297cm" svg:height="0.485cm" svg:x="20.806cm" svg:y="5.538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7.058cm" svg:y="6.38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9.206cm" svg:y="6.38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0.806cm" svg:y="6.38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olygon draw:style-name="gr8" draw:layer="layout" svg:width="0.235cm" svg:height="1.265cm" svg:x="21.136cm" svg:y="4.572cm" svg:viewBox="0 0 236 1266" draw:points="188,1266 236,1266 236,0 0,0 0,48 188,48">
            <text:p/>
          </draw:polygon>
          <draw:polygon draw:style-name="gr8" draw:layer="layout" svg:width="0.235cm" svg:height="1.265cm" svg:x="21.136cm" svg:y="5.838cm" svg:viewBox="0 0 236 1266" draw:points="188,1218 0,1218 0,1266 236,1266 236,0 188,0">
            <text:p/>
          </draw:polygon>
          <draw:path draw:style-name="gr8" draw:layer="layout" svg:width="0.469cm" svg:height="0.469cm" svg:x="21.794cm" svg:y="5.604cm" svg:viewBox="0 0 470 470" svg:d="M250 250h196c10 0 24 0 24-14 0-16-14-16-24-16h-196v-196c0-10 0-24-14-24s-16 14-16 24v196h-196c-10 0-24 0-24 16 0 14 14 14 24 14h196v196c0 10 0 24 16 24 14 0 14-14 14-24z">
            <text:p/>
          </draw:path>
          <draw:polygon draw:style-name="gr8" draw:layer="layout" svg:width="0.235cm" svg:height="1.265cm" svg:x="22.686cm" svg:y="4.572cm" svg:viewBox="0 0 236 1266" draw:points="0,1266 48,1266 48,48 236,48 236,0 0,0">
            <text:p/>
          </draw:polygon>
          <draw:polygon draw:style-name="gr8" draw:layer="layout" svg:width="0.235cm" svg:height="1.265cm" svg:x="22.686cm" svg:y="5.838cm" svg:viewBox="0 0 236 1266" draw:points="0,1266 236,1266 236,1218 48,1218 48,0 0,0">
            <text:p/>
          </draw:polygon>
          <draw:path draw:style-name="gr8" draw:layer="layout" svg:width="0.297cm" svg:height="0.485cm" svg:x="22.952cm" svg:y="4.69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4.554cm" svg:y="4.694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6.702cm" svg:y="4.69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2.952cm" svg:y="5.53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33cm" svg:height="0.469cm" svg:x="24.042cm" svg:y="5.538cm" svg:viewBox="0 0 234 470" svg:d="M146 18c0-16 0-18-16-18-44 46-108 46-130 46v22c14 0 56 0 92-20v366c0 26-2 34-66 34h-22v22c26-2 86-2 116-2 28 0 90 0 114 2v-22h-22c-64 0-66-8-66-34z">
            <text:p/>
          </draw:path>
          <draw:path draw:style-name="gr8" draw:layer="layout" svg:width="0.275cm" svg:height="0.703cm" svg:x="24.368cm" svg:y="5.478cm" svg:viewBox="0 0 276 704" svg:d="M272 26c4-8 4-12 4-12 0-8-6-14-14-14-6 0-10 2-12 6l-246 672c-4 10-4 12-4 12 0 8 6 14 14 14 10 0 12-4 16-16z">
            <text:p/>
          </draw:path>
          <draw:path draw:style-name="gr8" draw:layer="layout" svg:width="0.373cm" svg:height="0.311cm" svg:x="24.706cm" svg:y="5.702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8" draw:layer="layout" svg:width="0.219cm" svg:height="0.327cm" svg:x="25.136cm" svg:y="5.42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297cm" svg:height="0.485cm" svg:x="26.702cm" svg:y="5.53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2.952cm" svg:y="6.38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4.554cm" svg:y="6.38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8" draw:layer="layout" svg:width="0.233cm" svg:height="0.469cm" svg:x="26.19cm" svg:y="6.382cm" svg:viewBox="0 0 234 470" svg:d="M146 18c0-16 0-18-16-18-44 46-108 46-130 46v22c14 0 56 0 92-20v366c0 26-2 34-66 34h-22v22c26-2 86-2 116-2 28 0 90 0 114 2v-22h-22c-64 0-66-8-66-34z">
            <text:p/>
          </draw:path>
          <draw:path draw:style-name="gr8" draw:layer="layout" svg:width="0.275cm" svg:height="0.703cm" svg:x="26.516cm" svg:y="6.322cm" svg:viewBox="0 0 276 704" svg:d="M272 26c4-8 4-12 4-12 0-8-6-14-14-14-6 0-10 2-12 6l-246 672c-4 10-4 12-4 12 0 8 6 14 14 14 10 0 12-4 16-16z">
            <text:p/>
          </draw:path>
          <draw:path draw:style-name="gr8" draw:layer="layout" svg:width="0.373cm" svg:height="0.311cm" svg:x="26.854cm" svg:y="6.546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8" draw:layer="layout" svg:width="0.219cm" svg:height="0.327cm" svg:x="27.284cm" svg:y="6.26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8" draw:layer="layout" svg:width="0.235cm" svg:height="1.265cm" svg:x="27.578cm" svg:y="4.572cm" svg:viewBox="0 0 236 1266" draw:points="188,1266 236,1266 236,0 0,0 0,48 188,48">
            <text:p/>
          </draw:polygon>
          <draw:polygon draw:style-name="gr8" draw:layer="layout" svg:width="0.235cm" svg:height="1.265cm" svg:x="27.578cm" svg:y="5.838cm" svg:viewBox="0 0 236 1266" draw:points="188,1218 0,1218 0,1266 236,1266 236,0 188,0">
            <text:p/>
          </draw:polygon>
          <draw:path draw:style-name="gr8" draw:layer="layout" svg:width="0.469cm" svg:height="0.165cm" svg:x="14.804cm" svg:y="8.566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16.244cm" svg:y="7.384cm" svg:viewBox="0 0 236 1266" draw:points="0,1266 48,1266 48,48 236,48 236,0 0,0">
            <text:p/>
          </draw:polygon>
          <draw:polygon draw:style-name="gr8" draw:layer="layout" svg:width="0.235cm" svg:height="1.265cm" svg:x="16.244cm" svg:y="8.648cm" svg:viewBox="0 0 236 1266" draw:points="0,1266 236,1266 236,1218 48,1218 48,0 0,0">
            <text:p/>
          </draw:polygon>
          <draw:path draw:style-name="gr8" draw:layer="layout" svg:width="0.233cm" svg:height="0.469cm" svg:x="16.546cm" svg:y="7.506cm" svg:viewBox="0 0 234 470" svg:d="M146 18c0-16 0-18-16-18-44 46-108 46-130 46v22c14 0 56 0 92-20v366c0 26-2 34-66 34h-22v22c26-2 86-2 116-2 28 0 90 0 114 2v-22h-22c-64 0-66-8-66-34z">
            <text:p/>
          </draw:path>
          <draw:path draw:style-name="gr8" draw:layer="layout" svg:width="0.275cm" svg:height="0.703cm" svg:x="16.872cm" svg:y="7.446cm" svg:viewBox="0 0 276 704" svg:d="M272 26c4-8 4-12 4-12 0-8-6-14-14-14-6 0-10 2-12 6l-246 672c-4 10-4 12-4 12 0 8 6 14 14 14 10 0 12-4 16-16z">
            <text:p/>
          </draw:path>
          <draw:path draw:style-name="gr8" draw:layer="layout" svg:width="0.373cm" svg:height="0.311cm" svg:x="17.21cm" svg:y="7.672cm" svg:viewBox="0 0 374 312" svg:d="M340 42c8 0 34 0 34-26 0-16-14-16-28-16h-160c-108 0-186 116-186 200 0 64 42 112 106 112 84 0 178-84 178-194 0-12 0-46-22-76zM106 298c-34 0-62-26-62-78 0-20 8-78 34-120 28-50 72-58 96-58 58 0 64 46 64 68 0 32-14 90-38 128-28 40-66 60-94 60z">
            <text:p/>
          </draw:path>
          <draw:path draw:style-name="gr8" draw:layer="layout" svg:width="0.219cm" svg:height="0.327cm" svg:x="17.64cm" svg:y="7.39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297cm" svg:height="0.485cm" svg:x="19.206cm" svg:y="7.50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1.354cm" svg:y="7.50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7.058cm" svg:y="8.3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81cm" svg:height="0.469cm" svg:x="18.666cm" svg:y="8.35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8" draw:layer="layout" svg:width="0.275cm" svg:height="0.703cm" svg:x="19.02cm" svg:y="8.29cm" svg:viewBox="0 0 276 704" svg:d="M272 26c4-8 4-12 4-12 0-8-6-14-14-14-6 0-10 2-12 6l-246 672c-4 10-4 12-4 12 0 8 6 14 14 14 10 0 12-4 16-16z">
            <text:p/>
          </draw:path>
          <draw:path draw:style-name="gr8" draw:layer="layout" svg:width="0.373cm" svg:height="0.311cm" svg:x="19.358cm" svg:y="8.514cm" svg:viewBox="0 0 374 312" svg:d="M340 42c8 0 34 0 34-24 0-18-14-18-28-18h-160c-108 0-186 116-186 200 0 64 42 112 106 112 84 0 178-84 178-194 0-12 0-46-22-76zM106 298c-34 0-62-26-62-78 0-20 8-78 34-120 28-50 72-58 96-58 58 0 64 46 64 68 0 32-14 90-38 128-28 40-66 60-94 60z">
            <text:p/>
          </draw:path>
          <draw:path draw:style-name="gr8" draw:layer="layout" svg:width="0.219cm" svg:height="0.327cm" svg:x="19.788cm" svg:y="8.23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297cm" svg:height="0.485cm" svg:x="21.354cm" svg:y="8.3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7.058cm" svg:y="9.19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9.206cm" svg:y="9.19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33cm" svg:height="0.469cm" svg:x="20.842cm" svg:y="9.192cm" svg:viewBox="0 0 234 470" svg:d="M146 18c0-16 0-18-16-18-44 46-108 46-130 46v22c14 0 56 0 92-20v366c0 26-2 34-66 34h-22v22c26-2 86-2 116-2 28 0 90 0 114 2v-22h-22c-64 0-66-8-66-34z">
            <text:p/>
          </draw:path>
          <draw:path draw:style-name="gr8" draw:layer="layout" svg:width="0.275cm" svg:height="0.703cm" svg:x="21.168cm" svg:y="9.134cm" svg:viewBox="0 0 276 704" svg:d="M272 26c4-8 4-12 4-12 0-8-6-14-14-14-6 0-10 2-12 6l-246 672c-4 10-4 12-4 12 0 8 6 14 14 14 10 0 12-4 16-16z">
            <text:p/>
          </draw:path>
          <draw:path draw:style-name="gr8" draw:layer="layout" svg:width="0.373cm" svg:height="0.311cm" svg:x="21.506cm" svg:y="9.358cm" svg:viewBox="0 0 374 312" svg:d="M340 40c8 0 34 0 34-24 0-16-14-16-28-16h-160c-108 0-186 116-186 200 0 64 42 112 106 112 84 0 178-84 178-194 0-12 0-46-22-78zM106 298c-34 0-62-26-62-78 0-20 8-78 34-120 28-50 72-60 96-60 58 0 64 48 64 70 0 32-14 90-38 126-28 42-66 62-94 62z">
            <text:p/>
          </draw:path>
          <draw:path draw:style-name="gr8" draw:layer="layout" svg:width="0.219cm" svg:height="0.327cm" svg:x="21.936cm" svg:y="9.0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8" draw:layer="layout" svg:width="0.235cm" svg:height="1.265cm" svg:x="22.23cm" svg:y="7.384cm" svg:viewBox="0 0 236 1266" draw:points="188,1266 236,1266 236,0 0,0 0,48 188,48">
            <text:p/>
          </draw:polygon>
          <draw:polygon draw:style-name="gr8" draw:layer="layout" svg:width="0.235cm" svg:height="1.265cm" svg:x="22.23cm" svg:y="8.648cm" svg:viewBox="0 0 236 1266" draw:points="188,1218 0,1218 0,1266 236,1266 236,0 188,0">
            <text:p/>
          </draw:polygon>
          <draw:path draw:style-name="gr8" draw:layer="layout" svg:width="0.501cm" svg:height="0.513cm" svg:x="12.642cm" svg:y="11.14cm" svg:viewBox="0 0 502 514" svg:d="M502 8c0-4-2-8-8-8-2 0-4 0-12 8l-48 54c-8-10-40-62-118-62-158 0-316 156-316 320 0 116 84 194 192 194 60 0 114-30 152-62 66-58 78-122 78-124 0-6-8-6-10-6-4 0-6 0-8 6-6 20-22 70-72 112-48 40-92 52-130 52-64 0-138-38-138-148 0-40 16-154 86-236 42-50 108-86 172-86 72 0 114 54 114 136 0 28-2 28-2 36s8 8 10 8c10 0 10-2 12-16z">
            <text:p/>
          </draw:path>
          <draw:path draw:style-name="gr8" draw:layer="layout" svg:width="0.353cm" svg:height="0.337cm" svg:x="13.148cm" svg:y="11.406cm" svg:viewBox="0 0 354 338" svg:d="M348 20c4-4 6-8 6-14s-4-6-12-6h-232c-12 0-14 0-16 10l-28 90c-2 4-2 6-2 6 0 4 2 8 8 8 8 0 8-4 10-8 24-70 62-88 126-88h88l-288 298c-4 4-8 8-8 16 0 6 4 6 14 6h238c14 0 14 0 18-10l34-110c2-6 2-8 2-8 0 0 0-8-8-8-6 0-6 2-10 14-22 68-48 102-134 102h-94z">
            <text:p/>
          </draw:path>
          <draw:path draw:style-name="gr8" draw:layer="layout" svg:width="0.435cm" svg:height="0.337cm" svg:x="13.548cm" svg:y="11.406cm" svg:viewBox="0 0 436 338" svg:d="M250 148l48-46c62-62 82-82 126-84 6 0 12 0 12-10 0-6-4-8-6-8-14 0-32 2-46 2s-46-2-58-2c-4 0-10 2-10 10 0 2 0 8 8 8 4 0 16 2 16 12 0 8-8 16-12 20s-68 66-86 84l-50-96c0-2-2-6-2-8 0-4 10-12 26-12 4 0 10 0 10-12 0 0 0-6-8-6-10 0-22 2-32 2s-22 0-32 0-22 0-30 0c-8-2-18-2-26-2-4 0-12 0-12 10 0 8 8 8 16 8 28 0 30 4 36 14l68 138-28 28c-8 8-32 30-40 40-60 60-82 80-126 82-6 0-12 0-12 12 0 2 2 6 6 6 16 0 32-2 46-2 10 0 22 0 30 0 8 2 20 2 28 2 2 0 10 0 10-10 0-8-6-8-8-8-6 0-16-2-16-12 0-8 6-14 18-26l100-98 60 118c2 4 2 6 2 6 0 2-8 10-26 12-4 0-10 0-10 12 0 0 0 6 8 6 10 0 22-2 34-2 10 0 22 0 32 0 8 0 20 0 28 0 8 2 20 2 28 2 2 0 10 0 10-10 0-8-6-8-14-8-30 0-32-6-36-14z">
            <text:p/>
          </draw:path>
          <draw:path draw:style-name="gr8" draw:layer="layout" svg:width="0.469cm" svg:height="0.165cm" svg:x="14.804cm" svg:y="11.378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16.244cm" svg:y="10.196cm" svg:viewBox="0 0 236 1266" draw:points="0,1266 48,1266 48,48 236,48 236,0 0,0">
            <text:p/>
          </draw:polygon>
          <draw:polygon draw:style-name="gr8" draw:layer="layout" svg:width="0.235cm" svg:height="1.265cm" svg:x="16.244cm" svg:y="11.46cm" svg:viewBox="0 0 236 1266" draw:points="0,1266 236,1266 236,1218 48,1218 48,0 0,0">
            <text:p/>
          </draw:polygon>
          <draw:path draw:style-name="gr8" draw:layer="layout" svg:width="0.373cm" svg:height="0.311cm" svg:x="16.51cm" svg:y="10.482cm" svg:viewBox="0 0 374 312" svg:d="M340 42c8 0 34 0 34-26 0-16-14-16-28-16h-160c-108 0-186 116-186 200 0 64 42 112 106 112 84 0 178-84 178-194 0-12 0-46-22-76zM106 298c-34 0-62-26-62-78 0-20 8-78 34-120 28-50 72-58 96-58 58 0 64 46 64 68 0 32-14 90-38 128-28 40-66 60-94 60z">
            <text:p/>
          </draw:path>
          <draw:path draw:style-name="gr8" draw:layer="layout" svg:width="0.219cm" svg:height="0.327cm" svg:x="16.94cm" svg:y="10.20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297cm" svg:height="0.485cm" svg:x="18.502cm" svg:y="10.318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0.298cm" svg:y="10.3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6.706cm" svg:y="11.16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373cm" svg:height="0.311cm" svg:x="17.954cm" svg:y="11.326cm" svg:viewBox="0 0 374 312" svg:d="M340 42c8 0 34 0 34-26 0-16-14-16-28-16h-160c-108 0-186 116-186 200 0 64 42 112 106 112 84 0 178-84 178-194 0-12 0-46-22-76zM106 298c-34 0-62-26-62-78 0-20 8-78 34-120 28-50 72-58 96-58 58 0 64 46 64 68 0 32-14 90-38 128-28 40-66 60-94 60z">
            <text:p/>
          </draw:path>
          <draw:path draw:style-name="gr8" draw:layer="layout" svg:width="0.219cm" svg:height="0.327cm" svg:x="18.384cm" svg:y="11.0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275cm" svg:height="0.703cm" svg:x="18.708cm" svg:y="11.102cm" svg:viewBox="0 0 276 704" svg:d="M272 26c4-8 4-12 4-12 0-8-6-14-14-14-6 0-10 2-12 6l-246 672c-4 10-4 12-4 12 0 8 6 14 14 14 10 0 12-4 16-16z">
            <text:p/>
          </draw:path>
          <draw:path draw:style-name="gr8" draw:layer="layout" svg:width="0.281cm" svg:height="0.469cm" svg:x="19.054cm" svg:y="11.16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8" draw:layer="layout" svg:width="0.297cm" svg:height="0.485cm" svg:x="20.298cm" svg:y="11.16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6.706cm" svg:y="12.00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8.502cm" svg:y="12.004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8" draw:layer="layout" svg:width="0.373cm" svg:height="0.311cm" svg:x="20.102cm" svg:y="12.17cm" svg:viewBox="0 0 374 312" svg:d="M340 40c8 0 34 0 34-24 0-16-14-16-28-16h-160c-108 0-186 116-186 200 0 64 42 112 106 112 84 0 178-84 178-194 0-12 0-46-22-78zM106 298c-34 0-62-26-62-78 0-20 8-78 34-120 28-50 72-60 96-60 58 0 64 48 64 70 0 32-14 90-38 126-28 42-66 62-94 62z">
            <text:p/>
          </draw:path>
          <draw:path draw:style-name="gr8" draw:layer="layout" svg:width="0.219cm" svg:height="0.327cm" svg:x="20.532cm" svg:y="11.8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8" draw:layer="layout" svg:width="0.235cm" svg:height="1.265cm" svg:x="20.824cm" svg:y="10.196cm" svg:viewBox="0 0 236 1266" draw:points="188,1266 236,1266 236,0 0,0 0,48 188,48">
            <text:p/>
          </draw:polygon>
          <draw:polygon draw:style-name="gr8" draw:layer="layout" svg:width="0.235cm" svg:height="1.265cm" svg:x="20.824cm" svg:y="11.46cm" svg:viewBox="0 0 236 1266" draw:points="188,1218 0,1218 0,1266 236,1266 236,0 188,0">
            <text:p/>
          </draw:polygon>
        </draw:g>
        <draw:custom-shape draw:style-name="gr14" draw:text-style-name="P1" draw:layer="Layout" svg:width="1.524cm" svg:height="0.254cm" svg:x="15.24cm" svg:y="18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002cm" svg:y1="14.478cm" svg:x2="16.002cm" svg:y2="19.812cm">
          <text:p/>
        </draw:line>
        <draw:line draw:style-name="gr15" draw:text-style-name="P1" draw:layer="layout" svg:x1="14.478cm" svg:y1="18.796cm" svg:x2="21.59cm" svg:y2="18.796cm">
          <text:p/>
        </draw:line>
        <draw:line draw:style-name="gr4" draw:text-style-name="P1" draw:layer="layout" svg:x1="16.002cm" svg:y1="18.796cm" svg:x2="17.526cm" svg:y2="17.526cm">
          <text:p/>
        </draw:line>
        <draw:custom-shape draw:style-name="gr16" draw:text-style-name="P1" draw:layer="Layout" svg:width="1.524cm" svg:height="1.524cm" svg:x="15.24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=\sigma/\sqrt{2}§svg§600§FALSE§</svg:desc>
          <draw:polygon draw:style-name="gr7" draw:layer="layout" svg:width="3.434cm" svg:height="1.147cm" svg:x="7.604cm" svg:y="11.044cm" svg:viewBox="0 0 3435 1148" draw:points="1719,1148 0,1148 0,0 3435,0 3435,1148">
            <text:p/>
          </draw:polygon>
          <draw:path draw:style-name="gr8" draw:layer="layout" svg:width="0.657cm" svg:height="0.231cm" svg:x="7.66cm" svg:y="11.5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523cm" svg:height="0.436cm" svg:x="8.676cm" svg:y="11.52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85cm" svg:height="0.985cm" svg:x="9.289cm" svg:y="11.206cm" svg:viewBox="0 0 386 986" svg:d="M381 36c5-11 5-16 5-16 0-12-8-20-19-20-9 0-14 3-17 8l-344 941c-6 14-6 17-6 17 0 11 8 20 20 20 14 0 16-6 22-23z">
            <text:p/>
          </draw:path>
          <draw:path draw:style-name="gr8" draw:layer="layout" svg:width="0.769cm" svg:height="0.985cm" svg:x="9.796cm" svg:y="11.044cm" svg:viewBox="0 0 770 986" svg:d="M311 882l-174-384c-5-14-11-14-14-14 0 0-5 0-17 9l-92 70c-14 8-14 11-14 17 0 2 3 8 11 8 6 0 23-14 34-20 5-5 19-16 31-25l193 429c8 14 14 14 22 14 14 0 17-6 25-20l448-927c6-14 6-17 6-19 0-9-8-20-20-20-8 0-14 6-22 20z">
            <text:p/>
          </draw:path>
          <draw:polygon draw:style-name="gr8" draw:layer="layout" svg:width="0.495cm" svg:height="0.041cm" svg:x="10.546cm" svg:y="11.044cm" svg:viewBox="0 0 496 42" draw:points="246,42 0,42 0,0 496,0 496,42">
            <text:p/>
          </draw:polygon>
          <draw:path draw:style-name="gr8" draw:layer="layout" svg:width="0.394cm" svg:height="0.657cm" svg:x="10.594cm" svg:y="11.2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draw:g>
          <svg:title>TexMaths</svg:title>
          <svg:desc>28§display§=\sigma§svg§600§FALSE§</svg:desc>
          <draw:polygon draw:style-name="gr7" draw:layer="layout" svg:width="1.634cm" svg:height="0.425cm" svg:x="7.621cm" svg:y="9.981cm" svg:viewBox="0 0 1635 426" draw:points="818,426 0,426 0,0 1635,0 1635,426">
            <text:p/>
          </draw:polygon>
          <draw:path draw:style-name="gr8" draw:layer="layout" svg:width="0.657cm" svg:height="0.232cm" svg:x="7.677cm" svg:y="10.042cm" svg:viewBox="0 0 658 233" svg:d="M624 39c14 0 34 0 34-19 0-20-20-20-34-20h-590c-14 0-34 0-34 20 0 19 20 19 34 19zM624 233c14 0 34 0 34-20s-20-20-34-20h-590c-14 0-34 0-34 20s20 20 34 20z">
            <text:p/>
          </draw:path>
          <draw:path draw:style-name="gr8" draw:layer="layout" svg:width="0.523cm" svg:height="0.436cm" svg:x="8.693cm" svg:y="9.978cm" svg:viewBox="0 0 524 437" svg:d="M476 59c11 0 48 0 48-37 0-22-20-22-40-22h-224c-151 0-260 162-260 280 0 90 59 157 148 157 118 0 250-118 250-272 0-17 0-64-31-106zM148 417c-47 0-86-36-86-109 0-28 11-109 47-168 39-70 101-81 135-81 81 0 89 64 89 95 0 45-19 126-53 177-39 58-92 86-132 86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custom-shape draw:style-name="gr17" draw:text-style-name="P1" draw:layer="Layout" svg:width="1.016cm" svg:height="0.508cm" svg:x="19.05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558cm" svg:y1="13.208cm" svg:x2="19.558cm" svg:y2="18.542cm">
          <text:p/>
        </draw:line>
        <draw:line draw:style-name="gr15" draw:text-style-name="P1" draw:layer="layout" svg:x1="18.034cm" svg:y1="17.526cm" svg:x2="25.146cm" svg:y2="17.526cm">
          <text:p/>
        </draw:line>
        <draw:line draw:style-name="gr15" draw:text-style-name="P1" draw:layer="layout" svg:x1="18.288cm" svg:y1="18.542cm" svg:x2="22.86cm" svg:y2="14.732cm">
          <text:p/>
        </draw:line>
        <draw:custom-shape draw:style-name="gr18" draw:text-style-name="P1" draw:layer="Layout" svg:width="1.016cm" svg:height="1.016cm" svg:x="19.05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11.43cm" svg:height="14.643cm" svg:x="0.762cm" svg:y="4.915cm" presentation:class="outline" presentation:user-transformed="true">
          <draw:text-box>
            <text:list text:style-name="L1">
              <text:list-item>
                <text:p>Add a 3<text:span text:style-name="T11">rd</text:span> ray along Y axis</text:p>
              </text:list-item>
              <text:list-item>
                <text:p>Ellipsoid is spherical</text:p>
                <text:list>
                  <text:list-item>
                    <text:p>All radii are </text:p>
                  </text:list-item>
                </text:list>
              </text:list-item>
            </text:list>
          </draw:text-box>
        </draw:frame>
        <draw:g>
          <svg:title>TexMaths</svg:title>
          <svg:desc>24§latex§\begin{eqnarray*}
W_{ZXY}&amp;=&amp;
\begin{bmatrix}2/\sigma^2&amp;0&amp;0 \\ 0&amp; 2/\sigma^2&amp;0 \\ 0&amp;0&amp; 2/\sigma^2 \end{bmatrix}\\
C_{ZXY} &amp; = &amp;
\begin{bmatrix}\sigma^2/2&amp;0&amp;0\\ 0&amp;\sigma^2/2&amp;0 \\ 0&amp;0&amp; \sigma^2/2\end{bmatrix}
\end{eqnarray*}§svg§600§FALSE§</svg:desc>
          <draw:polygon draw:style-name="gr7" draw:layer="layout" svg:width="12.837cm" svg:height="6.407cm" svg:x="14.363cm" svg:y="4.626cm" svg:viewBox="0 0 12838 6408" draw:points="6420,6408 0,6408 0,0 12838,0 12838,6408">
            <text:p/>
          </draw:polygon>
          <draw:path draw:style-name="gr8" draw:layer="layout" svg:width="0.839cm" svg:height="0.597cm" svg:x="14.409cm" svg:y="5.778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424cm" svg:height="0.405cm" svg:x="15.203cm" svg:y="6.078cm" svg:viewBox="0 0 425 406" svg:d="M418 24c4-5 7-10 7-17s-5-7-15-7h-278c-14 0-17 0-19 12l-34 106c-2 7-2 9-2 9 0 5 2 10 9 10 10 0 10-5 12-10 29-84 75-105 152-105h105l-345 357c-5 5-10 10-10 19 0 8 5 8 17 8h285c17 0 17 0 22-12l41-132c2-8 2-10 2-10 0 0 0-10-9-10-8 0-8 3-12 17-27 82-58 123-161 123h-113z">
            <text:p/>
          </draw:path>
          <draw:path draw:style-name="gr8" draw:layer="layout" svg:width="0.522cm" svg:height="0.405cm" svg:x="15.685cm" svg:y="6.078cm" svg:viewBox="0 0 523 406" svg:d="M300 178l58-56c74-74 98-98 151-100 7 0 14 0 14-12 0-8-5-10-7-10-17 0-38 2-55 2s-55-2-70-2c-5 0-12 2-12 12 0 2 0 10 10 10 5 0 19 2 19 14 0 10-10 19-14 24-5 5-82 79-104 101l-60-115c0-3-2-8-2-10 0-5 12-14 31-14 5 0 12 0 12-15 0 0 0-7-9-7-12 0-27 2-39 2s-26 0-38 0-27 0-36 0c-10-2-22-2-31-2-5 0-15 0-15 12 0 10 10 10 19 10 34 0 36 4 44 16l81 166-33 31c-10 12-39 39-48 51-72 72-99 96-152 98-7 0-14 0-14 14 0 3 2 8 7 8 19 0 39-3 55-3 12 0 27 0 36 0 10 3 24 3 34 3 2 0 12 0 12-12 0-10-7-10-10-10-7 0-19-2-19-14 0-10 7-17 22-32l120-117 72 141c2 5 2 8 2 8 0 2-9 12-31 14-5 0-12 0-12 14 0 0 0 8 10 8 12 0 26-3 40-3 12 0 27 0 39 0 9 0 24 0 33 0 10 3 24 3 34 3 2 0 12 0 12-12 0-10-7-10-17-10-36 0-38-7-43-17z">
            <text:p/>
          </draw:path>
          <draw:path draw:style-name="gr8" draw:layer="layout" svg:width="0.472cm" svg:height="0.405cm" svg:x="16.288cm" svg:y="6.078cm" svg:viewBox="0 0 473 406" svg:d="M367 72c12-12 24-24 36-31 27-17 48-19 55-19 8 0 15 0 15-15 0-2-5-7-10-7-14 0-31 2-48 2-19 0-43-2-62-2-3 0-12 0-12 12 0 10 9 10 12 10 17 0 17 7 17 12 0 4-3 9-8 14-4 5-7 10-9 12l-149 156-79-173c-5-9-5-9-5-12 0-9 29-9 34-9 7 0 14 0 14-15 0 0 0-7-10-7-16 0-60 2-79 2-14 0-53-2-67-2-5 0-12 2-12 12s7 10 17 10c33 0 36 4 41 19l93 201-26 111c-10 29-10 31-55 31-10 0-20 0-20 12 0 7 5 10 10 10 12 0 26-3 38-3 10 0 29 0 39 0 12 0 26 0 38 0s27 3 39 3c4 0 14 0 14-12 0-10-7-10-19-10-10 0-12 0-24 0-12-2-12-2-12-10 0-2 7-31 9-48 5-19 20-69 20-72 2-9 2-12 9-16z">
            <text:p/>
          </draw:path>
          <draw:path draw:style-name="gr8" draw:layer="layout" svg:width="0.563cm" svg:height="0.198cm" svg:x="17.735cm" svg:y="6.044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19.461cm" svg:y="4.626cm" svg:viewBox="0 0 283 1519" draw:points="0,1519 58,1519 58,58 283,58 283,0 0,0">
            <text:p/>
          </draw:polygon>
          <draw:polygon draw:style-name="gr8" draw:layer="layout" svg:width="0.282cm" svg:height="1.518cm" svg:x="19.461cm" svg:y="6.145cm" svg:viewBox="0 0 283 1519" draw:points="0,1519 283,1519 283,1462 58,1462 58,0 0,0">
            <text:p/>
          </draw:polygon>
          <draw:path draw:style-name="gr8" draw:layer="layout" svg:width="0.337cm" svg:height="0.563cm" svg:x="19.792cm" svg:y="4.772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0.217cm" svg:y="4.703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0.622cm" svg:y="4.97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1.138cm" svg:y="4.63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23.015cm" svg:y="4.772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5.593cm" svg:y="4.772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38cm" svg:y="5.78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37cm" svg:height="0.563cm" svg:x="22.37cm" svg:y="5.785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2.794cm" svg:y="5.713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3.2cm" svg:y="5.98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3.716cm" svg:y="5.64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25.593cm" svg:y="5.785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38cm" svg:y="6.79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3.015cm" svg:y="6.798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37cm" svg:height="0.563cm" svg:x="24.947cm" svg:y="6.79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5.372cm" svg:y="6.726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5.778cm" svg:y="6.995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6.294cm" svg:y="6.6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26.644cm" svg:y="4.626cm" svg:viewBox="0 0 283 1519" draw:points="226,1519 283,1519 283,0 0,0 0,58 226,58">
            <text:p/>
          </draw:polygon>
          <draw:polygon draw:style-name="gr8" draw:layer="layout" svg:width="0.282cm" svg:height="1.518cm" svg:x="26.644cm" svg:y="6.145cm" svg:viewBox="0 0 283 1519" draw:points="226,1462 0,1462 0,1519 283,1519 283,0 226,0">
            <text:p/>
          </draw:polygon>
          <draw:path draw:style-name="gr8" draw:layer="layout" svg:width="0.601cm" svg:height="0.616cm" svg:x="14.598cm" svg:y="9.135cm" svg:viewBox="0 0 602 617" svg:d="M602 10c0-5-2-10-9-10-3 0-5 0-15 10l-57 64c-7-12-48-74-142-74-189 0-379 187-379 384 0 139 101 233 230 233 72 0 137-36 183-75 79-69 93-146 93-148 0-8-9-8-12-8-4 0-7 0-9 8-7 24-27 84-87 134-57 48-110 62-156 62-74 0-165-45-165-177 0-48 19-185 103-283 50-60 132-104 206-104 87 0 137 65 137 164 0 33-2 33-2 43 0 9 9 9 12 9 12 0 12-2 14-19z">
            <text:p/>
          </draw:path>
          <draw:path draw:style-name="gr8" draw:layer="layout" svg:width="0.424cm" svg:height="0.405cm" svg:x="15.205cm" svg:y="9.452cm" svg:viewBox="0 0 425 406" svg:d="M418 24c4-5 7-10 7-17s-5-7-15-7h-278c-14 0-17 0-19 12l-34 108c-2 5-2 7-2 7 0 5 2 10 9 10 10 0 10-5 12-10 29-84 75-105 152-105h105l-345 357c-5 5-10 10-10 19 0 8 5 8 17 8h285c17 0 17 0 22-12l41-132c2-8 2-10 2-10 0 0 0-10-9-10-8 0-8 3-12 17-27 82-58 123-161 123h-113z">
            <text:p/>
          </draw:path>
          <draw:path draw:style-name="gr8" draw:layer="layout" svg:width="0.522cm" svg:height="0.405cm" svg:x="15.685cm" svg:y="9.452cm" svg:viewBox="0 0 523 406" svg:d="M300 178l58-56c74-74 98-98 151-100 7 0 14 0 14-12 0-8-5-10-7-10-17 0-38 2-55 2s-55-2-70-2c-5 0-12 2-12 12 0 2 0 10 10 10 5 0 19 2 19 14 0 10-10 19-14 24-5 5-82 79-104 101l-60-115c0-3-2-8-2-10 0-5 12-14 31-14 5 0 12 0 12-15 0 0 0-7-9-7-12 0-27 2-39 2-14 0-26 0-38 0s-27 0-36 0c-10-2-22-2-31-2-5 0-12 0-12 12 0 10 7 10 16 10 34 0 36 4 44 16l81 166-33 34c-10 9-39 36-48 48-72 72-99 96-152 98-7 0-14 0-14 14 0 3 2 8 7 8 19 0 39-3 55-3 12 0 27 0 36 0 10 3 24 3 34 3 2 0 12 0 12-12 0-10-7-10-10-10-7 0-19-2-19-14 0-10 7-17 22-32l120-117 72 141c2 5 2 8 2 8 0 2-9 12-31 14-5 0-12 0-12 14 0 0 0 8 10 8 12 0 26-3 40-3 12 0 27 0 39 0 9 0 24 0 33 0 12 3 24 3 34 3 2 0 12 0 12-12 0-10-7-10-17-10-36 0-38-7-43-17z">
            <text:p/>
          </draw:path>
          <draw:path draw:style-name="gr8" draw:layer="layout" svg:width="0.472cm" svg:height="0.405cm" svg:x="16.288cm" svg:y="9.452cm" svg:viewBox="0 0 473 406" svg:d="M367 72c12-12 24-24 36-31 27-17 48-19 55-19 8 0 15 0 15-15 0-2-5-7-10-7-14 0-31 2-48 2-19 0-43-2-62-2-3 0-12 0-12 12 0 10 9 10 12 10 17 0 17 7 17 12 0 4-3 9-8 14-4 5-7 10-9 14l-149 154-79-173c-5-9-5-9-5-12 0-9 29-9 34-9 7 0 14 0 14-15 0 0 0-7-10-7-16 0-60 2-79 2-14 0-53-2-67-2-5 0-12 2-12 12s7 10 17 10c33 0 36 4 43 19l91 201-26 111c-10 29-10 31-55 31-10 0-17 0-17 12 0 7 2 10 7 10 12 0 26-3 38-3 10 0 29 0 39 0 12 0 26 0 38 0s27 3 41 3c2 0 12 0 12-12 0-10-7-10-19-10-10 0-12 0-24 0-12-2-12-2-12-10 0-2 7-31 9-48 5-19 20-69 20-72 2-9 2-12 9-16z">
            <text:p/>
          </draw:path>
          <draw:path draw:style-name="gr8" draw:layer="layout" svg:width="0.563cm" svg:height="0.198cm" svg:x="17.735cm" svg:y="9.419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19.461cm" svg:y="8cm" svg:viewBox="0 0 283 1519" draw:points="0,1519 58,1519 58,58 283,58 283,0 0,0">
            <text:p/>
          </draw:polygon>
          <draw:polygon draw:style-name="gr8" draw:layer="layout" svg:width="0.282cm" svg:height="1.518cm" svg:x="19.461cm" svg:y="9.517cm" svg:viewBox="0 0 283 1519" draw:points="0,1519 283,1519 283,1462 58,1462 58,0 0,0">
            <text:p/>
          </draw:polygon>
          <draw:path draw:style-name="gr8" draw:layer="layout" svg:width="0.448cm" svg:height="0.373cm" svg:x="19.782cm" svg:y="8.346cm" svg:viewBox="0 0 449 374" svg:d="M408 50c10 0 41 0 41-31 0-19-17-19-34-19h-192c-129 0-223 139-223 240 0 77 50 134 127 134 101 0 214-100 214-232 0-15 0-56-27-92zM127 358c-41 0-74-32-74-94 0-24 9-94 38-144 36-60 89-70 118-70 69 0 77 56 77 82 0 38-17 108-46 154-34 48-79 72-113 72z">
            <text:p/>
          </draw:path>
          <draw:path draw:style-name="gr8" draw:layer="layout" svg:width="0.263cm" svg:height="0.393cm" svg:x="20.296cm" svg:y="8.0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0.685cm" svg:y="8.075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1.1cm" svg:y="8.147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57cm" svg:height="0.582cm" svg:x="23.015cm" svg:y="8.147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5.593cm" svg:y="8.147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38cm" svg:y="9.1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22.36cm" svg:y="9.356cm" svg:viewBox="0 0 449 374" svg:d="M408 50c10 0 41 0 41-28 0-22-17-22-34-22h-192c-129 0-223 139-223 240 0 77 50 134 127 134 101 0 214-100 214-232 0-15 0-56-27-92zM127 358c-41 0-74-32-74-94 0-24 9-94 41-144 33-60 86-70 115-70 69 0 77 56 77 82 0 38-17 108-46 154-34 48-79 72-113 72z">
            <text:p/>
          </draw:path>
          <draw:path draw:style-name="gr8" draw:layer="layout" svg:width="0.263cm" svg:height="0.393cm" svg:x="22.874cm" svg:y="9.023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3.262cm" svg:y="9.087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3.678cm" svg:y="9.1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57cm" svg:height="0.582cm" svg:x="25.593cm" svg:y="9.159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38cm" svg:y="10.17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3.015cm" svg:y="10.17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24.938cm" svg:y="10.369cm" svg:viewBox="0 0 449 374" svg:d="M408 48c10 0 41 0 41-29 0-19-17-19-34-19h-192c-129 0-223 139-223 240 0 77 50 134 127 134 101 0 214-100 214-232 0-15 0-56-27-94zM127 358c-41 0-74-32-74-94 0-24 9-94 41-144 33-60 86-72 115-72 69 0 77 58 77 84 0 38-17 108-46 151-34 51-79 75-113 75z">
            <text:p/>
          </draw:path>
          <draw:path draw:style-name="gr8" draw:layer="layout" svg:width="0.263cm" svg:height="0.393cm" svg:x="25.451cm" svg:y="10.0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5.84cm" svg:y="10.1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6.255cm" svg:y="10.17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olygon draw:style-name="gr8" draw:layer="layout" svg:width="0.282cm" svg:height="1.518cm" svg:x="26.644cm" svg:y="8cm" svg:viewBox="0 0 283 1519" draw:points="226,1519 283,1519 283,0 0,0 0,58 226,58">
            <text:p/>
          </draw:polygon>
          <draw:polygon draw:style-name="gr8" draw:layer="layout" svg:width="0.282cm" svg:height="1.518cm" svg:x="26.644cm" svg:y="9.517cm" svg:viewBox="0 0 283 1519" draw:points="226,1462 0,1462 0,1519 283,1519 283,0 226,0">
            <text:p/>
          </draw:polygon>
        </draw:g>
        <draw:g>
          <svg:title>TexMaths</svg:title>
          <svg:desc>28§display§\sigma/\sqrt{2}§svg§600§FALSE§</svg:desc>
          <draw:polygon draw:style-name="gr7" draw:layer="layout" svg:width="2.398cm" svg:height="1.147cm" svg:x="8.863cm" svg:y="9.652cm" svg:viewBox="0 0 2399 1148" draw:points="1201,1148 0,1148 0,0 2399,0 2399,1148">
            <text:p/>
          </draw:polygon>
          <draw:path draw:style-name="gr8" draw:layer="layout" svg:width="0.523cm" svg:height="0.436cm" svg:x="8.899cm" svg:y="10.12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85cm" svg:height="0.985cm" svg:x="9.512cm" svg:y="9.814cm" svg:viewBox="0 0 386 986" svg:d="M381 36c5-11 5-16 5-16 0-12-8-20-19-20-9 0-14 3-17 8l-344 941c-6 14-6 17-6 17 0 11 8 20 20 20 14 0 16-6 22-23z">
            <text:p/>
          </draw:path>
          <draw:path draw:style-name="gr8" draw:layer="layout" svg:width="0.769cm" svg:height="0.985cm" svg:x="10.019cm" svg:y="9.652cm" svg:viewBox="0 0 770 986" svg:d="M311 882l-174-384c-5-14-11-14-14-14 0 0-5 0-17 9l-92 70c-14 8-14 11-14 17 0 2 3 8 11 8 6 0 23-14 34-20 5-5 19-16 31-25l193 429c8 14 14 14 22 14 14 0 17-6 25-20l448-927c6-14 6-17 6-19 0-9-9-20-20-20-8 0-14 6-22 20z">
            <text:p/>
          </draw:path>
          <draw:polygon draw:style-name="gr8" draw:layer="layout" svg:width="0.495cm" svg:height="0.041cm" svg:x="10.769cm" svg:y="9.652cm" svg:viewBox="0 0 496 42" draw:points="246,42 0,42 0,0 496,0 496,42">
            <text:p/>
          </draw:polygon>
          <draw:path draw:style-name="gr8" draw:layer="layout" svg:width="0.394cm" svg:height="0.657cm" svg:x="10.817cm" svg:y="9.89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6.67cm" svg:height="14.465cm" svg:x="0.762cm" svg:y="5.093cm" presentation:class="outline" presentation:user-transformed="true">
          <draw:text-box>
            <text:list text:style-name="L1">
              <text:list-item>
                <text:p>Each additional ray reduces uncertainty two directions orthogonal to it</text:p>
                <text:list>
                  <text:list-item>
                    <text:p>Lots of near-nadir images→lots of vertical uncertainty</text:p>
                  </text:list-item>
                  <text:list-item>
                    <text:p>Near-horizontal rays all around→horizontal uncertainty</text:p>
                  </text:list-item>
                  <text:list-item>
                    <text:p>Photogrammetry is mostly overhead→generally more vertical uncertainty</text:p>
                  </text:list-item>
                </text:list>
              </text:list-item>
              <text:list-item>
                <text:p>Calculation of Cg independent of ray separation!</text:p>
                <text:list>
                  <text:list-item>
                    <text:p>Purely a function of relative geometry of rays</text:p>
                  </text:list-item>
                  <text:list-item>
                    <text:p>Refvar measures how well Cg predicts ground accuracy</text:p>
                  </text:list-item>
                </text:list>
              </text:list-item>
              <text:list-item>
                <text:p>#weights 1→2 ==&gt; var <text:span text:style-name="T12">s</text:span><text:span text:style-name="T13">2</text:span>→s<text:span text:style-name="T13">2</text:span>/2 ==&gt; sig <text:span text:style-name="T12">s</text:span>→<text:span text:style-name="T12">s</text:span>/sqrt(2)</text:p>
                <text:list>
                  <text:list-item>
                    <text:p>Law of Large Numbers/Central Limit Theorem</text:p>
                  </text:list-item>
                  <text:list-item>
                    <text:p>Average of N samples has accuracy ~ 1/sqrt(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Amplif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Start with 10 overlapping Worldview-1 images</text:p>
                <text:list>
                  <text:list-item>
                    <text:p>5 stereo pairs, gsd~0.5m</text:p>
                  </text:list-item>
                  <text:list-item>
                    <text:p>Dolloff, Settergren <text:span text:style-name="T14">tinyurl.com/MIN_ASPRS2010</text:span></text:p>
                  </text:list-item>
                  <text:list-item>
                    <text:p><text:span text:style-name="T15">Neighborhood of 36N 117.5W (footprints, point)</text:span></text:p>
                    <text:list>
                      <text:list-item>
                        <text:p><text:span text:style-name="T15">~UTM11N 455000 3984000 1700</text:span></text:p>
                      </text:list-item>
                    </text:list>
                  </text:list-item>
                  <text:list-item>
                    <text:p><text:span text:style-name="T15">Graph of 10 look vectors (labeled with image ids?)</text:span></text:p>
                  </text:list-item>
                </text:list>
              </text:list-item>
              <text:list-item>
                <text:p><text:span text:style-name="T15">Perturb adjustable parameters (pos, att, vel, etc) to obtain 99 variants per original--&gt;1000 images</text:span></text:p>
              </text:list-item>
              <text:list-item>
                <text:p><text:span text:style-name="T15">Choose ground point, project to 1000 image points</text:span></text:p>
                <text:list>
                  <text:list-item>
                    <text:p><text:span text:style-name="T15">“</text:span><text:span text:style-name="T15">Truth” = perfect 1000-image ray intersection</text:span></text:p>
                  </text:list-item>
                </text:list>
              </text:list-item>
              <text:list-item>
                <text:p><text:span text:style-name="T15">Further perturb 1000 images with controlled error per parameter</text:span></text:p>
                <text:list>
                  <text:list-item>
                    <text:p><text:span text:style-name="T15">“</text:span><text:span text:style-name="T15">Error” = 1000-image rays that don't inter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For N=4...1000</text:p>
                <text:list>
                  <text:list-item>
                    <text:p>For K=1...100</text:p>
                    <text:list>
                      <text:list-item>
                        <text:p>Randomly sample subset of N images</text:p>
                      </text:list-item>
                      <text:list-item>
                        <text:p>Compute MIG</text:p>
                        <text:list>
                          <text:list-item>
                            <text:p>MIG-truth = measured error</text:p>
                          </text:list-item>
                          <text:list-item>
                            <text:p>Output covariance = predicted erro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alyze</text:p>
                <text:list>
                  <text:list-item>
                    <text:p>Refvars~1?</text:p>
                  </text:list-item>
                  <text:list-item>
                    <text:p>Do measured errors fit predictions?</text:p>
                  </text:list-item>
                  <text:list-item>
                    <text:p><text:span text:style-name="T16">Distribution of measured errors as N grows larg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Refvars~1, clustering tighter as N+++</text:p>
              </text:list-item>
              <text:list-item>
                <text:p>Distribution of meas errors matches prediction (20%, 90%, 95%, 99% ellipsoid statistics)</text:p>
              </text:list-item>
              <text:list-item>
                <text:p>Horizontal, vertical errors decrease as N+++</text:p>
                <text:list>
                  <text:list-item>
                    <text:p>Err/sqrt(N) is line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Increased measurement error</text:p>
                <text:list>
                  <text:list-item>
                    <text:p>Refvar still ~1, still matches predictions, still ~1/sqrt(N)</text:p>
                  </text:list-item>
                  <text:list-item>
                    <text:p>Increased ground error</text:p>
                  </text:list-item>
                </text:list>
              </text:list-item>
              <text:list-item>
                <text:p>Variable sensor error (x1--&gt;x5)</text:p>
                <text:list>
                  <text:list-item>
                    <text:p>Refvar still ~1, still matches predictions, still ~1/sqrt(N)</text:p>
                  </text:list-item>
                  <text:list-item>
                    <text:p>Increased ground error</text:p>
                  </text:list-item>
                </text:list>
              </text:list-item>
              <text:list-item>
                <text:p>Half/Quarter Cones</text:p>
                <text:list>
                  <text:list-item>
                    <text:p>Refvar still ~1, still matches predictions, still ~1/sqrt(N)</text:p>
                  </text:list-item>
                  <text:list-item>
                    <text:p>Vertical error increases with decreased convergence angle</text:p>
                  </text:list-item>
                  <text:list-item>
                    <text:p>Horizontal error: half~less, but quarter~way mo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Mo images mo bet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" svg:font-family="Courier" style:font-family-generic="modern" style:font-pitch="variable"/>
    <style:font-face style:name="Liberation Sans5" svg:font-family="'Liberation Sans'" style:font-family-generic="modern" style:font-pitch="variable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06:47:08.721444529</meta:creation-date>
    <dc:date>2016-12-24T16:40:32.990974922</dc:date>
    <meta:editing-duration>PT3H45S</meta:editing-duration>
    <meta:editing-cycles>12</meta:editing-cycles>
    <meta:generator>LibreOffice/4.2.8.2$Linux_X86_64 LibreOffice_project/420m0$Build-2</meta:generator>
    <meta:document-statistic meta:object-count="1609"/>
  </office:meta>
</office:document-meta>
</file>